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03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001132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11323;</text:p>
          </table:table-cell>
          <table:table-cell table:formula="of:=CONCATENATE(&quot;update sab139.zclienA0 set CLIENAAGE = &quot;;[.B1];&quot;, CLIENARES = '&quot;;[.C1];&quot;' where CLIENACLI = &quot;;[.A1];&quot;;&quot;)" office:value-type="string" office:string-value="update sab139.zclienA0 set CLIENAAGE = ?, CLIENARES = '?' where CLIENACLI = 0011323;" calcext:value-type="string">
            <text:p>update sab139.zclienA0 set CLIENAAGE = ?, CLIENARES = '?' where CLIENACLI = 0011323;</text:p>
          </table:table-cell>
        </table:table-row>
        <table:table-row table:style-name="ro1">
          <table:table-cell office:value-type="string" calcext:value-type="string">
            <text:p>00211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1182;</text:p>
          </table:table-cell>
          <table:table-cell table:formula="of:=CONCATENATE(&quot;update sab139.zclienA0 set CLIENAAGE = &quot;;[.B2];&quot;, CLIENARES = '&quot;;[.C2];&quot;' where CLIENACLI = &quot;;[.A2];&quot;;&quot;)" office:value-type="string" office:string-value="update sab139.zclienA0 set CLIENAAGE = ?, CLIENARES = '?' where CLIENACLI = 0021182;" calcext:value-type="string">
            <text:p>update sab139.zclienA0 set CLIENAAGE = ?, CLIENARES = '?' where CLIENACLI = 0021182;</text:p>
          </table:table-cell>
        </table:table-row>
        <table:table-row table:style-name="ro1">
          <table:table-cell office:value-type="string" calcext:value-type="string">
            <text:p>00227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733;</text:p>
          </table:table-cell>
          <table:table-cell table:formula="of:=CONCATENATE(&quot;update sab139.zclienA0 set CLIENAAGE = &quot;;[.B3];&quot;, CLIENARES = '&quot;;[.C3];&quot;' where CLIENACLI = &quot;;[.A3];&quot;;&quot;)" office:value-type="string" office:string-value="update sab139.zclienA0 set CLIENAAGE = ?, CLIENARES = '?' where CLIENACLI = 0022733;" calcext:value-type="string">
            <text:p>update sab139.zclienA0 set CLIENAAGE = ?, CLIENARES = '?' where CLIENACLI = 0022733;</text:p>
          </table:table-cell>
        </table:table-row>
        <table:table-row table:style-name="ro1">
          <table:table-cell office:value-type="string" calcext:value-type="string">
            <text:p>002276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763;</text:p>
          </table:table-cell>
          <table:table-cell table:formula="of:=CONCATENATE(&quot;update sab139.zclienA0 set CLIENAAGE = &quot;;[.B4];&quot;, CLIENARES = '&quot;;[.C4];&quot;' where CLIENACLI = &quot;;[.A4];&quot;;&quot;)" office:value-type="string" office:string-value="update sab139.zclienA0 set CLIENAAGE = ?, CLIENARES = '?' where CLIENACLI = 0022763;" calcext:value-type="string">
            <text:p>update sab139.zclienA0 set CLIENAAGE = ?, CLIENARES = '?' where CLIENACLI = 0022763;</text:p>
          </table:table-cell>
        </table:table-row>
        <table:table-row table:style-name="ro1">
          <table:table-cell office:value-type="string" calcext:value-type="string">
            <text:p>00227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787;</text:p>
          </table:table-cell>
          <table:table-cell table:formula="of:=CONCATENATE(&quot;update sab139.zclienA0 set CLIENAAGE = &quot;;[.B5];&quot;, CLIENARES = '&quot;;[.C5];&quot;' where CLIENACLI = &quot;;[.A5];&quot;;&quot;)" office:value-type="string" office:string-value="update sab139.zclienA0 set CLIENAAGE = ?, CLIENARES = '?' where CLIENACLI = 0022787;" calcext:value-type="string">
            <text:p>update sab139.zclienA0 set CLIENAAGE = ?, CLIENARES = '?' where CLIENACLI = 0022787;</text:p>
          </table:table-cell>
        </table:table-row>
        <table:table-row table:style-name="ro1">
          <table:table-cell office:value-type="string" calcext:value-type="string">
            <text:p>00228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800;</text:p>
          </table:table-cell>
          <table:table-cell table:formula="of:=CONCATENATE(&quot;update sab139.zclienA0 set CLIENAAGE = &quot;;[.B6];&quot;, CLIENARES = '&quot;;[.C6];&quot;' where CLIENACLI = &quot;;[.A6];&quot;;&quot;)" office:value-type="string" office:string-value="update sab139.zclienA0 set CLIENAAGE = ?, CLIENARES = '?' where CLIENACLI = 0022800;" calcext:value-type="string">
            <text:p>update sab139.zclienA0 set CLIENAAGE = ?, CLIENARES = '?' where CLIENACLI = 0022800;</text:p>
          </table:table-cell>
        </table:table-row>
        <table:table-row table:style-name="ro1">
          <table:table-cell office:value-type="string" calcext:value-type="string">
            <text:p>00228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811;</text:p>
          </table:table-cell>
          <table:table-cell table:formula="of:=CONCATENATE(&quot;update sab139.zclienA0 set CLIENAAGE = &quot;;[.B7];&quot;, CLIENARES = '&quot;;[.C7];&quot;' where CLIENACLI = &quot;;[.A7];&quot;;&quot;)" office:value-type="string" office:string-value="update sab139.zclienA0 set CLIENAAGE = ?, CLIENARES = '?' where CLIENACLI = 0022811;" calcext:value-type="string">
            <text:p>update sab139.zclienA0 set CLIENAAGE = ?, CLIENARES = '?' where CLIENACLI = 0022811;</text:p>
          </table:table-cell>
        </table:table-row>
        <table:table-row table:style-name="ro1">
          <table:table-cell office:value-type="string" calcext:value-type="string">
            <text:p>002287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870;</text:p>
          </table:table-cell>
          <table:table-cell table:formula="of:=CONCATENATE(&quot;update sab139.zclienA0 set CLIENAAGE = &quot;;[.B8];&quot;, CLIENARES = '&quot;;[.C8];&quot;' where CLIENACLI = &quot;;[.A8];&quot;;&quot;)" office:value-type="string" office:string-value="update sab139.zclienA0 set CLIENAAGE = ?, CLIENARES = '?' where CLIENACLI = 0022870;" calcext:value-type="string">
            <text:p>update sab139.zclienA0 set CLIENAAGE = ?, CLIENARES = '?' where CLIENACLI = 0022870;</text:p>
          </table:table-cell>
        </table:table-row>
        <table:table-row table:style-name="ro1">
          <table:table-cell office:value-type="string" calcext:value-type="string">
            <text:p>00229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949;</text:p>
          </table:table-cell>
          <table:table-cell table:formula="of:=CONCATENATE(&quot;update sab139.zclienA0 set CLIENAAGE = &quot;;[.B9];&quot;, CLIENARES = '&quot;;[.C9];&quot;' where CLIENACLI = &quot;;[.A9];&quot;;&quot;)" office:value-type="string" office:string-value="update sab139.zclienA0 set CLIENAAGE = ?, CLIENARES = '?' where CLIENACLI = 0022949;" calcext:value-type="string">
            <text:p>update sab139.zclienA0 set CLIENAAGE = ?, CLIENARES = '?' where CLIENACLI = 0022949;</text:p>
          </table:table-cell>
        </table:table-row>
        <table:table-row table:style-name="ro1">
          <table:table-cell office:value-type="string" calcext:value-type="string">
            <text:p>00229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2968;</text:p>
          </table:table-cell>
          <table:table-cell table:formula="of:=CONCATENATE(&quot;update sab139.zclienA0 set CLIENAAGE = &quot;;[.B10];&quot;, CLIENARES = '&quot;;[.C10];&quot;' where CLIENACLI = &quot;;[.A10];&quot;;&quot;)" office:value-type="string" office:string-value="update sab139.zclienA0 set CLIENAAGE = ?, CLIENARES = '?' where CLIENACLI = 0022968;" calcext:value-type="string">
            <text:p>update sab139.zclienA0 set CLIENAAGE = ?, CLIENARES = '?' where CLIENACLI = 0022968;</text:p>
          </table:table-cell>
        </table:table-row>
        <table:table-row table:style-name="ro1">
          <table:table-cell office:value-type="string" calcext:value-type="string">
            <text:p>002308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3084;</text:p>
          </table:table-cell>
          <table:table-cell table:formula="of:=CONCATENATE(&quot;update sab139.zclienA0 set CLIENAAGE = &quot;;[.B11];&quot;, CLIENARES = '&quot;;[.C11];&quot;' where CLIENACLI = &quot;;[.A11];&quot;;&quot;)" office:value-type="string" office:string-value="update sab139.zclienA0 set CLIENAAGE = ?, CLIENARES = '?' where CLIENACLI = 0023084;" calcext:value-type="string">
            <text:p>update sab139.zclienA0 set CLIENAAGE = ?, CLIENARES = '?' where CLIENACLI = 0023084;</text:p>
          </table:table-cell>
        </table:table-row>
        <table:table-row table:style-name="ro1">
          <table:table-cell office:value-type="string" calcext:value-type="string">
            <text:p>00232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23258;</text:p>
          </table:table-cell>
          <table:table-cell table:formula="of:=CONCATENATE(&quot;update sab139.zclienA0 set CLIENAAGE = &quot;;[.B12];&quot;, CLIENARES = '&quot;;[.C12];&quot;' where CLIENACLI = &quot;;[.A12];&quot;;&quot;)" office:value-type="string" office:string-value="update sab139.zclienA0 set CLIENAAGE = ?, CLIENARES = '?' where CLIENACLI = 0023258;" calcext:value-type="string">
            <text:p>update sab139.zclienA0 set CLIENAAGE = ?, CLIENARES = '?' where CLIENACLI = 0023258;</text:p>
          </table:table-cell>
        </table:table-row>
        <table:table-row table:style-name="ro1">
          <table:table-cell office:value-type="string" calcext:value-type="string">
            <text:p>006872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68729;</text:p>
          </table:table-cell>
          <table:table-cell table:formula="of:=CONCATENATE(&quot;update sab139.zclienA0 set CLIENAAGE = &quot;;[.B13];&quot;, CLIENARES = '&quot;;[.C13];&quot;' where CLIENACLI = &quot;;[.A13];&quot;;&quot;)" office:value-type="string" office:string-value="update sab139.zclienA0 set CLIENAAGE = ?, CLIENARES = '?' where CLIENACLI = 0068729;" calcext:value-type="string">
            <text:p>update sab139.zclienA0 set CLIENAAGE = ?, CLIENARES = '?' where CLIENACLI = 0068729;</text:p>
          </table:table-cell>
        </table:table-row>
        <table:table-row table:style-name="ro1">
          <table:table-cell office:value-type="string" calcext:value-type="string">
            <text:p>007717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77177;</text:p>
          </table:table-cell>
          <table:table-cell table:formula="of:=CONCATENATE(&quot;update sab139.zclienA0 set CLIENAAGE = &quot;;[.B14];&quot;, CLIENARES = '&quot;;[.C14];&quot;' where CLIENACLI = &quot;;[.A14];&quot;;&quot;)" office:value-type="string" office:string-value="update sab139.zclienA0 set CLIENAAGE = ?, CLIENARES = '?' where CLIENACLI = 0077177;" calcext:value-type="string">
            <text:p>update sab139.zclienA0 set CLIENAAGE = ?, CLIENARES = '?' where CLIENACLI = 0077177;</text:p>
          </table:table-cell>
        </table:table-row>
        <table:table-row table:style-name="ro1">
          <table:table-cell office:value-type="string" calcext:value-type="string">
            <text:p>00797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79725;</text:p>
          </table:table-cell>
          <table:table-cell table:formula="of:=CONCATENATE(&quot;update sab139.zclienA0 set CLIENAAGE = &quot;;[.B15];&quot;, CLIENARES = '&quot;;[.C15];&quot;' where CLIENACLI = &quot;;[.A15];&quot;;&quot;)" office:value-type="string" office:string-value="update sab139.zclienA0 set CLIENAAGE = ?, CLIENARES = '?' where CLIENACLI = 0079725;" calcext:value-type="string">
            <text:p>update sab139.zclienA0 set CLIENAAGE = ?, CLIENARES = '?' where CLIENACLI = 0079725;</text:p>
          </table:table-cell>
        </table:table-row>
        <table:table-row table:style-name="ro1">
          <table:table-cell office:value-type="string" calcext:value-type="string">
            <text:p>009260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092602;</text:p>
          </table:table-cell>
          <table:table-cell table:formula="of:=CONCATENATE(&quot;update sab139.zclienA0 set CLIENAAGE = &quot;;[.B16];&quot;, CLIENARES = '&quot;;[.C16];&quot;' where CLIENACLI = &quot;;[.A16];&quot;;&quot;)" office:value-type="string" office:string-value="update sab139.zclienA0 set CLIENAAGE = ?, CLIENARES = '?' where CLIENACLI = 0092602;" calcext:value-type="string">
            <text:p>update sab139.zclienA0 set CLIENAAGE = ?, CLIENARES = '?' where CLIENACLI = 0092602;</text:p>
          </table:table-cell>
        </table:table-row>
        <table:table-row table:style-name="ro1">
          <table:table-cell office:value-type="string" calcext:value-type="string">
            <text:p>010528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05286;</text:p>
          </table:table-cell>
          <table:table-cell table:formula="of:=CONCATENATE(&quot;update sab139.zclienA0 set CLIENAAGE = &quot;;[.B17];&quot;, CLIENARES = '&quot;;[.C17];&quot;' where CLIENACLI = &quot;;[.A17];&quot;;&quot;)" office:value-type="string" office:string-value="update sab139.zclienA0 set CLIENAAGE = ?, CLIENARES = '?' where CLIENACLI = 0105286;" calcext:value-type="string">
            <text:p>update sab139.zclienA0 set CLIENAAGE = ?, CLIENARES = '?' where CLIENACLI = 0105286;</text:p>
          </table:table-cell>
        </table:table-row>
        <table:table-row table:style-name="ro1">
          <table:table-cell office:value-type="string" calcext:value-type="string">
            <text:p>011167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11678;</text:p>
          </table:table-cell>
          <table:table-cell table:formula="of:=CONCATENATE(&quot;update sab139.zclienA0 set CLIENAAGE = &quot;;[.B18];&quot;, CLIENARES = '&quot;;[.C18];&quot;' where CLIENACLI = &quot;;[.A18];&quot;;&quot;)" office:value-type="string" office:string-value="update sab139.zclienA0 set CLIENAAGE = ?, CLIENARES = '?' where CLIENACLI = 0111678;" calcext:value-type="string">
            <text:p>update sab139.zclienA0 set CLIENAAGE = ?, CLIENARES = '?' where CLIENACLI = 0111678;</text:p>
          </table:table-cell>
        </table:table-row>
        <table:table-row table:style-name="ro1">
          <table:table-cell office:value-type="string" calcext:value-type="string">
            <text:p>01118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11832;</text:p>
          </table:table-cell>
          <table:table-cell table:formula="of:=CONCATENATE(&quot;update sab139.zclienA0 set CLIENAAGE = &quot;;[.B19];&quot;, CLIENARES = '&quot;;[.C19];&quot;' where CLIENACLI = &quot;;[.A19];&quot;;&quot;)" office:value-type="string" office:string-value="update sab139.zclienA0 set CLIENAAGE = ?, CLIENARES = '?' where CLIENACLI = 0111832;" calcext:value-type="string">
            <text:p>update sab139.zclienA0 set CLIENAAGE = ?, CLIENARES = '?' where CLIENACLI = 0111832;</text:p>
          </table:table-cell>
        </table:table-row>
        <table:table-row table:style-name="ro1">
          <table:table-cell office:value-type="string" calcext:value-type="string">
            <text:p>011440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14407;</text:p>
          </table:table-cell>
          <table:table-cell table:formula="of:=CONCATENATE(&quot;update sab139.zclienA0 set CLIENAAGE = &quot;;[.B20];&quot;, CLIENARES = '&quot;;[.C20];&quot;' where CLIENACLI = &quot;;[.A20];&quot;;&quot;)" office:value-type="string" office:string-value="update sab139.zclienA0 set CLIENAAGE = ?, CLIENARES = '?' where CLIENACLI = 0114407;" calcext:value-type="string">
            <text:p>update sab139.zclienA0 set CLIENAAGE = ?, CLIENARES = '?' where CLIENACLI = 0114407;</text:p>
          </table:table-cell>
        </table:table-row>
        <table:table-row table:style-name="ro1">
          <table:table-cell office:value-type="string" calcext:value-type="string">
            <text:p>011929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19294;</text:p>
          </table:table-cell>
          <table:table-cell table:formula="of:=CONCATENATE(&quot;update sab139.zclienA0 set CLIENAAGE = &quot;;[.B21];&quot;, CLIENARES = '&quot;;[.C21];&quot;' where CLIENACLI = &quot;;[.A21];&quot;;&quot;)" office:value-type="string" office:string-value="update sab139.zclienA0 set CLIENAAGE = ?, CLIENARES = '?' where CLIENACLI = 0119294;" calcext:value-type="string">
            <text:p>update sab139.zclienA0 set CLIENAAGE = ?, CLIENARES = '?' where CLIENACLI = 0119294;</text:p>
          </table:table-cell>
        </table:table-row>
        <table:table-row table:style-name="ro1">
          <table:table-cell office:value-type="string" calcext:value-type="string">
            <text:p>01232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23258;</text:p>
          </table:table-cell>
          <table:table-cell table:formula="of:=CONCATENATE(&quot;update sab139.zclienA0 set CLIENAAGE = &quot;;[.B22];&quot;, CLIENARES = '&quot;;[.C22];&quot;' where CLIENACLI = &quot;;[.A22];&quot;;&quot;)" office:value-type="string" office:string-value="update sab139.zclienA0 set CLIENAAGE = ?, CLIENARES = '?' where CLIENACLI = 0123258;" calcext:value-type="string">
            <text:p>update sab139.zclienA0 set CLIENAAGE = ?, CLIENARES = '?' where CLIENACLI = 0123258;</text:p>
          </table:table-cell>
        </table:table-row>
        <table:table-row table:style-name="ro1">
          <table:table-cell office:value-type="string" calcext:value-type="string">
            <text:p>012741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27414;</text:p>
          </table:table-cell>
          <table:table-cell table:formula="of:=CONCATENATE(&quot;update sab139.zclienA0 set CLIENAAGE = &quot;;[.B23];&quot;, CLIENARES = '&quot;;[.C23];&quot;' where CLIENACLI = &quot;;[.A23];&quot;;&quot;)" office:value-type="string" office:string-value="update sab139.zclienA0 set CLIENAAGE = ?, CLIENARES = '?' where CLIENACLI = 0127414;" calcext:value-type="string">
            <text:p>update sab139.zclienA0 set CLIENAAGE = ?, CLIENARES = '?' where CLIENACLI = 0127414;</text:p>
          </table:table-cell>
        </table:table-row>
        <table:table-row table:style-name="ro1">
          <table:table-cell office:value-type="string" calcext:value-type="string">
            <text:p>012807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28078;</text:p>
          </table:table-cell>
          <table:table-cell table:formula="of:=CONCATENATE(&quot;update sab139.zclienA0 set CLIENAAGE = &quot;;[.B24];&quot;, CLIENARES = '&quot;;[.C24];&quot;' where CLIENACLI = &quot;;[.A24];&quot;;&quot;)" office:value-type="string" office:string-value="update sab139.zclienA0 set CLIENAAGE = ?, CLIENARES = '?' where CLIENACLI = 0128078;" calcext:value-type="string">
            <text:p>update sab139.zclienA0 set CLIENAAGE = ?, CLIENARES = '?' where CLIENACLI = 0128078;</text:p>
          </table:table-cell>
        </table:table-row>
        <table:table-row table:style-name="ro1">
          <table:table-cell office:value-type="string" calcext:value-type="string">
            <text:p>012966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2000, CLIENARES = '?' where CLIENACLI = 0129660;</text:p>
          </table:table-cell>
          <table:table-cell table:formula="of:=CONCATENATE(&quot;update sab139.zclienA0 set CLIENAAGE = &quot;;[.B25];&quot;, CLIENARES = '&quot;;[.C25];&quot;' where CLIENACLI = &quot;;[.A25];&quot;;&quot;)" office:value-type="string" office:string-value="update sab139.zclienA0 set CLIENAAGE = 2000, CLIENARES = '?' where CLIENACLI = 0129660;" calcext:value-type="string">
            <text:p>update sab139.zclienA0 set CLIENAAGE = 2000, CLIENARES = '?' where CLIENACLI = 0129660;</text:p>
          </table:table-cell>
        </table:table-row>
        <table:table-row table:style-name="ro1">
          <table:table-cell office:value-type="string" calcext:value-type="string">
            <text:p>01341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34139;</text:p>
          </table:table-cell>
          <table:table-cell table:formula="of:=CONCATENATE(&quot;update sab139.zclienA0 set CLIENAAGE = &quot;;[.B26];&quot;, CLIENARES = '&quot;;[.C26];&quot;' where CLIENACLI = &quot;;[.A26];&quot;;&quot;)" office:value-type="string" office:string-value="update sab139.zclienA0 set CLIENAAGE = ?, CLIENARES = '?' where CLIENACLI = 0134139;" calcext:value-type="string">
            <text:p>update sab139.zclienA0 set CLIENAAGE = ?, CLIENARES = '?' where CLIENACLI = 0134139;</text:p>
          </table:table-cell>
        </table:table-row>
        <table:table-row table:style-name="ro1">
          <table:table-cell office:value-type="string" calcext:value-type="string">
            <text:p>013416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34164;</text:p>
          </table:table-cell>
          <table:table-cell table:formula="of:=CONCATENATE(&quot;update sab139.zclienA0 set CLIENAAGE = &quot;;[.B27];&quot;, CLIENARES = '&quot;;[.C27];&quot;' where CLIENACLI = &quot;;[.A27];&quot;;&quot;)" office:value-type="string" office:string-value="update sab139.zclienA0 set CLIENAAGE = ?, CLIENARES = '?' where CLIENACLI = 0134164;" calcext:value-type="string">
            <text:p>update sab139.zclienA0 set CLIENAAGE = ?, CLIENARES = '?' where CLIENACLI = 0134164;</text:p>
          </table:table-cell>
        </table:table-row>
        <table:table-row table:style-name="ro1">
          <table:table-cell office:value-type="string" calcext:value-type="string">
            <text:p>013621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36216;</text:p>
          </table:table-cell>
          <table:table-cell table:formula="of:=CONCATENATE(&quot;update sab139.zclienA0 set CLIENAAGE = &quot;;[.B28];&quot;, CLIENARES = '&quot;;[.C28];&quot;' where CLIENACLI = &quot;;[.A28];&quot;;&quot;)" office:value-type="string" office:string-value="update sab139.zclienA0 set CLIENAAGE = ?, CLIENARES = '?' where CLIENACLI = 0136216;" calcext:value-type="string">
            <text:p>update sab139.zclienA0 set CLIENAAGE = ?, CLIENARES = '?' where CLIENACLI = 0136216;</text:p>
          </table:table-cell>
        </table:table-row>
        <table:table-row table:style-name="ro1">
          <table:table-cell office:value-type="string" calcext:value-type="string">
            <text:p>014026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40267;</text:p>
          </table:table-cell>
          <table:table-cell table:formula="of:=CONCATENATE(&quot;update sab139.zclienA0 set CLIENAAGE = &quot;;[.B29];&quot;, CLIENARES = '&quot;;[.C29];&quot;' where CLIENACLI = &quot;;[.A29];&quot;;&quot;)" office:value-type="string" office:string-value="update sab139.zclienA0 set CLIENAAGE = ?, CLIENARES = '?' where CLIENACLI = 0140267;" calcext:value-type="string">
            <text:p>update sab139.zclienA0 set CLIENAAGE = ?, CLIENARES = '?' where CLIENACLI = 0140267;</text:p>
          </table:table-cell>
        </table:table-row>
        <table:table-row table:style-name="ro1">
          <table:table-cell office:value-type="string" calcext:value-type="string">
            <text:p>014369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43692;</text:p>
          </table:table-cell>
          <table:table-cell table:formula="of:=CONCATENATE(&quot;update sab139.zclienA0 set CLIENAAGE = &quot;;[.B30];&quot;, CLIENARES = '&quot;;[.C30];&quot;' where CLIENACLI = &quot;;[.A30];&quot;;&quot;)" office:value-type="string" office:string-value="update sab139.zclienA0 set CLIENAAGE = ?, CLIENARES = '?' where CLIENACLI = 0143692;" calcext:value-type="string">
            <text:p>update sab139.zclienA0 set CLIENAAGE = ?, CLIENARES = '?' where CLIENACLI = 0143692;</text:p>
          </table:table-cell>
        </table:table-row>
        <table:table-row table:style-name="ro1">
          <table:table-cell office:value-type="string" calcext:value-type="string">
            <text:p>014810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48107;</text:p>
          </table:table-cell>
          <table:table-cell table:formula="of:=CONCATENATE(&quot;update sab139.zclienA0 set CLIENAAGE = &quot;;[.B31];&quot;, CLIENARES = '&quot;;[.C31];&quot;' where CLIENACLI = &quot;;[.A31];&quot;;&quot;)" office:value-type="string" office:string-value="update sab139.zclienA0 set CLIENAAGE = ?, CLIENARES = '?' where CLIENACLI = 0148107;" calcext:value-type="string">
            <text:p>update sab139.zclienA0 set CLIENAAGE = ?, CLIENARES = '?' where CLIENACLI = 0148107;</text:p>
          </table:table-cell>
        </table:table-row>
        <table:table-row table:style-name="ro1">
          <table:table-cell office:value-type="string" calcext:value-type="string">
            <text:p>01510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51055;</text:p>
          </table:table-cell>
          <table:table-cell table:formula="of:=CONCATENATE(&quot;update sab139.zclienA0 set CLIENAAGE = &quot;;[.B32];&quot;, CLIENARES = '&quot;;[.C32];&quot;' where CLIENACLI = &quot;;[.A32];&quot;;&quot;)" office:value-type="string" office:string-value="update sab139.zclienA0 set CLIENAAGE = ?, CLIENARES = '?' where CLIENACLI = 0151055;" calcext:value-type="string">
            <text:p>update sab139.zclienA0 set CLIENAAGE = ?, CLIENARES = '?' where CLIENACLI = 0151055;</text:p>
          </table:table-cell>
        </table:table-row>
        <table:table-row table:style-name="ro1">
          <table:table-cell office:value-type="string" calcext:value-type="string">
            <text:p>01541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54158;</text:p>
          </table:table-cell>
          <table:table-cell table:formula="of:=CONCATENATE(&quot;update sab139.zclienA0 set CLIENAAGE = &quot;;[.B33];&quot;, CLIENARES = '&quot;;[.C33];&quot;' where CLIENACLI = &quot;;[.A33];&quot;;&quot;)" office:value-type="string" office:string-value="update sab139.zclienA0 set CLIENAAGE = ?, CLIENARES = '?' where CLIENACLI = 0154158;" calcext:value-type="string">
            <text:p>update sab139.zclienA0 set CLIENAAGE = ?, CLIENARES = '?' where CLIENACLI = 0154158;</text:p>
          </table:table-cell>
        </table:table-row>
        <table:table-row table:style-name="ro1">
          <table:table-cell office:value-type="string" calcext:value-type="string">
            <text:p>01555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55572;</text:p>
          </table:table-cell>
          <table:table-cell table:formula="of:=CONCATENATE(&quot;update sab139.zclienA0 set CLIENAAGE = &quot;;[.B34];&quot;, CLIENARES = '&quot;;[.C34];&quot;' where CLIENACLI = &quot;;[.A34];&quot;;&quot;)" office:value-type="string" office:string-value="update sab139.zclienA0 set CLIENAAGE = ?, CLIENARES = '?' where CLIENACLI = 0155572;" calcext:value-type="string">
            <text:p>update sab139.zclienA0 set CLIENAAGE = ?, CLIENARES = '?' where CLIENACLI = 0155572;</text:p>
          </table:table-cell>
        </table:table-row>
        <table:table-row table:style-name="ro1">
          <table:table-cell office:value-type="string" calcext:value-type="string">
            <text:p>01661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66159;</text:p>
          </table:table-cell>
          <table:table-cell table:formula="of:=CONCATENATE(&quot;update sab139.zclienA0 set CLIENAAGE = &quot;;[.B35];&quot;, CLIENARES = '&quot;;[.C35];&quot;' where CLIENACLI = &quot;;[.A35];&quot;;&quot;)" office:value-type="string" office:string-value="update sab139.zclienA0 set CLIENAAGE = ?, CLIENARES = '?' where CLIENACLI = 0166159;" calcext:value-type="string">
            <text:p>update sab139.zclienA0 set CLIENAAGE = ?, CLIENARES = '?' where CLIENACLI = 0166159;</text:p>
          </table:table-cell>
        </table:table-row>
        <table:table-row table:style-name="ro1">
          <table:table-cell office:value-type="string" calcext:value-type="string">
            <text:p>01671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67147;</text:p>
          </table:table-cell>
          <table:table-cell table:formula="of:=CONCATENATE(&quot;update sab139.zclienA0 set CLIENAAGE = &quot;;[.B36];&quot;, CLIENARES = '&quot;;[.C36];&quot;' where CLIENACLI = &quot;;[.A36];&quot;;&quot;)" office:value-type="string" office:string-value="update sab139.zclienA0 set CLIENAAGE = ?, CLIENARES = '?' where CLIENACLI = 0167147;" calcext:value-type="string">
            <text:p>update sab139.zclienA0 set CLIENAAGE = ?, CLIENARES = '?' where CLIENACLI = 0167147;</text:p>
          </table:table-cell>
        </table:table-row>
        <table:table-row table:style-name="ro1">
          <table:table-cell office:value-type="string" calcext:value-type="string">
            <text:p>016838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68388;</text:p>
          </table:table-cell>
          <table:table-cell table:formula="of:=CONCATENATE(&quot;update sab139.zclienA0 set CLIENAAGE = &quot;;[.B37];&quot;, CLIENARES = '&quot;;[.C37];&quot;' where CLIENACLI = &quot;;[.A37];&quot;;&quot;)" office:value-type="string" office:string-value="update sab139.zclienA0 set CLIENAAGE = ?, CLIENARES = '?' where CLIENACLI = 0168388;" calcext:value-type="string">
            <text:p>update sab139.zclienA0 set CLIENAAGE = ?, CLIENARES = '?' where CLIENACLI = 0168388;</text:p>
          </table:table-cell>
        </table:table-row>
        <table:table-row table:style-name="ro1">
          <table:table-cell office:value-type="string" calcext:value-type="string">
            <text:p>017189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71894;</text:p>
          </table:table-cell>
          <table:table-cell table:formula="of:=CONCATENATE(&quot;update sab139.zclienA0 set CLIENAAGE = &quot;;[.B38];&quot;, CLIENARES = '&quot;;[.C38];&quot;' where CLIENACLI = &quot;;[.A38];&quot;;&quot;)" office:value-type="string" office:string-value="update sab139.zclienA0 set CLIENAAGE = ?, CLIENARES = '?' where CLIENACLI = 0171894;" calcext:value-type="string">
            <text:p>update sab139.zclienA0 set CLIENAAGE = ?, CLIENARES = '?' where CLIENACLI = 0171894;</text:p>
          </table:table-cell>
        </table:table-row>
        <table:table-row table:style-name="ro1">
          <table:table-cell office:value-type="string" calcext:value-type="string">
            <text:p>01730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73009;</text:p>
          </table:table-cell>
          <table:table-cell table:formula="of:=CONCATENATE(&quot;update sab139.zclienA0 set CLIENAAGE = &quot;;[.B39];&quot;, CLIENARES = '&quot;;[.C39];&quot;' where CLIENACLI = &quot;;[.A39];&quot;;&quot;)" office:value-type="string" office:string-value="update sab139.zclienA0 set CLIENAAGE = ?, CLIENARES = '?' where CLIENACLI = 0173009;" calcext:value-type="string">
            <text:p>update sab139.zclienA0 set CLIENAAGE = ?, CLIENARES = '?' where CLIENACLI = 0173009;</text:p>
          </table:table-cell>
        </table:table-row>
        <table:table-row table:style-name="ro1">
          <table:table-cell office:value-type="string" calcext:value-type="string">
            <text:p>017407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74073;</text:p>
          </table:table-cell>
          <table:table-cell table:formula="of:=CONCATENATE(&quot;update sab139.zclienA0 set CLIENAAGE = &quot;;[.B40];&quot;, CLIENARES = '&quot;;[.C40];&quot;' where CLIENACLI = &quot;;[.A40];&quot;;&quot;)" office:value-type="string" office:string-value="update sab139.zclienA0 set CLIENAAGE = ?, CLIENARES = '?' where CLIENACLI = 0174073;" calcext:value-type="string">
            <text:p>update sab139.zclienA0 set CLIENAAGE = ?, CLIENARES = '?' where CLIENACLI = 0174073;</text:p>
          </table:table-cell>
        </table:table-row>
        <table:table-row table:style-name="ro1">
          <table:table-cell office:value-type="string" calcext:value-type="string">
            <text:p>017940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179404;</text:p>
          </table:table-cell>
          <table:table-cell table:formula="of:=CONCATENATE(&quot;update sab139.zclienA0 set CLIENAAGE = &quot;;[.B41];&quot;, CLIENARES = '&quot;;[.C41];&quot;' where CLIENACLI = &quot;;[.A41];&quot;;&quot;)" office:value-type="string" office:string-value="update sab139.zclienA0 set CLIENAAGE = ?, CLIENARES = '?' where CLIENACLI = 0179404;" calcext:value-type="string">
            <text:p>update sab139.zclienA0 set CLIENAAGE = ?, CLIENARES = '?' where CLIENACLI = 0179404;</text:p>
          </table:table-cell>
        </table:table-row>
        <table:table-row table:style-name="ro1">
          <table:table-cell office:value-type="string" calcext:value-type="string">
            <text:p>020112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01129;</text:p>
          </table:table-cell>
          <table:table-cell table:formula="of:=CONCATENATE(&quot;update sab139.zclienA0 set CLIENAAGE = &quot;;[.B42];&quot;, CLIENARES = '&quot;;[.C42];&quot;' where CLIENACLI = &quot;;[.A42];&quot;;&quot;)" office:value-type="string" office:string-value="update sab139.zclienA0 set CLIENAAGE = ?, CLIENARES = '?' where CLIENACLI = 0201129;" calcext:value-type="string">
            <text:p>update sab139.zclienA0 set CLIENAAGE = ?, CLIENARES = '?' where CLIENACLI = 0201129;</text:p>
          </table:table-cell>
        </table:table-row>
        <table:table-row table:style-name="ro1">
          <table:table-cell office:value-type="string" calcext:value-type="string">
            <text:p>02063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06390;</text:p>
          </table:table-cell>
          <table:table-cell table:formula="of:=CONCATENATE(&quot;update sab139.zclienA0 set CLIENAAGE = &quot;;[.B43];&quot;, CLIENARES = '&quot;;[.C43];&quot;' where CLIENACLI = &quot;;[.A43];&quot;;&quot;)" office:value-type="string" office:string-value="update sab139.zclienA0 set CLIENAAGE = ?, CLIENARES = '?' where CLIENACLI = 0206390;" calcext:value-type="string">
            <text:p>update sab139.zclienA0 set CLIENAAGE = ?, CLIENARES = '?' where CLIENACLI = 0206390;</text:p>
          </table:table-cell>
        </table:table-row>
        <table:table-row table:style-name="ro1">
          <table:table-cell office:value-type="string" calcext:value-type="string">
            <text:p>02133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13322;</text:p>
          </table:table-cell>
          <table:table-cell table:formula="of:=CONCATENATE(&quot;update sab139.zclienA0 set CLIENAAGE = &quot;;[.B44];&quot;, CLIENARES = '&quot;;[.C44];&quot;' where CLIENACLI = &quot;;[.A44];&quot;;&quot;)" office:value-type="string" office:string-value="update sab139.zclienA0 set CLIENAAGE = ?, CLIENARES = '?' where CLIENACLI = 0213322;" calcext:value-type="string">
            <text:p>update sab139.zclienA0 set CLIENAAGE = ?, CLIENARES = '?' where CLIENACLI = 0213322;</text:p>
          </table:table-cell>
        </table:table-row>
        <table:table-row table:style-name="ro1">
          <table:table-cell office:value-type="string" calcext:value-type="string">
            <text:p>021637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16376;</text:p>
          </table:table-cell>
          <table:table-cell table:formula="of:=CONCATENATE(&quot;update sab139.zclienA0 set CLIENAAGE = &quot;;[.B45];&quot;, CLIENARES = '&quot;;[.C45];&quot;' where CLIENACLI = &quot;;[.A45];&quot;;&quot;)" office:value-type="string" office:string-value="update sab139.zclienA0 set CLIENAAGE = ?, CLIENARES = '?' where CLIENACLI = 0216376;" calcext:value-type="string">
            <text:p>update sab139.zclienA0 set CLIENAAGE = ?, CLIENARES = '?' where CLIENACLI = 0216376;</text:p>
          </table:table-cell>
        </table:table-row>
        <table:table-row table:style-name="ro1">
          <table:table-cell office:value-type="string" calcext:value-type="string">
            <text:p>02305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30532;</text:p>
          </table:table-cell>
          <table:table-cell table:formula="of:=CONCATENATE(&quot;update sab139.zclienA0 set CLIENAAGE = &quot;;[.B46];&quot;, CLIENARES = '&quot;;[.C46];&quot;' where CLIENACLI = &quot;;[.A46];&quot;;&quot;)" office:value-type="string" office:string-value="update sab139.zclienA0 set CLIENAAGE = ?, CLIENARES = '?' where CLIENACLI = 0230532;" calcext:value-type="string">
            <text:p>update sab139.zclienA0 set CLIENAAGE = ?, CLIENARES = '?' where CLIENACLI = 0230532;</text:p>
          </table:table-cell>
        </table:table-row>
        <table:table-row table:style-name="ro1">
          <table:table-cell office:value-type="string" calcext:value-type="string">
            <text:p>02305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30546;</text:p>
          </table:table-cell>
          <table:table-cell table:formula="of:=CONCATENATE(&quot;update sab139.zclienA0 set CLIENAAGE = &quot;;[.B47];&quot;, CLIENARES = '&quot;;[.C47];&quot;' where CLIENACLI = &quot;;[.A47];&quot;;&quot;)" office:value-type="string" office:string-value="update sab139.zclienA0 set CLIENAAGE = ?, CLIENARES = '?' where CLIENACLI = 0230546;" calcext:value-type="string">
            <text:p>update sab139.zclienA0 set CLIENAAGE = ?, CLIENARES = '?' where CLIENACLI = 0230546;</text:p>
          </table:table-cell>
        </table:table-row>
        <table:table-row table:style-name="ro1">
          <table:table-cell office:value-type="string" calcext:value-type="string">
            <text:p>023056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30562;</text:p>
          </table:table-cell>
          <table:table-cell table:formula="of:=CONCATENATE(&quot;update sab139.zclienA0 set CLIENAAGE = &quot;;[.B48];&quot;, CLIENARES = '&quot;;[.C48];&quot;' where CLIENACLI = &quot;;[.A48];&quot;;&quot;)" office:value-type="string" office:string-value="update sab139.zclienA0 set CLIENAAGE = ?, CLIENARES = '?' where CLIENACLI = 0230562;" calcext:value-type="string">
            <text:p>update sab139.zclienA0 set CLIENAAGE = ?, CLIENARES = '?' where CLIENACLI = 0230562;</text:p>
          </table:table-cell>
        </table:table-row>
        <table:table-row table:style-name="ro1">
          <table:table-cell office:value-type="string" calcext:value-type="string">
            <text:p>02310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231080;</text:p>
          </table:table-cell>
          <table:table-cell table:formula="of:=CONCATENATE(&quot;update sab139.zclienA0 set CLIENAAGE = &quot;;[.B49];&quot;, CLIENARES = '&quot;;[.C49];&quot;' where CLIENACLI = &quot;;[.A49];&quot;;&quot;)" office:value-type="string" office:string-value="update sab139.zclienA0 set CLIENAAGE = 1000, CLIENARES = '?' where CLIENACLI = 0231080;" calcext:value-type="string">
            <text:p>update sab139.zclienA0 set CLIENAAGE = 1000, CLIENARES = '?' where CLIENACLI = 0231080;</text:p>
          </table:table-cell>
        </table:table-row>
        <table:table-row table:style-name="ro1">
          <table:table-cell office:value-type="string" calcext:value-type="string">
            <text:p>02310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231091;</text:p>
          </table:table-cell>
          <table:table-cell table:formula="of:=CONCATENATE(&quot;update sab139.zclienA0 set CLIENAAGE = &quot;;[.B50];&quot;, CLIENARES = '&quot;;[.C50];&quot;' where CLIENACLI = &quot;;[.A50];&quot;;&quot;)" office:value-type="string" office:string-value="update sab139.zclienA0 set CLIENAAGE = 1000, CLIENARES = '?' where CLIENACLI = 0231091;" calcext:value-type="string">
            <text:p>update sab139.zclienA0 set CLIENAAGE = 1000, CLIENARES = '?' where CLIENACLI = 0231091;</text:p>
          </table:table-cell>
        </table:table-row>
        <table:table-row table:style-name="ro1">
          <table:table-cell office:value-type="string" calcext:value-type="string">
            <text:p>023510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35103;</text:p>
          </table:table-cell>
          <table:table-cell table:formula="of:=CONCATENATE(&quot;update sab139.zclienA0 set CLIENAAGE = &quot;;[.B51];&quot;, CLIENARES = '&quot;;[.C51];&quot;' where CLIENACLI = &quot;;[.A51];&quot;;&quot;)" office:value-type="string" office:string-value="update sab139.zclienA0 set CLIENAAGE = ?, CLIENARES = '?' where CLIENACLI = 0235103;" calcext:value-type="string">
            <text:p>update sab139.zclienA0 set CLIENAAGE = ?, CLIENARES = '?' where CLIENACLI = 0235103;</text:p>
          </table:table-cell>
        </table:table-row>
        <table:table-row table:style-name="ro1">
          <table:table-cell office:value-type="string" calcext:value-type="string">
            <text:p>02411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41172;</text:p>
          </table:table-cell>
          <table:table-cell table:formula="of:=CONCATENATE(&quot;update sab139.zclienA0 set CLIENAAGE = &quot;;[.B52];&quot;, CLIENARES = '&quot;;[.C52];&quot;' where CLIENACLI = &quot;;[.A52];&quot;;&quot;)" office:value-type="string" office:string-value="update sab139.zclienA0 set CLIENAAGE = ?, CLIENARES = '?' where CLIENACLI = 0241172;" calcext:value-type="string">
            <text:p>update sab139.zclienA0 set CLIENAAGE = ?, CLIENARES = '?' where CLIENACLI = 0241172;</text:p>
          </table:table-cell>
        </table:table-row>
        <table:table-row table:style-name="ro1">
          <table:table-cell office:value-type="string" calcext:value-type="string">
            <text:p>024149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41494;</text:p>
          </table:table-cell>
          <table:table-cell table:formula="of:=CONCATENATE(&quot;update sab139.zclienA0 set CLIENAAGE = &quot;;[.B53];&quot;, CLIENARES = '&quot;;[.C53];&quot;' where CLIENACLI = &quot;;[.A53];&quot;;&quot;)" office:value-type="string" office:string-value="update sab139.zclienA0 set CLIENAAGE = ?, CLIENARES = '?' where CLIENACLI = 0241494;" calcext:value-type="string">
            <text:p>update sab139.zclienA0 set CLIENAAGE = ?, CLIENARES = '?' where CLIENACLI = 0241494;</text:p>
          </table:table-cell>
        </table:table-row>
        <table:table-row table:style-name="ro1">
          <table:table-cell office:value-type="string" calcext:value-type="string">
            <text:p>02421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42113;</text:p>
          </table:table-cell>
          <table:table-cell table:formula="of:=CONCATENATE(&quot;update sab139.zclienA0 set CLIENAAGE = &quot;;[.B54];&quot;, CLIENARES = '&quot;;[.C54];&quot;' where CLIENACLI = &quot;;[.A54];&quot;;&quot;)" office:value-type="string" office:string-value="update sab139.zclienA0 set CLIENAAGE = ?, CLIENARES = '?' where CLIENACLI = 0242113;" calcext:value-type="string">
            <text:p>update sab139.zclienA0 set CLIENAAGE = ?, CLIENARES = '?' where CLIENACLI = 0242113;</text:p>
          </table:table-cell>
        </table:table-row>
        <table:table-row table:style-name="ro1">
          <table:table-cell office:value-type="string" calcext:value-type="string">
            <text:p>026820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68207;</text:p>
          </table:table-cell>
          <table:table-cell table:formula="of:=CONCATENATE(&quot;update sab139.zclienA0 set CLIENAAGE = &quot;;[.B55];&quot;, CLIENARES = '&quot;;[.C55];&quot;' where CLIENACLI = &quot;;[.A55];&quot;;&quot;)" office:value-type="string" office:string-value="update sab139.zclienA0 set CLIENAAGE = ?, CLIENARES = '?' where CLIENACLI = 0268207;" calcext:value-type="string">
            <text:p>update sab139.zclienA0 set CLIENAAGE = ?, CLIENARES = '?' where CLIENACLI = 0268207;</text:p>
          </table:table-cell>
        </table:table-row>
        <table:table-row table:style-name="ro1">
          <table:table-cell office:value-type="string" calcext:value-type="string">
            <text:p>02790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79047;</text:p>
          </table:table-cell>
          <table:table-cell table:formula="of:=CONCATENATE(&quot;update sab139.zclienA0 set CLIENAAGE = &quot;;[.B56];&quot;, CLIENARES = '&quot;;[.C56];&quot;' where CLIENACLI = &quot;;[.A56];&quot;;&quot;)" office:value-type="string" office:string-value="update sab139.zclienA0 set CLIENAAGE = ?, CLIENARES = '?' where CLIENACLI = 0279047;" calcext:value-type="string">
            <text:p>update sab139.zclienA0 set CLIENAAGE = ?, CLIENARES = '?' where CLIENACLI = 0279047;</text:p>
          </table:table-cell>
        </table:table-row>
        <table:table-row table:style-name="ro1">
          <table:table-cell office:value-type="string" calcext:value-type="string">
            <text:p>02918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291809;</text:p>
          </table:table-cell>
          <table:table-cell table:formula="of:=CONCATENATE(&quot;update sab139.zclienA0 set CLIENAAGE = &quot;;[.B57];&quot;, CLIENARES = '&quot;;[.C57];&quot;' where CLIENACLI = &quot;;[.A57];&quot;;&quot;)" office:value-type="string" office:string-value="update sab139.zclienA0 set CLIENAAGE = ?, CLIENARES = '?' where CLIENACLI = 0291809;" calcext:value-type="string">
            <text:p>update sab139.zclienA0 set CLIENAAGE = ?, CLIENARES = '?' where CLIENACLI = 0291809;</text:p>
          </table:table-cell>
        </table:table-row>
        <table:table-row table:style-name="ro1">
          <table:table-cell office:value-type="string" calcext:value-type="string">
            <text:p>03268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26820;</text:p>
          </table:table-cell>
          <table:table-cell table:formula="of:=CONCATENATE(&quot;update sab139.zclienA0 set CLIENAAGE = &quot;;[.B58];&quot;, CLIENARES = '&quot;;[.C58];&quot;' where CLIENACLI = &quot;;[.A58];&quot;;&quot;)" office:value-type="string" office:string-value="update sab139.zclienA0 set CLIENAAGE = ?, CLIENARES = '?' where CLIENACLI = 0326820;" calcext:value-type="string">
            <text:p>update sab139.zclienA0 set CLIENAAGE = ?, CLIENARES = '?' where CLIENACLI = 0326820;</text:p>
          </table:table-cell>
        </table:table-row>
        <table:table-row table:style-name="ro1">
          <table:table-cell office:value-type="string" calcext:value-type="string">
            <text:p>03291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29158;</text:p>
          </table:table-cell>
          <table:table-cell table:formula="of:=CONCATENATE(&quot;update sab139.zclienA0 set CLIENAAGE = &quot;;[.B59];&quot;, CLIENARES = '&quot;;[.C59];&quot;' where CLIENACLI = &quot;;[.A59];&quot;;&quot;)" office:value-type="string" office:string-value="update sab139.zclienA0 set CLIENAAGE = ?, CLIENARES = '?' where CLIENACLI = 0329158;" calcext:value-type="string">
            <text:p>update sab139.zclienA0 set CLIENAAGE = ?, CLIENARES = '?' where CLIENACLI = 0329158;</text:p>
          </table:table-cell>
        </table:table-row>
        <table:table-row table:style-name="ro1">
          <table:table-cell office:value-type="string" calcext:value-type="string">
            <text:p>03308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30849;</text:p>
          </table:table-cell>
          <table:table-cell table:formula="of:=CONCATENATE(&quot;update sab139.zclienA0 set CLIENAAGE = &quot;;[.B60];&quot;, CLIENARES = '&quot;;[.C60];&quot;' where CLIENACLI = &quot;;[.A60];&quot;;&quot;)" office:value-type="string" office:string-value="update sab139.zclienA0 set CLIENAAGE = ?, CLIENARES = '?' where CLIENACLI = 0330849;" calcext:value-type="string">
            <text:p>update sab139.zclienA0 set CLIENAAGE = ?, CLIENARES = '?' where CLIENACLI = 0330849;</text:p>
          </table:table-cell>
        </table:table-row>
        <table:table-row table:style-name="ro1">
          <table:table-cell office:value-type="string" calcext:value-type="string">
            <text:p>033776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37763;</text:p>
          </table:table-cell>
          <table:table-cell table:formula="of:=CONCATENATE(&quot;update sab139.zclienA0 set CLIENAAGE = &quot;;[.B61];&quot;, CLIENARES = '&quot;;[.C61];&quot;' where CLIENACLI = &quot;;[.A61];&quot;;&quot;)" office:value-type="string" office:string-value="update sab139.zclienA0 set CLIENAAGE = ?, CLIENARES = '?' where CLIENACLI = 0337763;" calcext:value-type="string">
            <text:p>update sab139.zclienA0 set CLIENAAGE = ?, CLIENARES = '?' where CLIENACLI = 0337763;</text:p>
          </table:table-cell>
        </table:table-row>
        <table:table-row table:style-name="ro1">
          <table:table-cell office:value-type="string" calcext:value-type="string">
            <text:p>03378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37813;</text:p>
          </table:table-cell>
          <table:table-cell table:formula="of:=CONCATENATE(&quot;update sab139.zclienA0 set CLIENAAGE = &quot;;[.B62];&quot;, CLIENARES = '&quot;;[.C62];&quot;' where CLIENACLI = &quot;;[.A62];&quot;;&quot;)" office:value-type="string" office:string-value="update sab139.zclienA0 set CLIENAAGE = ?, CLIENARES = '?' where CLIENACLI = 0337813;" calcext:value-type="string">
            <text:p>update sab139.zclienA0 set CLIENAAGE = ?, CLIENARES = '?' where CLIENACLI = 0337813;</text:p>
          </table:table-cell>
        </table:table-row>
        <table:table-row table:style-name="ro1">
          <table:table-cell office:value-type="string" calcext:value-type="string">
            <text:p>03476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347661;</text:p>
          </table:table-cell>
          <table:table-cell table:formula="of:=CONCATENATE(&quot;update sab139.zclienA0 set CLIENAAGE = &quot;;[.B63];&quot;, CLIENARES = '&quot;;[.C63];&quot;' where CLIENACLI = &quot;;[.A63];&quot;;&quot;)" office:value-type="string" office:string-value="update sab139.zclienA0 set CLIENAAGE = ?, CLIENARES = '?' where CLIENACLI = 0347661;" calcext:value-type="string">
            <text:p>update sab139.zclienA0 set CLIENAAGE = ?, CLIENARES = '?' where CLIENACLI = 0347661;</text:p>
          </table:table-cell>
        </table:table-row>
        <table:table-row table:style-name="ro1">
          <table:table-cell office:value-type="string" calcext:value-type="string">
            <text:p>05066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506694;</text:p>
          </table:table-cell>
          <table:table-cell table:formula="of:=CONCATENATE(&quot;update sab139.zclienA0 set CLIENAAGE = &quot;;[.B64];&quot;, CLIENARES = '&quot;;[.C64];&quot;' where CLIENACLI = &quot;;[.A64];&quot;;&quot;)" office:value-type="string" office:string-value="update sab139.zclienA0 set CLIENAAGE = 1000, CLIENARES = '?' where CLIENACLI = 0506694;" calcext:value-type="string">
            <text:p>update sab139.zclienA0 set CLIENAAGE = 1000, CLIENARES = '?' where CLIENACLI = 0506694;</text:p>
          </table:table-cell>
        </table:table-row>
        <table:table-row table:style-name="ro1">
          <table:table-cell office:value-type="string" calcext:value-type="string">
            <text:p>05101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510147;</text:p>
          </table:table-cell>
          <table:table-cell table:formula="of:=CONCATENATE(&quot;update sab139.zclienA0 set CLIENAAGE = &quot;;[.B65];&quot;, CLIENARES = '&quot;;[.C65];&quot;' where CLIENACLI = &quot;;[.A65];&quot;;&quot;)" office:value-type="string" office:string-value="update sab139.zclienA0 set CLIENAAGE = ?, CLIENARES = '?' where CLIENACLI = 0510147;" calcext:value-type="string">
            <text:p>update sab139.zclienA0 set CLIENAAGE = ?, CLIENARES = '?' where CLIENACLI = 0510147;</text:p>
          </table:table-cell>
        </table:table-row>
        <table:table-row table:style-name="ro1">
          <table:table-cell office:value-type="string" calcext:value-type="string">
            <text:p>06040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04039;</text:p>
          </table:table-cell>
          <table:table-cell table:formula="of:=CONCATENATE(&quot;update sab139.zclienA0 set CLIENAAGE = &quot;;[.B66];&quot;, CLIENARES = '&quot;;[.C66];&quot;' where CLIENACLI = &quot;;[.A66];&quot;;&quot;)" office:value-type="string" office:string-value="update sab139.zclienA0 set CLIENAAGE = ?, CLIENARES = '?' where CLIENACLI = 0604039;" calcext:value-type="string">
            <text:p>update sab139.zclienA0 set CLIENAAGE = ?, CLIENARES = '?' where CLIENACLI = 0604039;</text:p>
          </table:table-cell>
        </table:table-row>
        <table:table-row table:style-name="ro1">
          <table:table-cell office:value-type="string" calcext:value-type="string">
            <text:p>060517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05174;</text:p>
          </table:table-cell>
          <table:table-cell table:formula="of:=CONCATENATE(&quot;update sab139.zclienA0 set CLIENAAGE = &quot;;[.B67];&quot;, CLIENARES = '&quot;;[.C67];&quot;' where CLIENACLI = &quot;;[.A67];&quot;;&quot;)" office:value-type="string" office:string-value="update sab139.zclienA0 set CLIENAAGE = ?, CLIENARES = '?' where CLIENACLI = 0605174;" calcext:value-type="string">
            <text:p>update sab139.zclienA0 set CLIENAAGE = ?, CLIENARES = '?' where CLIENACLI = 0605174;</text:p>
          </table:table-cell>
        </table:table-row>
        <table:table-row table:style-name="ro1">
          <table:table-cell office:value-type="string" calcext:value-type="string">
            <text:p>060842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08428;</text:p>
          </table:table-cell>
          <table:table-cell table:formula="of:=CONCATENATE(&quot;update sab139.zclienA0 set CLIENAAGE = &quot;;[.B68];&quot;, CLIENARES = '&quot;;[.C68];&quot;' where CLIENACLI = &quot;;[.A68];&quot;;&quot;)" office:value-type="string" office:string-value="update sab139.zclienA0 set CLIENAAGE = ?, CLIENARES = '?' where CLIENACLI = 0608428;" calcext:value-type="string">
            <text:p>update sab139.zclienA0 set CLIENAAGE = ?, CLIENARES = '?' where CLIENACLI = 0608428;</text:p>
          </table:table-cell>
        </table:table-row>
        <table:table-row table:style-name="ro1">
          <table:table-cell office:value-type="string" calcext:value-type="string">
            <text:p>061317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13176;</text:p>
          </table:table-cell>
          <table:table-cell table:formula="of:=CONCATENATE(&quot;update sab139.zclienA0 set CLIENAAGE = &quot;;[.B69];&quot;, CLIENARES = '&quot;;[.C69];&quot;' where CLIENACLI = &quot;;[.A69];&quot;;&quot;)" office:value-type="string" office:string-value="update sab139.zclienA0 set CLIENAAGE = ?, CLIENARES = '?' where CLIENACLI = 0613176;" calcext:value-type="string">
            <text:p>update sab139.zclienA0 set CLIENAAGE = ?, CLIENARES = '?' where CLIENACLI = 0613176;</text:p>
          </table:table-cell>
        </table:table-row>
        <table:table-row table:style-name="ro1">
          <table:table-cell office:value-type="string" calcext:value-type="string">
            <text:p>06137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13709;</text:p>
          </table:table-cell>
          <table:table-cell table:formula="of:=CONCATENATE(&quot;update sab139.zclienA0 set CLIENAAGE = &quot;;[.B70];&quot;, CLIENARES = '&quot;;[.C70];&quot;' where CLIENACLI = &quot;;[.A70];&quot;;&quot;)" office:value-type="string" office:string-value="update sab139.zclienA0 set CLIENAAGE = ?, CLIENARES = '?' where CLIENACLI = 0613709;" calcext:value-type="string">
            <text:p>update sab139.zclienA0 set CLIENAAGE = ?, CLIENARES = '?' where CLIENACLI = 0613709;</text:p>
          </table:table-cell>
        </table:table-row>
        <table:table-row table:style-name="ro1">
          <table:table-cell office:value-type="string" calcext:value-type="string">
            <text:p>06147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14772;</text:p>
          </table:table-cell>
          <table:table-cell table:formula="of:=CONCATENATE(&quot;update sab139.zclienA0 set CLIENAAGE = &quot;;[.B71];&quot;, CLIENARES = '&quot;;[.C71];&quot;' where CLIENACLI = &quot;;[.A71];&quot;;&quot;)" office:value-type="string" office:string-value="update sab139.zclienA0 set CLIENAAGE = ?, CLIENARES = '?' where CLIENACLI = 0614772;" calcext:value-type="string">
            <text:p>update sab139.zclienA0 set CLIENAAGE = ?, CLIENARES = '?' where CLIENACLI = 0614772;</text:p>
          </table:table-cell>
        </table:table-row>
        <table:table-row table:style-name="ro1">
          <table:table-cell office:value-type="string" calcext:value-type="string">
            <text:p>06250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25072;</text:p>
          </table:table-cell>
          <table:table-cell table:formula="of:=CONCATENATE(&quot;update sab139.zclienA0 set CLIENAAGE = &quot;;[.B72];&quot;, CLIENARES = '&quot;;[.C72];&quot;' where CLIENACLI = &quot;;[.A72];&quot;;&quot;)" office:value-type="string" office:string-value="update sab139.zclienA0 set CLIENAAGE = 1000, CLIENARES = '?' where CLIENACLI = 0625072;" calcext:value-type="string">
            <text:p>update sab139.zclienA0 set CLIENAAGE = 1000, CLIENARES = '?' where CLIENACLI = 0625072;</text:p>
          </table:table-cell>
        </table:table-row>
        <table:table-row table:style-name="ro1">
          <table:table-cell office:value-type="string" calcext:value-type="string">
            <text:p>062533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25337;</text:p>
          </table:table-cell>
          <table:table-cell table:formula="of:=CONCATENATE(&quot;update sab139.zclienA0 set CLIENAAGE = &quot;;[.B73];&quot;, CLIENARES = '&quot;;[.C73];&quot;' where CLIENACLI = &quot;;[.A73];&quot;;&quot;)" office:value-type="string" office:string-value="update sab139.zclienA0 set CLIENAAGE = ?, CLIENARES = '?' where CLIENACLI = 0625337;" calcext:value-type="string">
            <text:p>update sab139.zclienA0 set CLIENAAGE = ?, CLIENARES = '?' where CLIENACLI = 0625337;</text:p>
          </table:table-cell>
        </table:table-row>
        <table:table-row table:style-name="ro1">
          <table:table-cell office:value-type="string" calcext:value-type="string">
            <text:p>06271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27118;</text:p>
          </table:table-cell>
          <table:table-cell table:formula="of:=CONCATENATE(&quot;update sab139.zclienA0 set CLIENAAGE = &quot;;[.B74];&quot;, CLIENARES = '&quot;;[.C74];&quot;' where CLIENACLI = &quot;;[.A74];&quot;;&quot;)" office:value-type="string" office:string-value="update sab139.zclienA0 set CLIENAAGE = ?, CLIENARES = '?' where CLIENACLI = 0627118;" calcext:value-type="string">
            <text:p>update sab139.zclienA0 set CLIENAAGE = ?, CLIENARES = '?' where CLIENACLI = 0627118;</text:p>
          </table:table-cell>
        </table:table-row>
        <table:table-row table:style-name="ro1">
          <table:table-cell office:value-type="string" calcext:value-type="string">
            <text:p>06271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27120;</text:p>
          </table:table-cell>
          <table:table-cell table:formula="of:=CONCATENATE(&quot;update sab139.zclienA0 set CLIENAAGE = &quot;;[.B75];&quot;, CLIENARES = '&quot;;[.C75];&quot;' where CLIENACLI = &quot;;[.A75];&quot;;&quot;)" office:value-type="string" office:string-value="update sab139.zclienA0 set CLIENAAGE = ?, CLIENARES = '?' where CLIENACLI = 0627120;" calcext:value-type="string">
            <text:p>update sab139.zclienA0 set CLIENAAGE = ?, CLIENARES = '?' where CLIENACLI = 0627120;</text:p>
          </table:table-cell>
        </table:table-row>
        <table:table-row table:style-name="ro1">
          <table:table-cell office:value-type="string" calcext:value-type="string">
            <text:p>066040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401;</text:p>
          </table:table-cell>
          <table:table-cell table:formula="of:=CONCATENATE(&quot;update sab139.zclienA0 set CLIENAAGE = &quot;;[.B76];&quot;, CLIENARES = '&quot;;[.C76];&quot;' where CLIENACLI = &quot;;[.A76];&quot;;&quot;)" office:value-type="string" office:string-value="update sab139.zclienA0 set CLIENAAGE = ?, CLIENARES = '?' where CLIENACLI = 0660401;" calcext:value-type="string">
            <text:p>update sab139.zclienA0 set CLIENAAGE = ?, CLIENARES = '?' where CLIENACLI = 0660401;</text:p>
          </table:table-cell>
        </table:table-row>
        <table:table-row table:style-name="ro1">
          <table:table-cell office:value-type="string" calcext:value-type="string">
            <text:p>06604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418;</text:p>
          </table:table-cell>
          <table:table-cell table:formula="of:=CONCATENATE(&quot;update sab139.zclienA0 set CLIENAAGE = &quot;;[.B77];&quot;, CLIENARES = '&quot;;[.C77];&quot;' where CLIENACLI = &quot;;[.A77];&quot;;&quot;)" office:value-type="string" office:string-value="update sab139.zclienA0 set CLIENAAGE = ?, CLIENARES = '?' where CLIENACLI = 0660418;" calcext:value-type="string">
            <text:p>update sab139.zclienA0 set CLIENAAGE = ?, CLIENARES = '?' where CLIENACLI = 0660418;</text:p>
          </table:table-cell>
        </table:table-row>
        <table:table-row table:style-name="ro1">
          <table:table-cell office:value-type="string" calcext:value-type="string">
            <text:p>066060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602;</text:p>
          </table:table-cell>
          <table:table-cell table:formula="of:=CONCATENATE(&quot;update sab139.zclienA0 set CLIENAAGE = &quot;;[.B78];&quot;, CLIENARES = '&quot;;[.C78];&quot;' where CLIENACLI = &quot;;[.A78];&quot;;&quot;)" office:value-type="string" office:string-value="update sab139.zclienA0 set CLIENAAGE = ?, CLIENARES = '?' where CLIENACLI = 0660602;" calcext:value-type="string">
            <text:p>update sab139.zclienA0 set CLIENAAGE = ?, CLIENARES = '?' where CLIENACLI = 0660602;</text:p>
          </table:table-cell>
        </table:table-row>
        <table:table-row table:style-name="ro1">
          <table:table-cell office:value-type="string" calcext:value-type="string">
            <text:p>066061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616;</text:p>
          </table:table-cell>
          <table:table-cell table:formula="of:=CONCATENATE(&quot;update sab139.zclienA0 set CLIENAAGE = &quot;;[.B79];&quot;, CLIENARES = '&quot;;[.C79];&quot;' where CLIENACLI = &quot;;[.A79];&quot;;&quot;)" office:value-type="string" office:string-value="update sab139.zclienA0 set CLIENAAGE = ?, CLIENARES = '?' where CLIENACLI = 0660616;" calcext:value-type="string">
            <text:p>update sab139.zclienA0 set CLIENAAGE = ?, CLIENARES = '?' where CLIENACLI = 0660616;</text:p>
          </table:table-cell>
        </table:table-row>
        <table:table-row table:style-name="ro1">
          <table:table-cell office:value-type="string" calcext:value-type="string">
            <text:p>06607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721;</text:p>
          </table:table-cell>
          <table:table-cell table:formula="of:=CONCATENATE(&quot;update sab139.zclienA0 set CLIENAAGE = &quot;;[.B80];&quot;, CLIENARES = '&quot;;[.C80];&quot;' where CLIENACLI = &quot;;[.A80];&quot;;&quot;)" office:value-type="string" office:string-value="update sab139.zclienA0 set CLIENAAGE = ?, CLIENARES = '?' where CLIENACLI = 0660721;" calcext:value-type="string">
            <text:p>update sab139.zclienA0 set CLIENAAGE = ?, CLIENARES = '?' where CLIENACLI = 0660721;</text:p>
          </table:table-cell>
        </table:table-row>
        <table:table-row table:style-name="ro1">
          <table:table-cell office:value-type="string" calcext:value-type="string">
            <text:p>06607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755;</text:p>
          </table:table-cell>
          <table:table-cell table:formula="of:=CONCATENATE(&quot;update sab139.zclienA0 set CLIENAAGE = &quot;;[.B81];&quot;, CLIENARES = '&quot;;[.C81];&quot;' where CLIENACLI = &quot;;[.A81];&quot;;&quot;)" office:value-type="string" office:string-value="update sab139.zclienA0 set CLIENAAGE = ?, CLIENARES = '?' where CLIENACLI = 0660755;" calcext:value-type="string">
            <text:p>update sab139.zclienA0 set CLIENAAGE = ?, CLIENARES = '?' where CLIENACLI = 0660755;</text:p>
          </table:table-cell>
        </table:table-row>
        <table:table-row table:style-name="ro1">
          <table:table-cell office:value-type="string" calcext:value-type="string">
            <text:p>066080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805;</text:p>
          </table:table-cell>
          <table:table-cell table:formula="of:=CONCATENATE(&quot;update sab139.zclienA0 set CLIENAAGE = &quot;;[.B82];&quot;, CLIENARES = '&quot;;[.C82];&quot;' where CLIENACLI = &quot;;[.A82];&quot;;&quot;)" office:value-type="string" office:string-value="update sab139.zclienA0 set CLIENAAGE = ?, CLIENARES = '?' where CLIENACLI = 0660805;" calcext:value-type="string">
            <text:p>update sab139.zclienA0 set CLIENAAGE = ?, CLIENARES = '?' where CLIENACLI = 0660805;</text:p>
          </table:table-cell>
        </table:table-row>
        <table:table-row table:style-name="ro1">
          <table:table-cell office:value-type="string" calcext:value-type="string">
            <text:p>066091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0915;</text:p>
          </table:table-cell>
          <table:table-cell table:formula="of:=CONCATENATE(&quot;update sab139.zclienA0 set CLIENAAGE = &quot;;[.B83];&quot;, CLIENARES = '&quot;;[.C83];&quot;' where CLIENACLI = &quot;;[.A83];&quot;;&quot;)" office:value-type="string" office:string-value="update sab139.zclienA0 set CLIENAAGE = ?, CLIENARES = '?' where CLIENACLI = 0660915;" calcext:value-type="string">
            <text:p>update sab139.zclienA0 set CLIENAAGE = ?, CLIENARES = '?' where CLIENACLI = 0660915;</text:p>
          </table:table-cell>
        </table:table-row>
        <table:table-row table:style-name="ro1">
          <table:table-cell office:value-type="string" calcext:value-type="string">
            <text:p>06610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049;</text:p>
          </table:table-cell>
          <table:table-cell table:formula="of:=CONCATENATE(&quot;update sab139.zclienA0 set CLIENAAGE = &quot;;[.B84];&quot;, CLIENARES = '&quot;;[.C84];&quot;' where CLIENACLI = &quot;;[.A84];&quot;;&quot;)" office:value-type="string" office:string-value="update sab139.zclienA0 set CLIENAAGE = ?, CLIENARES = '?' where CLIENACLI = 0661049;" calcext:value-type="string">
            <text:p>update sab139.zclienA0 set CLIENAAGE = ?, CLIENARES = '?' where CLIENACLI = 0661049;</text:p>
          </table:table-cell>
        </table:table-row>
        <table:table-row table:style-name="ro1">
          <table:table-cell office:value-type="string" calcext:value-type="string">
            <text:p>066114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144;</text:p>
          </table:table-cell>
          <table:table-cell table:formula="of:=CONCATENATE(&quot;update sab139.zclienA0 set CLIENAAGE = &quot;;[.B85];&quot;, CLIENARES = '&quot;;[.C85];&quot;' where CLIENACLI = &quot;;[.A85];&quot;;&quot;)" office:value-type="string" office:string-value="update sab139.zclienA0 set CLIENAAGE = ?, CLIENARES = '?' where CLIENACLI = 0661144;" calcext:value-type="string">
            <text:p>update sab139.zclienA0 set CLIENAAGE = ?, CLIENARES = '?' where CLIENACLI = 0661144;</text:p>
          </table:table-cell>
        </table:table-row>
        <table:table-row table:style-name="ro1">
          <table:table-cell office:value-type="string" calcext:value-type="string">
            <text:p>06612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287;</text:p>
          </table:table-cell>
          <table:table-cell table:formula="of:=CONCATENATE(&quot;update sab139.zclienA0 set CLIENAAGE = &quot;;[.B86];&quot;, CLIENARES = '&quot;;[.C86];&quot;' where CLIENACLI = &quot;;[.A86];&quot;;&quot;)" office:value-type="string" office:string-value="update sab139.zclienA0 set CLIENAAGE = ?, CLIENARES = '?' where CLIENACLI = 0661287;" calcext:value-type="string">
            <text:p>update sab139.zclienA0 set CLIENAAGE = ?, CLIENARES = '?' where CLIENACLI = 0661287;</text:p>
          </table:table-cell>
        </table:table-row>
        <table:table-row table:style-name="ro1">
          <table:table-cell office:value-type="string" calcext:value-type="string">
            <text:p>066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325;</text:p>
          </table:table-cell>
          <table:table-cell table:formula="of:=CONCATENATE(&quot;update sab139.zclienA0 set CLIENAAGE = &quot;;[.B87];&quot;, CLIENARES = '&quot;;[.C87];&quot;' where CLIENACLI = &quot;;[.A87];&quot;;&quot;)" office:value-type="string" office:string-value="update sab139.zclienA0 set CLIENAAGE = ?, CLIENARES = '?' where CLIENACLI = 0661325;" calcext:value-type="string">
            <text:p>update sab139.zclienA0 set CLIENAAGE = ?, CLIENARES = '?' where CLIENACLI = 0661325;</text:p>
          </table:table-cell>
        </table:table-row>
        <table:table-row table:style-name="ro1">
          <table:table-cell office:value-type="string" calcext:value-type="string">
            <text:p>06613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361;</text:p>
          </table:table-cell>
          <table:table-cell table:formula="of:=CONCATENATE(&quot;update sab139.zclienA0 set CLIENAAGE = &quot;;[.B88];&quot;, CLIENARES = '&quot;;[.C88];&quot;' where CLIENACLI = &quot;;[.A88];&quot;;&quot;)" office:value-type="string" office:string-value="update sab139.zclienA0 set CLIENAAGE = ?, CLIENARES = '?' where CLIENACLI = 0661361;" calcext:value-type="string">
            <text:p>update sab139.zclienA0 set CLIENAAGE = ?, CLIENARES = '?' where CLIENACLI = 0661361;</text:p>
          </table:table-cell>
        </table:table-row>
        <table:table-row table:style-name="ro1">
          <table:table-cell office:value-type="string" calcext:value-type="string">
            <text:p>06613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390;</text:p>
          </table:table-cell>
          <table:table-cell table:formula="of:=CONCATENATE(&quot;update sab139.zclienA0 set CLIENAAGE = &quot;;[.B89];&quot;, CLIENARES = '&quot;;[.C89];&quot;' where CLIENACLI = &quot;;[.A89];&quot;;&quot;)" office:value-type="string" office:string-value="update sab139.zclienA0 set CLIENAAGE = ?, CLIENARES = '?' where CLIENACLI = 0661390;" calcext:value-type="string">
            <text:p>update sab139.zclienA0 set CLIENAAGE = ?, CLIENARES = '?' where CLIENACLI = 0661390;</text:p>
          </table:table-cell>
        </table:table-row>
        <table:table-row table:style-name="ro1">
          <table:table-cell office:value-type="string" calcext:value-type="string">
            <text:p>066145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451;</text:p>
          </table:table-cell>
          <table:table-cell table:formula="of:=CONCATENATE(&quot;update sab139.zclienA0 set CLIENAAGE = &quot;;[.B90];&quot;, CLIENARES = '&quot;;[.C90];&quot;' where CLIENACLI = &quot;;[.A90];&quot;;&quot;)" office:value-type="string" office:string-value="update sab139.zclienA0 set CLIENAAGE = ?, CLIENARES = '?' where CLIENACLI = 0661451;" calcext:value-type="string">
            <text:p>update sab139.zclienA0 set CLIENAAGE = ?, CLIENARES = '?' where CLIENACLI = 0661451;</text:p>
          </table:table-cell>
        </table:table-row>
        <table:table-row table:style-name="ro1">
          <table:table-cell office:value-type="string" calcext:value-type="string">
            <text:p>066154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4000, CLIENARES = '?' where CLIENACLI = 0661549;</text:p>
          </table:table-cell>
          <table:table-cell table:formula="of:=CONCATENATE(&quot;update sab139.zclienA0 set CLIENAAGE = &quot;;[.B91];&quot;, CLIENARES = '&quot;;[.C91];&quot;' where CLIENACLI = &quot;;[.A91];&quot;;&quot;)" office:value-type="string" office:string-value="update sab139.zclienA0 set CLIENAAGE = 4000, CLIENARES = '?' where CLIENACLI = 0661549;" calcext:value-type="string">
            <text:p>update sab139.zclienA0 set CLIENAAGE = 4000, CLIENARES = '?' where CLIENACLI = 0661549;</text:p>
          </table:table-cell>
        </table:table-row>
        <table:table-row table:style-name="ro1">
          <table:table-cell office:value-type="string" calcext:value-type="string">
            <text:p>066155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4000, CLIENARES = '?' where CLIENACLI = 0661550;</text:p>
          </table:table-cell>
          <table:table-cell table:formula="of:=CONCATENATE(&quot;update sab139.zclienA0 set CLIENAAGE = &quot;;[.B92];&quot;, CLIENARES = '&quot;;[.C92];&quot;' where CLIENACLI = &quot;;[.A92];&quot;;&quot;)" office:value-type="string" office:string-value="update sab139.zclienA0 set CLIENAAGE = 4000, CLIENARES = '?' where CLIENACLI = 0661550;" calcext:value-type="string">
            <text:p>update sab139.zclienA0 set CLIENAAGE = 4000, CLIENARES = '?' where CLIENACLI = 0661550;</text:p>
          </table:table-cell>
        </table:table-row>
        <table:table-row table:style-name="ro1">
          <table:table-cell office:value-type="string" calcext:value-type="string">
            <text:p>066157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579;</text:p>
          </table:table-cell>
          <table:table-cell table:formula="of:=CONCATENATE(&quot;update sab139.zclienA0 set CLIENAAGE = &quot;;[.B93];&quot;, CLIENARES = '&quot;;[.C93];&quot;' where CLIENACLI = &quot;;[.A93];&quot;;&quot;)" office:value-type="string" office:string-value="update sab139.zclienA0 set CLIENAAGE = ?, CLIENARES = '?' where CLIENACLI = 0661579;" calcext:value-type="string">
            <text:p>update sab139.zclienA0 set CLIENAAGE = ?, CLIENARES = '?' where CLIENACLI = 0661579;</text:p>
          </table:table-cell>
        </table:table-row>
        <table:table-row table:style-name="ro1">
          <table:table-cell office:value-type="string" calcext:value-type="string">
            <text:p>06616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618;</text:p>
          </table:table-cell>
          <table:table-cell table:formula="of:=CONCATENATE(&quot;update sab139.zclienA0 set CLIENAAGE = &quot;;[.B94];&quot;, CLIENARES = '&quot;;[.C94];&quot;' where CLIENACLI = &quot;;[.A94];&quot;;&quot;)" office:value-type="string" office:string-value="update sab139.zclienA0 set CLIENAAGE = ?, CLIENARES = '?' where CLIENACLI = 0661618;" calcext:value-type="string">
            <text:p>update sab139.zclienA0 set CLIENAAGE = ?, CLIENARES = '?' where CLIENACLI = 0661618;</text:p>
          </table:table-cell>
        </table:table-row>
        <table:table-row table:style-name="ro1">
          <table:table-cell office:value-type="string" calcext:value-type="string">
            <text:p>06618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822;</text:p>
          </table:table-cell>
          <table:table-cell table:formula="of:=CONCATENATE(&quot;update sab139.zclienA0 set CLIENAAGE = &quot;;[.B95];&quot;, CLIENARES = '&quot;;[.C95];&quot;' where CLIENACLI = &quot;;[.A95];&quot;;&quot;)" office:value-type="string" office:string-value="update sab139.zclienA0 set CLIENAAGE = ?, CLIENARES = '?' where CLIENACLI = 0661822;" calcext:value-type="string">
            <text:p>update sab139.zclienA0 set CLIENAAGE = ?, CLIENARES = '?' where CLIENACLI = 0661822;</text:p>
          </table:table-cell>
        </table:table-row>
        <table:table-row table:style-name="ro1">
          <table:table-cell office:value-type="string" calcext:value-type="string">
            <text:p>06618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859;</text:p>
          </table:table-cell>
          <table:table-cell table:formula="of:=CONCATENATE(&quot;update sab139.zclienA0 set CLIENAAGE = &quot;;[.B96];&quot;, CLIENARES = '&quot;;[.C96];&quot;' where CLIENACLI = &quot;;[.A96];&quot;;&quot;)" office:value-type="string" office:string-value="update sab139.zclienA0 set CLIENAAGE = ?, CLIENARES = '?' where CLIENACLI = 0661859;" calcext:value-type="string">
            <text:p>update sab139.zclienA0 set CLIENAAGE = ?, CLIENARES = '?' where CLIENACLI = 0661859;</text:p>
          </table:table-cell>
        </table:table-row>
        <table:table-row table:style-name="ro1">
          <table:table-cell office:value-type="string" calcext:value-type="string">
            <text:p>06618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860;</text:p>
          </table:table-cell>
          <table:table-cell table:formula="of:=CONCATENATE(&quot;update sab139.zclienA0 set CLIENAAGE = &quot;;[.B97];&quot;, CLIENARES = '&quot;;[.C97];&quot;' where CLIENACLI = &quot;;[.A97];&quot;;&quot;)" office:value-type="string" office:string-value="update sab139.zclienA0 set CLIENAAGE = ?, CLIENARES = '?' where CLIENACLI = 0661860;" calcext:value-type="string">
            <text:p>update sab139.zclienA0 set CLIENAAGE = ?, CLIENARES = '?' where CLIENACLI = 0661860;</text:p>
          </table:table-cell>
        </table:table-row>
        <table:table-row table:style-name="ro1">
          <table:table-cell office:value-type="string" calcext:value-type="string">
            <text:p>06619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2000, CLIENARES = '?' where CLIENACLI = 0661949;</text:p>
          </table:table-cell>
          <table:table-cell table:formula="of:=CONCATENATE(&quot;update sab139.zclienA0 set CLIENAAGE = &quot;;[.B98];&quot;, CLIENARES = '&quot;;[.C98];&quot;' where CLIENACLI = &quot;;[.A98];&quot;;&quot;)" office:value-type="string" office:string-value="update sab139.zclienA0 set CLIENAAGE = 2000, CLIENARES = '?' where CLIENACLI = 0661949;" calcext:value-type="string">
            <text:p>update sab139.zclienA0 set CLIENAAGE = 2000, CLIENARES = '?' where CLIENACLI = 0661949;</text:p>
          </table:table-cell>
        </table:table-row>
        <table:table-row table:style-name="ro1">
          <table:table-cell office:value-type="string" calcext:value-type="string">
            <text:p>066196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964;</text:p>
          </table:table-cell>
          <table:table-cell table:formula="of:=CONCATENATE(&quot;update sab139.zclienA0 set CLIENAAGE = &quot;;[.B99];&quot;, CLIENARES = '&quot;;[.C99];&quot;' where CLIENACLI = &quot;;[.A99];&quot;;&quot;)" office:value-type="string" office:string-value="update sab139.zclienA0 set CLIENAAGE = ?, CLIENARES = '?' where CLIENACLI = 0661964;" calcext:value-type="string">
            <text:p>update sab139.zclienA0 set CLIENAAGE = ?, CLIENARES = '?' where CLIENACLI = 0661964;</text:p>
          </table:table-cell>
        </table:table-row>
        <table:table-row table:style-name="ro1">
          <table:table-cell office:value-type="string" calcext:value-type="string">
            <text:p>06619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1990;</text:p>
          </table:table-cell>
          <table:table-cell table:formula="of:=CONCATENATE(&quot;update sab139.zclienA0 set CLIENAAGE = &quot;;[.B100];&quot;, CLIENARES = '&quot;;[.C100];&quot;' where CLIENACLI = &quot;;[.A100];&quot;;&quot;)" office:value-type="string" office:string-value="update sab139.zclienA0 set CLIENAAGE = ?, CLIENARES = '?' where CLIENACLI = 0661990;" calcext:value-type="string">
            <text:p>update sab139.zclienA0 set CLIENAAGE = ?, CLIENARES = '?' where CLIENACLI = 0661990;</text:p>
          </table:table-cell>
        </table:table-row>
        <table:table-row table:style-name="ro1">
          <table:table-cell office:value-type="string" calcext:value-type="string">
            <text:p>06620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2000, CLIENARES = '?' where CLIENACLI = 0662038;</text:p>
          </table:table-cell>
          <table:table-cell table:formula="of:=CONCATENATE(&quot;update sab139.zclienA0 set CLIENAAGE = &quot;;[.B101];&quot;, CLIENARES = '&quot;;[.C101];&quot;' where CLIENACLI = &quot;;[.A101];&quot;;&quot;)" office:value-type="string" office:string-value="update sab139.zclienA0 set CLIENAAGE = 2000, CLIENARES = '?' where CLIENACLI = 0662038;" calcext:value-type="string">
            <text:p>update sab139.zclienA0 set CLIENAAGE = 2000, CLIENARES = '?' where CLIENACLI = 0662038;</text:p>
          </table:table-cell>
        </table:table-row>
        <table:table-row table:style-name="ro1">
          <table:table-cell office:value-type="string" calcext:value-type="string">
            <text:p>06620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075;</text:p>
          </table:table-cell>
          <table:table-cell table:formula="of:=CONCATENATE(&quot;update sab139.zclienA0 set CLIENAAGE = &quot;;[.B102];&quot;, CLIENARES = '&quot;;[.C102];&quot;' where CLIENACLI = &quot;;[.A102];&quot;;&quot;)" office:value-type="string" office:string-value="update sab139.zclienA0 set CLIENAAGE = ?, CLIENARES = '?' where CLIENACLI = 0662075;" calcext:value-type="string">
            <text:p>update sab139.zclienA0 set CLIENAAGE = ?, CLIENARES = '?' where CLIENACLI = 0662075;</text:p>
          </table:table-cell>
        </table:table-row>
        <table:table-row table:style-name="ro1">
          <table:table-cell office:value-type="string" calcext:value-type="string">
            <text:p>06620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096;</text:p>
          </table:table-cell>
          <table:table-cell table:formula="of:=CONCATENATE(&quot;update sab139.zclienA0 set CLIENAAGE = &quot;;[.B103];&quot;, CLIENARES = '&quot;;[.C103];&quot;' where CLIENACLI = &quot;;[.A103];&quot;;&quot;)" office:value-type="string" office:string-value="update sab139.zclienA0 set CLIENAAGE = ?, CLIENARES = '?' where CLIENACLI = 0662096;" calcext:value-type="string">
            <text:p>update sab139.zclienA0 set CLIENAAGE = ?, CLIENARES = '?' where CLIENACLI = 0662096;</text:p>
          </table:table-cell>
        </table:table-row>
        <table:table-row table:style-name="ro1">
          <table:table-cell office:value-type="string" calcext:value-type="string">
            <text:p>06621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153;</text:p>
          </table:table-cell>
          <table:table-cell table:formula="of:=CONCATENATE(&quot;update sab139.zclienA0 set CLIENAAGE = &quot;;[.B104];&quot;, CLIENARES = '&quot;;[.C104];&quot;' where CLIENACLI = &quot;;[.A104];&quot;;&quot;)" office:value-type="string" office:string-value="update sab139.zclienA0 set CLIENAAGE = ?, CLIENARES = '?' where CLIENACLI = 0662153;" calcext:value-type="string">
            <text:p>update sab139.zclienA0 set CLIENAAGE = ?, CLIENARES = '?' where CLIENACLI = 0662153;</text:p>
          </table:table-cell>
        </table:table-row>
        <table:table-row table:style-name="ro1">
          <table:table-cell office:value-type="string" calcext:value-type="string">
            <text:p>06624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468;</text:p>
          </table:table-cell>
          <table:table-cell table:formula="of:=CONCATENATE(&quot;update sab139.zclienA0 set CLIENAAGE = &quot;;[.B105];&quot;, CLIENARES = '&quot;;[.C105];&quot;' where CLIENACLI = &quot;;[.A105];&quot;;&quot;)" office:value-type="string" office:string-value="update sab139.zclienA0 set CLIENAAGE = ?, CLIENARES = '?' where CLIENACLI = 0662468;" calcext:value-type="string">
            <text:p>update sab139.zclienA0 set CLIENAAGE = ?, CLIENARES = '?' where CLIENACLI = 0662468;</text:p>
          </table:table-cell>
        </table:table-row>
        <table:table-row table:style-name="ro1">
          <table:table-cell office:value-type="string" calcext:value-type="string">
            <text:p>066247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474;</text:p>
          </table:table-cell>
          <table:table-cell table:formula="of:=CONCATENATE(&quot;update sab139.zclienA0 set CLIENAAGE = &quot;;[.B106];&quot;, CLIENARES = '&quot;;[.C106];&quot;' where CLIENACLI = &quot;;[.A106];&quot;;&quot;)" office:value-type="string" office:string-value="update sab139.zclienA0 set CLIENAAGE = ?, CLIENARES = '?' where CLIENACLI = 0662474;" calcext:value-type="string">
            <text:p>update sab139.zclienA0 set CLIENAAGE = ?, CLIENARES = '?' where CLIENACLI = 0662474;</text:p>
          </table:table-cell>
        </table:table-row>
        <table:table-row table:style-name="ro1">
          <table:table-cell office:value-type="string" calcext:value-type="string">
            <text:p>066248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483;</text:p>
          </table:table-cell>
          <table:table-cell table:formula="of:=CONCATENATE(&quot;update sab139.zclienA0 set CLIENAAGE = &quot;;[.B107];&quot;, CLIENARES = '&quot;;[.C107];&quot;' where CLIENACLI = &quot;;[.A107];&quot;;&quot;)" office:value-type="string" office:string-value="update sab139.zclienA0 set CLIENAAGE = ?, CLIENARES = '?' where CLIENACLI = 0662483;" calcext:value-type="string">
            <text:p>update sab139.zclienA0 set CLIENAAGE = ?, CLIENARES = '?' where CLIENACLI = 0662483;</text:p>
          </table:table-cell>
        </table:table-row>
        <table:table-row table:style-name="ro1">
          <table:table-cell office:value-type="string" calcext:value-type="string">
            <text:p>06625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533;</text:p>
          </table:table-cell>
          <table:table-cell table:formula="of:=CONCATENATE(&quot;update sab139.zclienA0 set CLIENAAGE = &quot;;[.B108];&quot;, CLIENARES = '&quot;;[.C108];&quot;' where CLIENACLI = &quot;;[.A108];&quot;;&quot;)" office:value-type="string" office:string-value="update sab139.zclienA0 set CLIENAAGE = ?, CLIENARES = '?' where CLIENACLI = 0662533;" calcext:value-type="string">
            <text:p>update sab139.zclienA0 set CLIENAAGE = ?, CLIENARES = '?' where CLIENACLI = 0662533;</text:p>
          </table:table-cell>
        </table:table-row>
        <table:table-row table:style-name="ro1">
          <table:table-cell office:value-type="string" calcext:value-type="string">
            <text:p>066257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578;</text:p>
          </table:table-cell>
          <table:table-cell table:formula="of:=CONCATENATE(&quot;update sab139.zclienA0 set CLIENAAGE = &quot;;[.B109];&quot;, CLIENARES = '&quot;;[.C109];&quot;' where CLIENACLI = &quot;;[.A109];&quot;;&quot;)" office:value-type="string" office:string-value="update sab139.zclienA0 set CLIENAAGE = ?, CLIENARES = '?' where CLIENACLI = 0662578;" calcext:value-type="string">
            <text:p>update sab139.zclienA0 set CLIENAAGE = ?, CLIENARES = '?' where CLIENACLI = 0662578;</text:p>
          </table:table-cell>
        </table:table-row>
        <table:table-row table:style-name="ro1">
          <table:table-cell office:value-type="string" calcext:value-type="string">
            <text:p>06627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2707;</text:p>
          </table:table-cell>
          <table:table-cell table:formula="of:=CONCATENATE(&quot;update sab139.zclienA0 set CLIENAAGE = &quot;;[.B110];&quot;, CLIENARES = '&quot;;[.C110];&quot;' where CLIENACLI = &quot;;[.A110];&quot;;&quot;)" office:value-type="string" office:string-value="update sab139.zclienA0 set CLIENAAGE = 1000, CLIENARES = '?' where CLIENACLI = 0662707;" calcext:value-type="string">
            <text:p>update sab139.zclienA0 set CLIENAAGE = 1000, CLIENARES = '?' where CLIENACLI = 0662707;</text:p>
          </table:table-cell>
        </table:table-row>
        <table:table-row table:style-name="ro1">
          <table:table-cell office:value-type="string" calcext:value-type="string">
            <text:p>066276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769;</text:p>
          </table:table-cell>
          <table:table-cell table:formula="of:=CONCATENATE(&quot;update sab139.zclienA0 set CLIENAAGE = &quot;;[.B111];&quot;, CLIENARES = '&quot;;[.C111];&quot;' where CLIENACLI = &quot;;[.A111];&quot;;&quot;)" office:value-type="string" office:string-value="update sab139.zclienA0 set CLIENAAGE = ?, CLIENARES = '?' where CLIENACLI = 0662769;" calcext:value-type="string">
            <text:p>update sab139.zclienA0 set CLIENAAGE = ?, CLIENARES = '?' where CLIENACLI = 0662769;</text:p>
          </table:table-cell>
        </table:table-row>
        <table:table-row table:style-name="ro1">
          <table:table-cell office:value-type="string" calcext:value-type="string">
            <text:p>06629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13;</text:p>
          </table:table-cell>
          <table:table-cell table:formula="of:=CONCATENATE(&quot;update sab139.zclienA0 set CLIENAAGE = &quot;;[.B112];&quot;, CLIENARES = '&quot;;[.C112];&quot;' where CLIENACLI = &quot;;[.A112];&quot;;&quot;)" office:value-type="string" office:string-value="update sab139.zclienA0 set CLIENAAGE = ?, CLIENARES = '?' where CLIENACLI = 0662913;" calcext:value-type="string">
            <text:p>update sab139.zclienA0 set CLIENAAGE = ?, CLIENARES = '?' where CLIENACLI = 0662913;</text:p>
          </table:table-cell>
        </table:table-row>
        <table:table-row table:style-name="ro1">
          <table:table-cell office:value-type="string" calcext:value-type="string">
            <text:p>066291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14;</text:p>
          </table:table-cell>
          <table:table-cell table:formula="of:=CONCATENATE(&quot;update sab139.zclienA0 set CLIENAAGE = &quot;;[.B113];&quot;, CLIENARES = '&quot;;[.C113];&quot;' where CLIENACLI = &quot;;[.A113];&quot;;&quot;)" office:value-type="string" office:string-value="update sab139.zclienA0 set CLIENAAGE = ?, CLIENARES = '?' where CLIENACLI = 0662914;" calcext:value-type="string">
            <text:p>update sab139.zclienA0 set CLIENAAGE = ?, CLIENARES = '?' where CLIENACLI = 0662914;</text:p>
          </table:table-cell>
        </table:table-row>
        <table:table-row table:style-name="ro1">
          <table:table-cell office:value-type="string" calcext:value-type="string">
            <text:p>06629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39;</text:p>
          </table:table-cell>
          <table:table-cell table:formula="of:=CONCATENATE(&quot;update sab139.zclienA0 set CLIENAAGE = &quot;;[.B114];&quot;, CLIENARES = '&quot;;[.C114];&quot;' where CLIENACLI = &quot;;[.A114];&quot;;&quot;)" office:value-type="string" office:string-value="update sab139.zclienA0 set CLIENAAGE = ?, CLIENARES = '?' where CLIENACLI = 0662939;" calcext:value-type="string">
            <text:p>update sab139.zclienA0 set CLIENAAGE = ?, CLIENARES = '?' where CLIENACLI = 0662939;</text:p>
          </table:table-cell>
        </table:table-row>
        <table:table-row table:style-name="ro1">
          <table:table-cell office:value-type="string" calcext:value-type="string">
            <text:p>066294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43;</text:p>
          </table:table-cell>
          <table:table-cell table:formula="of:=CONCATENATE(&quot;update sab139.zclienA0 set CLIENAAGE = &quot;;[.B115];&quot;, CLIENARES = '&quot;;[.C115];&quot;' where CLIENACLI = &quot;;[.A115];&quot;;&quot;)" office:value-type="string" office:string-value="update sab139.zclienA0 set CLIENAAGE = ?, CLIENARES = '?' where CLIENACLI = 0662943;" calcext:value-type="string">
            <text:p>update sab139.zclienA0 set CLIENAAGE = ?, CLIENARES = '?' where CLIENACLI = 0662943;</text:p>
          </table:table-cell>
        </table:table-row>
        <table:table-row table:style-name="ro1">
          <table:table-cell office:value-type="string" calcext:value-type="string">
            <text:p>066294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44;</text:p>
          </table:table-cell>
          <table:table-cell table:formula="of:=CONCATENATE(&quot;update sab139.zclienA0 set CLIENAAGE = &quot;;[.B116];&quot;, CLIENARES = '&quot;;[.C116];&quot;' where CLIENACLI = &quot;;[.A116];&quot;;&quot;)" office:value-type="string" office:string-value="update sab139.zclienA0 set CLIENAAGE = ?, CLIENARES = '?' where CLIENACLI = 0662944;" calcext:value-type="string">
            <text:p>update sab139.zclienA0 set CLIENAAGE = ?, CLIENARES = '?' where CLIENACLI = 0662944;</text:p>
          </table:table-cell>
        </table:table-row>
        <table:table-row table:style-name="ro1">
          <table:table-cell office:value-type="string" calcext:value-type="string">
            <text:p>06629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2982;</text:p>
          </table:table-cell>
          <table:table-cell table:formula="of:=CONCATENATE(&quot;update sab139.zclienA0 set CLIENAAGE = &quot;;[.B117];&quot;, CLIENARES = '&quot;;[.C117];&quot;' where CLIENACLI = &quot;;[.A117];&quot;;&quot;)" office:value-type="string" office:string-value="update sab139.zclienA0 set CLIENAAGE = ?, CLIENARES = '?' where CLIENACLI = 0662982;" calcext:value-type="string">
            <text:p>update sab139.zclienA0 set CLIENAAGE = ?, CLIENARES = '?' where CLIENACLI = 0662982;</text:p>
          </table:table-cell>
        </table:table-row>
        <table:table-row table:style-name="ro1">
          <table:table-cell office:value-type="string" calcext:value-type="string">
            <text:p>0663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002;</text:p>
          </table:table-cell>
          <table:table-cell table:formula="of:=CONCATENATE(&quot;update sab139.zclienA0 set CLIENAAGE = &quot;;[.B118];&quot;, CLIENARES = '&quot;;[.C118];&quot;' where CLIENACLI = &quot;;[.A118];&quot;;&quot;)" office:value-type="string" office:string-value="update sab139.zclienA0 set CLIENAAGE = 1000, CLIENARES = '?' where CLIENACLI = 0663002;" calcext:value-type="string">
            <text:p>update sab139.zclienA0 set CLIENAAGE = 1000, CLIENARES = '?' where CLIENACLI = 0663002;</text:p>
          </table:table-cell>
        </table:table-row>
        <table:table-row table:style-name="ro1">
          <table:table-cell office:value-type="string" calcext:value-type="string">
            <text:p>06630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008;</text:p>
          </table:table-cell>
          <table:table-cell table:formula="of:=CONCATENATE(&quot;update sab139.zclienA0 set CLIENAAGE = &quot;;[.B119];&quot;, CLIENARES = '&quot;;[.C119];&quot;' where CLIENACLI = &quot;;[.A119];&quot;;&quot;)" office:value-type="string" office:string-value="update sab139.zclienA0 set CLIENAAGE = 1000, CLIENARES = '?' where CLIENACLI = 0663008;" calcext:value-type="string">
            <text:p>update sab139.zclienA0 set CLIENAAGE = 1000, CLIENARES = '?' where CLIENACLI = 0663008;</text:p>
          </table:table-cell>
        </table:table-row>
        <table:table-row table:style-name="ro1">
          <table:table-cell office:value-type="string" calcext:value-type="string">
            <text:p>06630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041;</text:p>
          </table:table-cell>
          <table:table-cell table:formula="of:=CONCATENATE(&quot;update sab139.zclienA0 set CLIENAAGE = &quot;;[.B120];&quot;, CLIENARES = '&quot;;[.C120];&quot;' where CLIENACLI = &quot;;[.A120];&quot;;&quot;)" office:value-type="string" office:string-value="update sab139.zclienA0 set CLIENAAGE = 1000, CLIENARES = '?' where CLIENACLI = 0663041;" calcext:value-type="string">
            <text:p>update sab139.zclienA0 set CLIENAAGE = 1000, CLIENARES = '?' where CLIENACLI = 0663041;</text:p>
          </table:table-cell>
        </table:table-row>
        <table:table-row table:style-name="ro1">
          <table:table-cell office:value-type="string" calcext:value-type="string">
            <text:p>06630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050;</text:p>
          </table:table-cell>
          <table:table-cell table:formula="of:=CONCATENATE(&quot;update sab139.zclienA0 set CLIENAAGE = &quot;;[.B121];&quot;, CLIENARES = '&quot;;[.C121];&quot;' where CLIENACLI = &quot;;[.A121];&quot;;&quot;)" office:value-type="string" office:string-value="update sab139.zclienA0 set CLIENAAGE = 1000, CLIENARES = '?' where CLIENACLI = 0663050;" calcext:value-type="string">
            <text:p>update sab139.zclienA0 set CLIENAAGE = 1000, CLIENARES = '?' where CLIENACLI = 0663050;</text:p>
          </table:table-cell>
        </table:table-row>
        <table:table-row table:style-name="ro1">
          <table:table-cell office:value-type="string" calcext:value-type="string">
            <text:p>066309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092;</text:p>
          </table:table-cell>
          <table:table-cell table:formula="of:=CONCATENATE(&quot;update sab139.zclienA0 set CLIENAAGE = &quot;;[.B122];&quot;, CLIENARES = '&quot;;[.C122];&quot;' where CLIENACLI = &quot;;[.A122];&quot;;&quot;)" office:value-type="string" office:string-value="update sab139.zclienA0 set CLIENAAGE = ?, CLIENARES = '?' where CLIENACLI = 0663092;" calcext:value-type="string">
            <text:p>update sab139.zclienA0 set CLIENAAGE = ?, CLIENARES = '?' where CLIENACLI = 0663092;</text:p>
          </table:table-cell>
        </table:table-row>
        <table:table-row table:style-name="ro1">
          <table:table-cell office:value-type="string" calcext:value-type="string">
            <text:p>06631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191;</text:p>
          </table:table-cell>
          <table:table-cell table:formula="of:=CONCATENATE(&quot;update sab139.zclienA0 set CLIENAAGE = &quot;;[.B123];&quot;, CLIENARES = '&quot;;[.C123];&quot;' where CLIENACLI = &quot;;[.A123];&quot;;&quot;)" office:value-type="string" office:string-value="update sab139.zclienA0 set CLIENAAGE = 1000, CLIENARES = '?' where CLIENACLI = 0663191;" calcext:value-type="string">
            <text:p>update sab139.zclienA0 set CLIENAAGE = 1000, CLIENARES = '?' where CLIENACLI = 0663191;</text:p>
          </table:table-cell>
        </table:table-row>
        <table:table-row table:style-name="ro1">
          <table:table-cell office:value-type="string" calcext:value-type="string">
            <text:p>06631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193;</text:p>
          </table:table-cell>
          <table:table-cell table:formula="of:=CONCATENATE(&quot;update sab139.zclienA0 set CLIENAAGE = &quot;;[.B124];&quot;, CLIENARES = '&quot;;[.C124];&quot;' where CLIENACLI = &quot;;[.A124];&quot;;&quot;)" office:value-type="string" office:string-value="update sab139.zclienA0 set CLIENAAGE = 1000, CLIENARES = '?' where CLIENACLI = 0663193;" calcext:value-type="string">
            <text:p>update sab139.zclienA0 set CLIENAAGE = 1000, CLIENARES = '?' where CLIENACLI = 0663193;</text:p>
          </table:table-cell>
        </table:table-row>
        <table:table-row table:style-name="ro1">
          <table:table-cell office:value-type="string" calcext:value-type="string">
            <text:p>06632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225;</text:p>
          </table:table-cell>
          <table:table-cell table:formula="of:=CONCATENATE(&quot;update sab139.zclienA0 set CLIENAAGE = &quot;;[.B125];&quot;, CLIENARES = '&quot;;[.C125];&quot;' where CLIENACLI = &quot;;[.A125];&quot;;&quot;)" office:value-type="string" office:string-value="update sab139.zclienA0 set CLIENAAGE = 1000, CLIENARES = '?' where CLIENACLI = 0663225;" calcext:value-type="string">
            <text:p>update sab139.zclienA0 set CLIENAAGE = 1000, CLIENARES = '?' where CLIENACLI = 0663225;</text:p>
          </table:table-cell>
        </table:table-row>
        <table:table-row table:style-name="ro1">
          <table:table-cell office:value-type="string" calcext:value-type="string">
            <text:p>06632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246;</text:p>
          </table:table-cell>
          <table:table-cell table:formula="of:=CONCATENATE(&quot;update sab139.zclienA0 set CLIENAAGE = &quot;;[.B126];&quot;, CLIENARES = '&quot;;[.C126];&quot;' where CLIENACLI = &quot;;[.A126];&quot;;&quot;)" office:value-type="string" office:string-value="update sab139.zclienA0 set CLIENAAGE = ?, CLIENARES = '?' where CLIENACLI = 0663246;" calcext:value-type="string">
            <text:p>update sab139.zclienA0 set CLIENAAGE = ?, CLIENARES = '?' where CLIENACLI = 0663246;</text:p>
          </table:table-cell>
        </table:table-row>
        <table:table-row table:style-name="ro1">
          <table:table-cell office:value-type="string" calcext:value-type="string">
            <text:p>066327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271;</text:p>
          </table:table-cell>
          <table:table-cell table:formula="of:=CONCATENATE(&quot;update sab139.zclienA0 set CLIENAAGE = &quot;;[.B127];&quot;, CLIENARES = '&quot;;[.C127];&quot;' where CLIENACLI = &quot;;[.A127];&quot;;&quot;)" office:value-type="string" office:string-value="update sab139.zclienA0 set CLIENAAGE = 1000, CLIENARES = '?' where CLIENACLI = 0663271;" calcext:value-type="string">
            <text:p>update sab139.zclienA0 set CLIENAAGE = 1000, CLIENARES = '?' where CLIENACLI = 0663271;</text:p>
          </table:table-cell>
        </table:table-row>
        <table:table-row table:style-name="ro1">
          <table:table-cell office:value-type="string" calcext:value-type="string">
            <text:p>06633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386;</text:p>
          </table:table-cell>
          <table:table-cell table:formula="of:=CONCATENATE(&quot;update sab139.zclienA0 set CLIENAAGE = &quot;;[.B128];&quot;, CLIENARES = '&quot;;[.C128];&quot;' where CLIENACLI = &quot;;[.A128];&quot;;&quot;)" office:value-type="string" office:string-value="update sab139.zclienA0 set CLIENAAGE = 1000, CLIENARES = '?' where CLIENACLI = 0663386;" calcext:value-type="string">
            <text:p>update sab139.zclienA0 set CLIENAAGE = 1000, CLIENARES = '?' where CLIENACLI = 0663386;</text:p>
          </table:table-cell>
        </table:table-row>
        <table:table-row table:style-name="ro1">
          <table:table-cell office:value-type="string" calcext:value-type="string">
            <text:p>06634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481;</text:p>
          </table:table-cell>
          <table:table-cell table:formula="of:=CONCATENATE(&quot;update sab139.zclienA0 set CLIENAAGE = &quot;;[.B129];&quot;, CLIENARES = '&quot;;[.C129];&quot;' where CLIENACLI = &quot;;[.A129];&quot;;&quot;)" office:value-type="string" office:string-value="update sab139.zclienA0 set CLIENAAGE = ?, CLIENARES = '?' where CLIENACLI = 0663481;" calcext:value-type="string">
            <text:p>update sab139.zclienA0 set CLIENAAGE = ?, CLIENARES = '?' where CLIENACLI = 0663481;</text:p>
          </table:table-cell>
        </table:table-row>
        <table:table-row table:style-name="ro1">
          <table:table-cell office:value-type="string" calcext:value-type="string">
            <text:p>06635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663538;</text:p>
          </table:table-cell>
          <table:table-cell table:formula="of:=CONCATENATE(&quot;update sab139.zclienA0 set CLIENAAGE = &quot;;[.B130];&quot;, CLIENARES = '&quot;;[.C130];&quot;' where CLIENACLI = &quot;;[.A130];&quot;;&quot;)" office:value-type="string" office:string-value="update sab139.zclienA0 set CLIENAAGE = 1000, CLIENARES = '?' where CLIENACLI = 0663538;" calcext:value-type="string">
            <text:p>update sab139.zclienA0 set CLIENAAGE = 1000, CLIENARES = '?' where CLIENACLI = 0663538;</text:p>
          </table:table-cell>
        </table:table-row>
        <table:table-row table:style-name="ro1">
          <table:table-cell office:value-type="string" calcext:value-type="string">
            <text:p>066355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550;</text:p>
          </table:table-cell>
          <table:table-cell table:formula="of:=CONCATENATE(&quot;update sab139.zclienA0 set CLIENAAGE = &quot;;[.B131];&quot;, CLIENARES = '&quot;;[.C131];&quot;' where CLIENACLI = &quot;;[.A131];&quot;;&quot;)" office:value-type="string" office:string-value="update sab139.zclienA0 set CLIENAAGE = ?, CLIENARES = '?' where CLIENACLI = 0663550;" calcext:value-type="string">
            <text:p>update sab139.zclienA0 set CLIENAAGE = ?, CLIENARES = '?' where CLIENACLI = 0663550;</text:p>
          </table:table-cell>
        </table:table-row>
        <table:table-row table:style-name="ro1">
          <table:table-cell office:value-type="string" calcext:value-type="string">
            <text:p>066355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556;</text:p>
          </table:table-cell>
          <table:table-cell table:formula="of:=CONCATENATE(&quot;update sab139.zclienA0 set CLIENAAGE = &quot;;[.B132];&quot;, CLIENARES = '&quot;;[.C132];&quot;' where CLIENACLI = &quot;;[.A132];&quot;;&quot;)" office:value-type="string" office:string-value="update sab139.zclienA0 set CLIENAAGE = ?, CLIENARES = '?' where CLIENACLI = 0663556;" calcext:value-type="string">
            <text:p>update sab139.zclienA0 set CLIENAAGE = ?, CLIENARES = '?' where CLIENACLI = 0663556;</text:p>
          </table:table-cell>
        </table:table-row>
        <table:table-row table:style-name="ro1">
          <table:table-cell office:value-type="string" calcext:value-type="string">
            <text:p>066358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5000, CLIENARES = '?' where CLIENACLI = 0663587;</text:p>
          </table:table-cell>
          <table:table-cell table:formula="of:=CONCATENATE(&quot;update sab139.zclienA0 set CLIENAAGE = &quot;;[.B133];&quot;, CLIENARES = '&quot;;[.C133];&quot;' where CLIENACLI = &quot;;[.A133];&quot;;&quot;)" office:value-type="string" office:string-value="update sab139.zclienA0 set CLIENAAGE = 5000, CLIENARES = '?' where CLIENACLI = 0663587;" calcext:value-type="string">
            <text:p>update sab139.zclienA0 set CLIENAAGE = 5000, CLIENARES = '?' where CLIENACLI = 0663587;</text:p>
          </table:table-cell>
        </table:table-row>
        <table:table-row table:style-name="ro1">
          <table:table-cell office:value-type="string" calcext:value-type="string">
            <text:p>066358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5000, CLIENARES = '?' where CLIENACLI = 0663588;</text:p>
          </table:table-cell>
          <table:table-cell table:formula="of:=CONCATENATE(&quot;update sab139.zclienA0 set CLIENAAGE = &quot;;[.B134];&quot;, CLIENARES = '&quot;;[.C134];&quot;' where CLIENACLI = &quot;;[.A134];&quot;;&quot;)" office:value-type="string" office:string-value="update sab139.zclienA0 set CLIENAAGE = 5000, CLIENARES = '?' where CLIENACLI = 0663588;" calcext:value-type="string">
            <text:p>update sab139.zclienA0 set CLIENAAGE = 5000, CLIENARES = '?' where CLIENACLI = 0663588;</text:p>
          </table:table-cell>
        </table:table-row>
        <table:table-row table:style-name="ro1">
          <table:table-cell office:value-type="string" calcext:value-type="string">
            <text:p>06635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590;</text:p>
          </table:table-cell>
          <table:table-cell table:formula="of:=CONCATENATE(&quot;update sab139.zclienA0 set CLIENAAGE = &quot;;[.B135];&quot;, CLIENARES = '&quot;;[.C135];&quot;' where CLIENACLI = &quot;;[.A135];&quot;;&quot;)" office:value-type="string" office:string-value="update sab139.zclienA0 set CLIENAAGE = ?, CLIENARES = '?' where CLIENACLI = 0663590;" calcext:value-type="string">
            <text:p>update sab139.zclienA0 set CLIENAAGE = ?, CLIENARES = '?' where CLIENACLI = 0663590;</text:p>
          </table:table-cell>
        </table:table-row>
        <table:table-row table:style-name="ro1">
          <table:table-cell office:value-type="string" calcext:value-type="string">
            <text:p>06636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13;</text:p>
          </table:table-cell>
          <table:table-cell table:formula="of:=CONCATENATE(&quot;update sab139.zclienA0 set CLIENAAGE = &quot;;[.B136];&quot;, CLIENARES = '&quot;;[.C136];&quot;' where CLIENACLI = &quot;;[.A136];&quot;;&quot;)" office:value-type="string" office:string-value="update sab139.zclienA0 set CLIENAAGE = ?, CLIENARES = '?' where CLIENACLI = 0663613;" calcext:value-type="string">
            <text:p>update sab139.zclienA0 set CLIENAAGE = ?, CLIENARES = '?' where CLIENACLI = 0663613;</text:p>
          </table:table-cell>
        </table:table-row>
        <table:table-row table:style-name="ro1">
          <table:table-cell office:value-type="string" calcext:value-type="string">
            <text:p>06636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18;</text:p>
          </table:table-cell>
          <table:table-cell table:formula="of:=CONCATENATE(&quot;update sab139.zclienA0 set CLIENAAGE = &quot;;[.B137];&quot;, CLIENARES = '&quot;;[.C137];&quot;' where CLIENACLI = &quot;;[.A137];&quot;;&quot;)" office:value-type="string" office:string-value="update sab139.zclienA0 set CLIENAAGE = ?, CLIENARES = '?' where CLIENACLI = 0663618;" calcext:value-type="string">
            <text:p>update sab139.zclienA0 set CLIENAAGE = ?, CLIENARES = '?' where CLIENACLI = 0663618;</text:p>
          </table:table-cell>
        </table:table-row>
        <table:table-row table:style-name="ro1">
          <table:table-cell office:value-type="string" calcext:value-type="string">
            <text:p>066362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24;</text:p>
          </table:table-cell>
          <table:table-cell table:formula="of:=CONCATENATE(&quot;update sab139.zclienA0 set CLIENAAGE = &quot;;[.B138];&quot;, CLIENARES = '&quot;;[.C138];&quot;' where CLIENACLI = &quot;;[.A138];&quot;;&quot;)" office:value-type="string" office:string-value="update sab139.zclienA0 set CLIENAAGE = ?, CLIENARES = '?' where CLIENACLI = 0663624;" calcext:value-type="string">
            <text:p>update sab139.zclienA0 set CLIENAAGE = ?, CLIENARES = '?' where CLIENACLI = 0663624;</text:p>
          </table:table-cell>
        </table:table-row>
        <table:table-row table:style-name="ro1">
          <table:table-cell office:value-type="string" calcext:value-type="string">
            <text:p>066363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36;</text:p>
          </table:table-cell>
          <table:table-cell table:formula="of:=CONCATENATE(&quot;update sab139.zclienA0 set CLIENAAGE = &quot;;[.B139];&quot;, CLIENARES = '&quot;;[.C139];&quot;' where CLIENACLI = &quot;;[.A139];&quot;;&quot;)" office:value-type="string" office:string-value="update sab139.zclienA0 set CLIENAAGE = ?, CLIENARES = '?' where CLIENACLI = 0663636;" calcext:value-type="string">
            <text:p>update sab139.zclienA0 set CLIENAAGE = ?, CLIENARES = '?' where CLIENACLI = 0663636;</text:p>
          </table:table-cell>
        </table:table-row>
        <table:table-row table:style-name="ro1">
          <table:table-cell office:value-type="string" calcext:value-type="string">
            <text:p>066363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38;</text:p>
          </table:table-cell>
          <table:table-cell table:formula="of:=CONCATENATE(&quot;update sab139.zclienA0 set CLIENAAGE = &quot;;[.B140];&quot;, CLIENARES = '&quot;;[.C140];&quot;' where CLIENACLI = &quot;;[.A140];&quot;;&quot;)" office:value-type="string" office:string-value="update sab139.zclienA0 set CLIENAAGE = ?, CLIENARES = '?' where CLIENACLI = 0663638;" calcext:value-type="string">
            <text:p>update sab139.zclienA0 set CLIENAAGE = ?, CLIENARES = '?' where CLIENACLI = 0663638;</text:p>
          </table:table-cell>
        </table:table-row>
        <table:table-row table:style-name="ro1">
          <table:table-cell office:value-type="string" calcext:value-type="string">
            <text:p>066365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51;</text:p>
          </table:table-cell>
          <table:table-cell table:formula="of:=CONCATENATE(&quot;update sab139.zclienA0 set CLIENAAGE = &quot;;[.B141];&quot;, CLIENARES = '&quot;;[.C141];&quot;' where CLIENACLI = &quot;;[.A141];&quot;;&quot;)" office:value-type="string" office:string-value="update sab139.zclienA0 set CLIENAAGE = ?, CLIENARES = '?' where CLIENACLI = 0663651;" calcext:value-type="string">
            <text:p>update sab139.zclienA0 set CLIENAAGE = ?, CLIENARES = '?' where CLIENACLI = 0663651;</text:p>
          </table:table-cell>
        </table:table-row>
        <table:table-row table:style-name="ro1">
          <table:table-cell office:value-type="string" calcext:value-type="string">
            <text:p>066365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52;</text:p>
          </table:table-cell>
          <table:table-cell table:formula="of:=CONCATENATE(&quot;update sab139.zclienA0 set CLIENAAGE = &quot;;[.B142];&quot;, CLIENARES = '&quot;;[.C142];&quot;' where CLIENACLI = &quot;;[.A142];&quot;;&quot;)" office:value-type="string" office:string-value="update sab139.zclienA0 set CLIENAAGE = ?, CLIENARES = '?' where CLIENACLI = 0663652;" calcext:value-type="string">
            <text:p>update sab139.zclienA0 set CLIENAAGE = ?, CLIENARES = '?' where CLIENACLI = 0663652;</text:p>
          </table:table-cell>
        </table:table-row>
        <table:table-row table:style-name="ro1">
          <table:table-cell office:value-type="string" calcext:value-type="string">
            <text:p>066365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57;</text:p>
          </table:table-cell>
          <table:table-cell table:formula="of:=CONCATENATE(&quot;update sab139.zclienA0 set CLIENAAGE = &quot;;[.B143];&quot;, CLIENARES = '&quot;;[.C143];&quot;' where CLIENACLI = &quot;;[.A143];&quot;;&quot;)" office:value-type="string" office:string-value="update sab139.zclienA0 set CLIENAAGE = ?, CLIENARES = '?' where CLIENACLI = 0663657;" calcext:value-type="string">
            <text:p>update sab139.zclienA0 set CLIENAAGE = ?, CLIENARES = '?' where CLIENACLI = 0663657;</text:p>
          </table:table-cell>
        </table:table-row>
        <table:table-row table:style-name="ro1">
          <table:table-cell office:value-type="string" calcext:value-type="string">
            <text:p>06636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58;</text:p>
          </table:table-cell>
          <table:table-cell table:formula="of:=CONCATENATE(&quot;update sab139.zclienA0 set CLIENAAGE = &quot;;[.B144];&quot;, CLIENARES = '&quot;;[.C144];&quot;' where CLIENACLI = &quot;;[.A144];&quot;;&quot;)" office:value-type="string" office:string-value="update sab139.zclienA0 set CLIENAAGE = ?, CLIENARES = '?' where CLIENACLI = 0663658;" calcext:value-type="string">
            <text:p>update sab139.zclienA0 set CLIENAAGE = ?, CLIENARES = '?' where CLIENACLI = 0663658;</text:p>
          </table:table-cell>
        </table:table-row>
        <table:table-row table:style-name="ro1">
          <table:table-cell office:value-type="string" calcext:value-type="string">
            <text:p>066367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73;</text:p>
          </table:table-cell>
          <table:table-cell table:formula="of:=CONCATENATE(&quot;update sab139.zclienA0 set CLIENAAGE = &quot;;[.B145];&quot;, CLIENARES = '&quot;;[.C145];&quot;' where CLIENACLI = &quot;;[.A145];&quot;;&quot;)" office:value-type="string" office:string-value="update sab139.zclienA0 set CLIENAAGE = ?, CLIENARES = '?' where CLIENACLI = 0663673;" calcext:value-type="string">
            <text:p>update sab139.zclienA0 set CLIENAAGE = ?, CLIENARES = '?' where CLIENACLI = 0663673;</text:p>
          </table:table-cell>
        </table:table-row>
        <table:table-row table:style-name="ro1">
          <table:table-cell office:value-type="string" calcext:value-type="string">
            <text:p>06636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80;</text:p>
          </table:table-cell>
          <table:table-cell table:formula="of:=CONCATENATE(&quot;update sab139.zclienA0 set CLIENAAGE = &quot;;[.B146];&quot;, CLIENARES = '&quot;;[.C146];&quot;' where CLIENACLI = &quot;;[.A146];&quot;;&quot;)" office:value-type="string" office:string-value="update sab139.zclienA0 set CLIENAAGE = ?, CLIENARES = '?' where CLIENACLI = 0663680;" calcext:value-type="string">
            <text:p>update sab139.zclienA0 set CLIENAAGE = ?, CLIENARES = '?' where CLIENACLI = 0663680;</text:p>
          </table:table-cell>
        </table:table-row>
        <table:table-row table:style-name="ro1">
          <table:table-cell office:value-type="string" calcext:value-type="string">
            <text:p>06636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81;</text:p>
          </table:table-cell>
          <table:table-cell table:formula="of:=CONCATENATE(&quot;update sab139.zclienA0 set CLIENAAGE = &quot;;[.B147];&quot;, CLIENARES = '&quot;;[.C147];&quot;' where CLIENACLI = &quot;;[.A147];&quot;;&quot;)" office:value-type="string" office:string-value="update sab139.zclienA0 set CLIENAAGE = ?, CLIENARES = '?' where CLIENACLI = 0663681;" calcext:value-type="string">
            <text:p>update sab139.zclienA0 set CLIENAAGE = ?, CLIENARES = '?' where CLIENACLI = 0663681;</text:p>
          </table:table-cell>
        </table:table-row>
        <table:table-row table:style-name="ro1">
          <table:table-cell office:value-type="string" calcext:value-type="string">
            <text:p>066369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95;</text:p>
          </table:table-cell>
          <table:table-cell table:formula="of:=CONCATENATE(&quot;update sab139.zclienA0 set CLIENAAGE = &quot;;[.B148];&quot;, CLIENARES = '&quot;;[.C148];&quot;' where CLIENACLI = &quot;;[.A148];&quot;;&quot;)" office:value-type="string" office:string-value="update sab139.zclienA0 set CLIENAAGE = ?, CLIENARES = '?' where CLIENACLI = 0663695;" calcext:value-type="string">
            <text:p>update sab139.zclienA0 set CLIENAAGE = ?, CLIENARES = '?' where CLIENACLI = 0663695;</text:p>
          </table:table-cell>
        </table:table-row>
        <table:table-row table:style-name="ro1">
          <table:table-cell office:value-type="string" calcext:value-type="string">
            <text:p>06636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96;</text:p>
          </table:table-cell>
          <table:table-cell table:formula="of:=CONCATENATE(&quot;update sab139.zclienA0 set CLIENAAGE = &quot;;[.B149];&quot;, CLIENARES = '&quot;;[.C149];&quot;' where CLIENACLI = &quot;;[.A149];&quot;;&quot;)" office:value-type="string" office:string-value="update sab139.zclienA0 set CLIENAAGE = ?, CLIENARES = '?' where CLIENACLI = 0663696;" calcext:value-type="string">
            <text:p>update sab139.zclienA0 set CLIENAAGE = ?, CLIENARES = '?' where CLIENACLI = 0663696;</text:p>
          </table:table-cell>
        </table:table-row>
        <table:table-row table:style-name="ro1">
          <table:table-cell office:value-type="string" calcext:value-type="string">
            <text:p>066369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697;</text:p>
          </table:table-cell>
          <table:table-cell table:formula="of:=CONCATENATE(&quot;update sab139.zclienA0 set CLIENAAGE = &quot;;[.B150];&quot;, CLIENARES = '&quot;;[.C150];&quot;' where CLIENACLI = &quot;;[.A150];&quot;;&quot;)" office:value-type="string" office:string-value="update sab139.zclienA0 set CLIENAAGE = ?, CLIENARES = '?' where CLIENACLI = 0663697;" calcext:value-type="string">
            <text:p>update sab139.zclienA0 set CLIENAAGE = ?, CLIENARES = '?' where CLIENACLI = 0663697;</text:p>
          </table:table-cell>
        </table:table-row>
        <table:table-row table:style-name="ro1">
          <table:table-cell office:value-type="string" calcext:value-type="string">
            <text:p>066370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704;</text:p>
          </table:table-cell>
          <table:table-cell table:formula="of:=CONCATENATE(&quot;update sab139.zclienA0 set CLIENAAGE = &quot;;[.B151];&quot;, CLIENARES = '&quot;;[.C151];&quot;' where CLIENACLI = &quot;;[.A151];&quot;;&quot;)" office:value-type="string" office:string-value="update sab139.zclienA0 set CLIENAAGE = ?, CLIENARES = '?' where CLIENACLI = 0663704;" calcext:value-type="string">
            <text:p>update sab139.zclienA0 set CLIENAAGE = ?, CLIENARES = '?' where CLIENACLI = 0663704;</text:p>
          </table:table-cell>
        </table:table-row>
        <table:table-row table:style-name="ro1">
          <table:table-cell office:value-type="string" calcext:value-type="string">
            <text:p>06637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739;</text:p>
          </table:table-cell>
          <table:table-cell table:formula="of:=CONCATENATE(&quot;update sab139.zclienA0 set CLIENAAGE = &quot;;[.B152];&quot;, CLIENARES = '&quot;;[.C152];&quot;' where CLIENACLI = &quot;;[.A152];&quot;;&quot;)" office:value-type="string" office:string-value="update sab139.zclienA0 set CLIENAAGE = ?, CLIENARES = '?' where CLIENACLI = 0663739;" calcext:value-type="string">
            <text:p>update sab139.zclienA0 set CLIENAAGE = ?, CLIENARES = '?' where CLIENACLI = 0663739;</text:p>
          </table:table-cell>
        </table:table-row>
        <table:table-row table:style-name="ro1">
          <table:table-cell office:value-type="string" calcext:value-type="string">
            <text:p>066376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663766;</text:p>
          </table:table-cell>
          <table:table-cell table:formula="of:=CONCATENATE(&quot;update sab139.zclienA0 set CLIENAAGE = &quot;;[.B153];&quot;, CLIENARES = '&quot;;[.C153];&quot;' where CLIENACLI = &quot;;[.A153];&quot;;&quot;)" office:value-type="string" office:string-value="update sab139.zclienA0 set CLIENAAGE = ?, CLIENARES = '?' where CLIENACLI = 0663766;" calcext:value-type="string">
            <text:p>update sab139.zclienA0 set CLIENAAGE = ?, CLIENARES = '?' where CLIENACLI = 0663766;</text:p>
          </table:table-cell>
        </table:table-row>
        <table:table-row table:style-name="ro1">
          <table:table-cell office:value-type="string" calcext:value-type="string">
            <text:p>070127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1273;</text:p>
          </table:table-cell>
          <table:table-cell table:formula="of:=CONCATENATE(&quot;update sab139.zclienA0 set CLIENAAGE = &quot;;[.B154];&quot;, CLIENARES = '&quot;;[.C154];&quot;' where CLIENACLI = &quot;;[.A154];&quot;;&quot;)" office:value-type="string" office:string-value="update sab139.zclienA0 set CLIENAAGE = ?, CLIENARES = '?' where CLIENACLI = 0701273;" calcext:value-type="string">
            <text:p>update sab139.zclienA0 set CLIENAAGE = ?, CLIENARES = '?' where CLIENACLI = 0701273;</text:p>
          </table:table-cell>
        </table:table-row>
        <table:table-row table:style-name="ro1">
          <table:table-cell office:value-type="string" calcext:value-type="string">
            <text:p>07018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1846;</text:p>
          </table:table-cell>
          <table:table-cell table:formula="of:=CONCATENATE(&quot;update sab139.zclienA0 set CLIENAAGE = &quot;;[.B155];&quot;, CLIENARES = '&quot;;[.C155];&quot;' where CLIENACLI = &quot;;[.A155];&quot;;&quot;)" office:value-type="string" office:string-value="update sab139.zclienA0 set CLIENAAGE = ?, CLIENARES = '?' where CLIENACLI = 0701846;" calcext:value-type="string">
            <text:p>update sab139.zclienA0 set CLIENAAGE = ?, CLIENARES = '?' where CLIENACLI = 0701846;</text:p>
          </table:table-cell>
        </table:table-row>
        <table:table-row table:style-name="ro1">
          <table:table-cell office:value-type="string" calcext:value-type="string">
            <text:p>07022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2296;</text:p>
          </table:table-cell>
          <table:table-cell table:formula="of:=CONCATENATE(&quot;update sab139.zclienA0 set CLIENAAGE = &quot;;[.B156];&quot;, CLIENARES = '&quot;;[.C156];&quot;' where CLIENACLI = &quot;;[.A156];&quot;;&quot;)" office:value-type="string" office:string-value="update sab139.zclienA0 set CLIENAAGE = ?, CLIENARES = '?' where CLIENACLI = 0702296;" calcext:value-type="string">
            <text:p>update sab139.zclienA0 set CLIENAAGE = ?, CLIENARES = '?' where CLIENACLI = 0702296;</text:p>
          </table:table-cell>
        </table:table-row>
        <table:table-row table:style-name="ro1">
          <table:table-cell office:value-type="string" calcext:value-type="string">
            <text:p>07039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03910;</text:p>
          </table:table-cell>
          <table:table-cell table:formula="of:=CONCATENATE(&quot;update sab139.zclienA0 set CLIENAAGE = &quot;;[.B157];&quot;, CLIENARES = '&quot;;[.C157];&quot;' where CLIENACLI = &quot;;[.A157];&quot;;&quot;)" office:value-type="string" office:string-value="update sab139.zclienA0 set CLIENAAGE = 1000, CLIENARES = '?' where CLIENACLI = 0703910;" calcext:value-type="string">
            <text:p>update sab139.zclienA0 set CLIENAAGE = 1000, CLIENARES = '?' where CLIENACLI = 0703910;</text:p>
          </table:table-cell>
        </table:table-row>
        <table:table-row table:style-name="ro1">
          <table:table-cell office:value-type="string" calcext:value-type="string">
            <text:p>07048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4860;</text:p>
          </table:table-cell>
          <table:table-cell table:formula="of:=CONCATENATE(&quot;update sab139.zclienA0 set CLIENAAGE = &quot;;[.B158];&quot;, CLIENARES = '&quot;;[.C158];&quot;' where CLIENACLI = &quot;;[.A158];&quot;;&quot;)" office:value-type="string" office:string-value="update sab139.zclienA0 set CLIENAAGE = ?, CLIENARES = '?' where CLIENACLI = 0704860;" calcext:value-type="string">
            <text:p>update sab139.zclienA0 set CLIENAAGE = ?, CLIENARES = '?' where CLIENACLI = 0704860;</text:p>
          </table:table-cell>
        </table:table-row>
        <table:table-row table:style-name="ro1">
          <table:table-cell office:value-type="string" calcext:value-type="string">
            <text:p>07051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5149;</text:p>
          </table:table-cell>
          <table:table-cell table:formula="of:=CONCATENATE(&quot;update sab139.zclienA0 set CLIENAAGE = &quot;;[.B159];&quot;, CLIENARES = '&quot;;[.C159];&quot;' where CLIENACLI = &quot;;[.A159];&quot;;&quot;)" office:value-type="string" office:string-value="update sab139.zclienA0 set CLIENAAGE = ?, CLIENARES = '?' where CLIENACLI = 0705149;" calcext:value-type="string">
            <text:p>update sab139.zclienA0 set CLIENAAGE = ?, CLIENARES = '?' where CLIENACLI = 0705149;</text:p>
          </table:table-cell>
        </table:table-row>
        <table:table-row table:style-name="ro1">
          <table:table-cell office:value-type="string" calcext:value-type="string">
            <text:p>070651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06514;</text:p>
          </table:table-cell>
          <table:table-cell table:formula="of:=CONCATENATE(&quot;update sab139.zclienA0 set CLIENAAGE = &quot;;[.B160];&quot;, CLIENARES = '&quot;;[.C160];&quot;' where CLIENACLI = &quot;;[.A160];&quot;;&quot;)" office:value-type="string" office:string-value="update sab139.zclienA0 set CLIENAAGE = ?, CLIENARES = '?' where CLIENACLI = 0706514;" calcext:value-type="string">
            <text:p>update sab139.zclienA0 set CLIENAAGE = ?, CLIENARES = '?' where CLIENACLI = 0706514;</text:p>
          </table:table-cell>
        </table:table-row>
        <table:table-row table:style-name="ro1">
          <table:table-cell office:value-type="string" calcext:value-type="string">
            <text:p>07108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10867;</text:p>
          </table:table-cell>
          <table:table-cell table:formula="of:=CONCATENATE(&quot;update sab139.zclienA0 set CLIENAAGE = &quot;;[.B161];&quot;, CLIENARES = '&quot;;[.C161];&quot;' where CLIENACLI = &quot;;[.A161];&quot;;&quot;)" office:value-type="string" office:string-value="update sab139.zclienA0 set CLIENAAGE = 1000, CLIENARES = '?' where CLIENACLI = 0710867;" calcext:value-type="string">
            <text:p>update sab139.zclienA0 set CLIENAAGE = 1000, CLIENARES = '?' where CLIENACLI = 0710867;</text:p>
          </table:table-cell>
        </table:table-row>
        <table:table-row table:style-name="ro1">
          <table:table-cell office:value-type="string" calcext:value-type="string">
            <text:p>071108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1088;</text:p>
          </table:table-cell>
          <table:table-cell table:formula="of:=CONCATENATE(&quot;update sab139.zclienA0 set CLIENAAGE = &quot;;[.B162];&quot;, CLIENARES = '&quot;;[.C162];&quot;' where CLIENACLI = &quot;;[.A162];&quot;;&quot;)" office:value-type="string" office:string-value="update sab139.zclienA0 set CLIENAAGE = ?, CLIENARES = '?' where CLIENACLI = 0711088;" calcext:value-type="string">
            <text:p>update sab139.zclienA0 set CLIENAAGE = ?, CLIENARES = '?' where CLIENACLI = 0711088;</text:p>
          </table:table-cell>
        </table:table-row>
        <table:table-row table:style-name="ro1">
          <table:table-cell office:value-type="string" calcext:value-type="string">
            <text:p>07114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1475;</text:p>
          </table:table-cell>
          <table:table-cell table:formula="of:=CONCATENATE(&quot;update sab139.zclienA0 set CLIENAAGE = &quot;;[.B163];&quot;, CLIENARES = '&quot;;[.C163];&quot;' where CLIENACLI = &quot;;[.A163];&quot;;&quot;)" office:value-type="string" office:string-value="update sab139.zclienA0 set CLIENAAGE = ?, CLIENARES = '?' where CLIENACLI = 0711475;" calcext:value-type="string">
            <text:p>update sab139.zclienA0 set CLIENAAGE = ?, CLIENARES = '?' where CLIENACLI = 0711475;</text:p>
          </table:table-cell>
        </table:table-row>
        <table:table-row table:style-name="ro1">
          <table:table-cell office:value-type="string" calcext:value-type="string">
            <text:p>07138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3839;</text:p>
          </table:table-cell>
          <table:table-cell table:formula="of:=CONCATENATE(&quot;update sab139.zclienA0 set CLIENAAGE = &quot;;[.B164];&quot;, CLIENARES = '&quot;;[.C164];&quot;' where CLIENACLI = &quot;;[.A164];&quot;;&quot;)" office:value-type="string" office:string-value="update sab139.zclienA0 set CLIENAAGE = ?, CLIENARES = '?' where CLIENACLI = 0713839;" calcext:value-type="string">
            <text:p>update sab139.zclienA0 set CLIENAAGE = ?, CLIENARES = '?' where CLIENACLI = 0713839;</text:p>
          </table:table-cell>
        </table:table-row>
        <table:table-row table:style-name="ro1">
          <table:table-cell office:value-type="string" calcext:value-type="string">
            <text:p>071586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5867;</text:p>
          </table:table-cell>
          <table:table-cell table:formula="of:=CONCATENATE(&quot;update sab139.zclienA0 set CLIENAAGE = &quot;;[.B165];&quot;, CLIENARES = '&quot;;[.C165];&quot;' where CLIENACLI = &quot;;[.A165];&quot;;&quot;)" office:value-type="string" office:string-value="update sab139.zclienA0 set CLIENAAGE = ?, CLIENARES = '?' where CLIENACLI = 0715867;" calcext:value-type="string">
            <text:p>update sab139.zclienA0 set CLIENAAGE = ?, CLIENARES = '?' where CLIENACLI = 0715867;</text:p>
          </table:table-cell>
        </table:table-row>
        <table:table-row table:style-name="ro1">
          <table:table-cell office:value-type="string" calcext:value-type="string">
            <text:p>07162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6232;</text:p>
          </table:table-cell>
          <table:table-cell table:formula="of:=CONCATENATE(&quot;update sab139.zclienA0 set CLIENAAGE = &quot;;[.B166];&quot;, CLIENARES = '&quot;;[.C166];&quot;' where CLIENACLI = &quot;;[.A166];&quot;;&quot;)" office:value-type="string" office:string-value="update sab139.zclienA0 set CLIENAAGE = ?, CLIENARES = '?' where CLIENACLI = 0716232;" calcext:value-type="string">
            <text:p>update sab139.zclienA0 set CLIENAAGE = ?, CLIENARES = '?' where CLIENACLI = 0716232;</text:p>
          </table:table-cell>
        </table:table-row>
        <table:table-row table:style-name="ro1">
          <table:table-cell office:value-type="string" calcext:value-type="string">
            <text:p>07168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6833;</text:p>
          </table:table-cell>
          <table:table-cell table:formula="of:=CONCATENATE(&quot;update sab139.zclienA0 set CLIENAAGE = &quot;;[.B167];&quot;, CLIENARES = '&quot;;[.C167];&quot;' where CLIENACLI = &quot;;[.A167];&quot;;&quot;)" office:value-type="string" office:string-value="update sab139.zclienA0 set CLIENAAGE = ?, CLIENARES = '?' where CLIENACLI = 0716833;" calcext:value-type="string">
            <text:p>update sab139.zclienA0 set CLIENAAGE = ?, CLIENARES = '?' where CLIENACLI = 0716833;</text:p>
          </table:table-cell>
        </table:table-row>
        <table:table-row table:style-name="ro1">
          <table:table-cell office:value-type="string" calcext:value-type="string">
            <text:p>07172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17209;</text:p>
          </table:table-cell>
          <table:table-cell table:formula="of:=CONCATENATE(&quot;update sab139.zclienA0 set CLIENAAGE = &quot;;[.B168];&quot;, CLIENARES = '&quot;;[.C168];&quot;' where CLIENACLI = &quot;;[.A168];&quot;;&quot;)" office:value-type="string" office:string-value="update sab139.zclienA0 set CLIENAAGE = ?, CLIENARES = '?' where CLIENACLI = 0717209;" calcext:value-type="string">
            <text:p>update sab139.zclienA0 set CLIENAAGE = ?, CLIENARES = '?' where CLIENACLI = 0717209;</text:p>
          </table:table-cell>
        </table:table-row>
        <table:table-row table:style-name="ro1">
          <table:table-cell office:value-type="string" calcext:value-type="string">
            <text:p>072110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1102;</text:p>
          </table:table-cell>
          <table:table-cell table:formula="of:=CONCATENATE(&quot;update sab139.zclienA0 set CLIENAAGE = &quot;;[.B169];&quot;, CLIENARES = '&quot;;[.C169];&quot;' where CLIENACLI = &quot;;[.A169];&quot;;&quot;)" office:value-type="string" office:string-value="update sab139.zclienA0 set CLIENAAGE = ?, CLIENARES = '?' where CLIENACLI = 0721102;" calcext:value-type="string">
            <text:p>update sab139.zclienA0 set CLIENAAGE = ?, CLIENARES = '?' where CLIENACLI = 0721102;</text:p>
          </table:table-cell>
        </table:table-row>
        <table:table-row table:style-name="ro1">
          <table:table-cell office:value-type="string" calcext:value-type="string">
            <text:p>07229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2949;</text:p>
          </table:table-cell>
          <table:table-cell table:formula="of:=CONCATENATE(&quot;update sab139.zclienA0 set CLIENAAGE = &quot;;[.B170];&quot;, CLIENARES = '&quot;;[.C170];&quot;' where CLIENACLI = &quot;;[.A170];&quot;;&quot;)" office:value-type="string" office:string-value="update sab139.zclienA0 set CLIENAAGE = ?, CLIENARES = '?' where CLIENACLI = 0722949;" calcext:value-type="string">
            <text:p>update sab139.zclienA0 set CLIENAAGE = ?, CLIENARES = '?' where CLIENACLI = 0722949;</text:p>
          </table:table-cell>
        </table:table-row>
        <table:table-row table:style-name="ro1">
          <table:table-cell office:value-type="string" calcext:value-type="string">
            <text:p>07243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4360;</text:p>
          </table:table-cell>
          <table:table-cell table:formula="of:=CONCATENATE(&quot;update sab139.zclienA0 set CLIENAAGE = &quot;;[.B171];&quot;, CLIENARES = '&quot;;[.C171];&quot;' where CLIENACLI = &quot;;[.A171];&quot;;&quot;)" office:value-type="string" office:string-value="update sab139.zclienA0 set CLIENAAGE = ?, CLIENARES = '?' where CLIENACLI = 0724360;" calcext:value-type="string">
            <text:p>update sab139.zclienA0 set CLIENAAGE = ?, CLIENARES = '?' where CLIENACLI = 0724360;</text:p>
          </table:table-cell>
        </table:table-row>
        <table:table-row table:style-name="ro1">
          <table:table-cell office:value-type="string" calcext:value-type="string">
            <text:p>072616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6162;</text:p>
          </table:table-cell>
          <table:table-cell table:formula="of:=CONCATENATE(&quot;update sab139.zclienA0 set CLIENAAGE = &quot;;[.B172];&quot;, CLIENARES = '&quot;;[.C172];&quot;' where CLIENACLI = &quot;;[.A172];&quot;;&quot;)" office:value-type="string" office:string-value="update sab139.zclienA0 set CLIENAAGE = ?, CLIENARES = '?' where CLIENACLI = 0726162;" calcext:value-type="string">
            <text:p>update sab139.zclienA0 set CLIENAAGE = ?, CLIENARES = '?' where CLIENACLI = 0726162;</text:p>
          </table:table-cell>
        </table:table-row>
        <table:table-row table:style-name="ro1">
          <table:table-cell office:value-type="string" calcext:value-type="string">
            <text:p>072648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6488;</text:p>
          </table:table-cell>
          <table:table-cell table:formula="of:=CONCATENATE(&quot;update sab139.zclienA0 set CLIENAAGE = &quot;;[.B173];&quot;, CLIENARES = '&quot;;[.C173];&quot;' where CLIENACLI = &quot;;[.A173];&quot;;&quot;)" office:value-type="string" office:string-value="update sab139.zclienA0 set CLIENAAGE = ?, CLIENARES = '?' where CLIENACLI = 0726488;" calcext:value-type="string">
            <text:p>update sab139.zclienA0 set CLIENAAGE = ?, CLIENARES = '?' where CLIENACLI = 0726488;</text:p>
          </table:table-cell>
        </table:table-row>
        <table:table-row table:style-name="ro1">
          <table:table-cell office:value-type="string" calcext:value-type="string">
            <text:p>0729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29530;</text:p>
          </table:table-cell>
          <table:table-cell table:formula="of:=CONCATENATE(&quot;update sab139.zclienA0 set CLIENAAGE = &quot;;[.B174];&quot;, CLIENARES = '&quot;;[.C174];&quot;' where CLIENACLI = &quot;;[.A174];&quot;;&quot;)" office:value-type="string" office:string-value="update sab139.zclienA0 set CLIENAAGE = 1000, CLIENARES = '?' where CLIENACLI = 0729530;" calcext:value-type="string">
            <text:p>update sab139.zclienA0 set CLIENAAGE = 1000, CLIENARES = '?' where CLIENACLI = 0729530;</text:p>
          </table:table-cell>
        </table:table-row>
        <table:table-row table:style-name="ro1">
          <table:table-cell office:value-type="string" calcext:value-type="string">
            <text:p>07298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29880;</text:p>
          </table:table-cell>
          <table:table-cell table:formula="of:=CONCATENATE(&quot;update sab139.zclienA0 set CLIENAAGE = &quot;;[.B175];&quot;, CLIENARES = '&quot;;[.C175];&quot;' where CLIENACLI = &quot;;[.A175];&quot;;&quot;)" office:value-type="string" office:string-value="update sab139.zclienA0 set CLIENAAGE = ?, CLIENARES = '?' where CLIENACLI = 0729880;" calcext:value-type="string">
            <text:p>update sab139.zclienA0 set CLIENAAGE = ?, CLIENARES = '?' where CLIENACLI = 0729880;</text:p>
          </table:table-cell>
        </table:table-row>
        <table:table-row table:style-name="ro1">
          <table:table-cell office:value-type="string" calcext:value-type="string">
            <text:p>07312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31260;</text:p>
          </table:table-cell>
          <table:table-cell table:formula="of:=CONCATENATE(&quot;update sab139.zclienA0 set CLIENAAGE = &quot;;[.B176];&quot;, CLIENARES = '&quot;;[.C176];&quot;' where CLIENACLI = &quot;;[.A176];&quot;;&quot;)" office:value-type="string" office:string-value="update sab139.zclienA0 set CLIENAAGE = ?, CLIENARES = '?' where CLIENACLI = 0731260;" calcext:value-type="string">
            <text:p>update sab139.zclienA0 set CLIENAAGE = ?, CLIENARES = '?' where CLIENACLI = 0731260;</text:p>
          </table:table-cell>
        </table:table-row>
        <table:table-row table:style-name="ro1">
          <table:table-cell office:value-type="string" calcext:value-type="string">
            <text:p>07314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31496;</text:p>
          </table:table-cell>
          <table:table-cell table:formula="of:=CONCATENATE(&quot;update sab139.zclienA0 set CLIENAAGE = &quot;;[.B177];&quot;, CLIENARES = '&quot;;[.C177];&quot;' where CLIENACLI = &quot;;[.A177];&quot;;&quot;)" office:value-type="string" office:string-value="update sab139.zclienA0 set CLIENAAGE = ?, CLIENARES = '?' where CLIENACLI = 0731496;" calcext:value-type="string">
            <text:p>update sab139.zclienA0 set CLIENAAGE = ?, CLIENARES = '?' where CLIENACLI = 0731496;</text:p>
          </table:table-cell>
        </table:table-row>
        <table:table-row table:style-name="ro1">
          <table:table-cell office:value-type="string" calcext:value-type="string">
            <text:p>07347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34746;</text:p>
          </table:table-cell>
          <table:table-cell table:formula="of:=CONCATENATE(&quot;update sab139.zclienA0 set CLIENAAGE = &quot;;[.B178];&quot;, CLIENARES = '&quot;;[.C178];&quot;' where CLIENACLI = &quot;;[.A178];&quot;;&quot;)" office:value-type="string" office:string-value="update sab139.zclienA0 set CLIENAAGE = ?, CLIENARES = '?' where CLIENACLI = 0734746;" calcext:value-type="string">
            <text:p>update sab139.zclienA0 set CLIENAAGE = ?, CLIENARES = '?' where CLIENACLI = 0734746;</text:p>
          </table:table-cell>
        </table:table-row>
        <table:table-row table:style-name="ro1">
          <table:table-cell office:value-type="string" calcext:value-type="string">
            <text:p>073699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36992;</text:p>
          </table:table-cell>
          <table:table-cell table:formula="of:=CONCATENATE(&quot;update sab139.zclienA0 set CLIENAAGE = &quot;;[.B179];&quot;, CLIENARES = '&quot;;[.C179];&quot;' where CLIENACLI = &quot;;[.A179];&quot;;&quot;)" office:value-type="string" office:string-value="update sab139.zclienA0 set CLIENAAGE = ?, CLIENARES = '?' where CLIENACLI = 0736992;" calcext:value-type="string">
            <text:p>update sab139.zclienA0 set CLIENAAGE = ?, CLIENARES = '?' where CLIENACLI = 0736992;</text:p>
          </table:table-cell>
        </table:table-row>
        <table:table-row table:style-name="ro1">
          <table:table-cell office:value-type="string" calcext:value-type="string">
            <text:p>07375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37520;</text:p>
          </table:table-cell>
          <table:table-cell table:formula="of:=CONCATENATE(&quot;update sab139.zclienA0 set CLIENAAGE = &quot;;[.B180];&quot;, CLIENARES = '&quot;;[.C180];&quot;' where CLIENACLI = &quot;;[.A180];&quot;;&quot;)" office:value-type="string" office:string-value="update sab139.zclienA0 set CLIENAAGE = ?, CLIENARES = '?' where CLIENACLI = 0737520;" calcext:value-type="string">
            <text:p>update sab139.zclienA0 set CLIENAAGE = ?, CLIENARES = '?' where CLIENACLI = 0737520;</text:p>
          </table:table-cell>
        </table:table-row>
        <table:table-row table:style-name="ro1">
          <table:table-cell office:value-type="string" calcext:value-type="string">
            <text:p>074359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43597;</text:p>
          </table:table-cell>
          <table:table-cell table:formula="of:=CONCATENATE(&quot;update sab139.zclienA0 set CLIENAAGE = &quot;;[.B181];&quot;, CLIENARES = '&quot;;[.C181];&quot;' where CLIENACLI = &quot;;[.A181];&quot;;&quot;)" office:value-type="string" office:string-value="update sab139.zclienA0 set CLIENAAGE = ?, CLIENARES = '?' where CLIENACLI = 0743597;" calcext:value-type="string">
            <text:p>update sab139.zclienA0 set CLIENAAGE = ?, CLIENARES = '?' where CLIENACLI = 0743597;</text:p>
          </table:table-cell>
        </table:table-row>
        <table:table-row table:style-name="ro1">
          <table:table-cell office:value-type="string" calcext:value-type="string">
            <text:p>07447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44760;</text:p>
          </table:table-cell>
          <table:table-cell table:formula="of:=CONCATENATE(&quot;update sab139.zclienA0 set CLIENAAGE = &quot;;[.B182];&quot;, CLIENARES = '&quot;;[.C182];&quot;' where CLIENACLI = &quot;;[.A182];&quot;;&quot;)" office:value-type="string" office:string-value="update sab139.zclienA0 set CLIENAAGE = ?, CLIENARES = '?' where CLIENACLI = 0744760;" calcext:value-type="string">
            <text:p>update sab139.zclienA0 set CLIENAAGE = ?, CLIENARES = '?' where CLIENACLI = 0744760;</text:p>
          </table:table-cell>
        </table:table-row>
        <table:table-row table:style-name="ro1">
          <table:table-cell office:value-type="string" calcext:value-type="string">
            <text:p>074550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45501;</text:p>
          </table:table-cell>
          <table:table-cell table:formula="of:=CONCATENATE(&quot;update sab139.zclienA0 set CLIENAAGE = &quot;;[.B183];&quot;, CLIENARES = '&quot;;[.C183];&quot;' where CLIENACLI = &quot;;[.A183];&quot;;&quot;)" office:value-type="string" office:string-value="update sab139.zclienA0 set CLIENAAGE = ?, CLIENARES = '?' where CLIENACLI = 0745501;" calcext:value-type="string">
            <text:p>update sab139.zclienA0 set CLIENAAGE = ?, CLIENARES = '?' where CLIENACLI = 0745501;</text:p>
          </table:table-cell>
        </table:table-row>
        <table:table-row table:style-name="ro1">
          <table:table-cell office:value-type="string" calcext:value-type="string">
            <text:p>07468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46886;</text:p>
          </table:table-cell>
          <table:table-cell table:formula="of:=CONCATENATE(&quot;update sab139.zclienA0 set CLIENAAGE = &quot;;[.B184];&quot;, CLIENARES = '&quot;;[.C184];&quot;' where CLIENACLI = &quot;;[.A184];&quot;;&quot;)" office:value-type="string" office:string-value="update sab139.zclienA0 set CLIENAAGE = 1000, CLIENARES = '?' where CLIENACLI = 0746886;" calcext:value-type="string">
            <text:p>update sab139.zclienA0 set CLIENAAGE = 1000, CLIENARES = '?' where CLIENACLI = 0746886;</text:p>
          </table:table-cell>
        </table:table-row>
        <table:table-row table:style-name="ro1">
          <table:table-cell office:value-type="string" calcext:value-type="string">
            <text:p>074754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47542;</text:p>
          </table:table-cell>
          <table:table-cell table:formula="of:=CONCATENATE(&quot;update sab139.zclienA0 set CLIENAAGE = &quot;;[.B185];&quot;, CLIENARES = '&quot;;[.C185];&quot;' where CLIENACLI = &quot;;[.A185];&quot;;&quot;)" office:value-type="string" office:string-value="update sab139.zclienA0 set CLIENAAGE = ?, CLIENARES = '?' where CLIENACLI = 0747542;" calcext:value-type="string">
            <text:p>update sab139.zclienA0 set CLIENAAGE = ?, CLIENARES = '?' where CLIENACLI = 0747542;</text:p>
          </table:table-cell>
        </table:table-row>
        <table:table-row table:style-name="ro1">
          <table:table-cell office:value-type="string" calcext:value-type="string">
            <text:p>074978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49789;</text:p>
          </table:table-cell>
          <table:table-cell table:formula="of:=CONCATENATE(&quot;update sab139.zclienA0 set CLIENAAGE = &quot;;[.B186];&quot;, CLIENARES = '&quot;;[.C186];&quot;' where CLIENACLI = &quot;;[.A186];&quot;;&quot;)" office:value-type="string" office:string-value="update sab139.zclienA0 set CLIENAAGE = ?, CLIENARES = '?' where CLIENACLI = 0749789;" calcext:value-type="string">
            <text:p>update sab139.zclienA0 set CLIENAAGE = ?, CLIENARES = '?' where CLIENACLI = 0749789;</text:p>
          </table:table-cell>
        </table:table-row>
        <table:table-row table:style-name="ro1">
          <table:table-cell office:value-type="string" calcext:value-type="string">
            <text:p>07575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57558;</text:p>
          </table:table-cell>
          <table:table-cell table:formula="of:=CONCATENATE(&quot;update sab139.zclienA0 set CLIENAAGE = &quot;;[.B187];&quot;, CLIENARES = '&quot;;[.C187];&quot;' where CLIENACLI = &quot;;[.A187];&quot;;&quot;)" office:value-type="string" office:string-value="update sab139.zclienA0 set CLIENAAGE = ?, CLIENARES = '?' where CLIENACLI = 0757558;" calcext:value-type="string">
            <text:p>update sab139.zclienA0 set CLIENAAGE = ?, CLIENARES = '?' where CLIENACLI = 0757558;</text:p>
          </table:table-cell>
        </table:table-row>
        <table:table-row table:style-name="ro1">
          <table:table-cell office:value-type="string" calcext:value-type="string">
            <text:p>07588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58846;</text:p>
          </table:table-cell>
          <table:table-cell table:formula="of:=CONCATENATE(&quot;update sab139.zclienA0 set CLIENAAGE = &quot;;[.B188];&quot;, CLIENARES = '&quot;;[.C188];&quot;' where CLIENACLI = &quot;;[.A188];&quot;;&quot;)" office:value-type="string" office:string-value="update sab139.zclienA0 set CLIENAAGE = ?, CLIENARES = '?' where CLIENACLI = 0758846;" calcext:value-type="string">
            <text:p>update sab139.zclienA0 set CLIENAAGE = ?, CLIENARES = '?' where CLIENACLI = 0758846;</text:p>
          </table:table-cell>
        </table:table-row>
        <table:table-row table:style-name="ro1">
          <table:table-cell office:value-type="string" calcext:value-type="string">
            <text:p>07615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61500;</text:p>
          </table:table-cell>
          <table:table-cell table:formula="of:=CONCATENATE(&quot;update sab139.zclienA0 set CLIENAAGE = &quot;;[.B189];&quot;, CLIENARES = '&quot;;[.C189];&quot;' where CLIENACLI = &quot;;[.A189];&quot;;&quot;)" office:value-type="string" office:string-value="update sab139.zclienA0 set CLIENAAGE = ?, CLIENARES = '?' where CLIENACLI = 0761500;" calcext:value-type="string">
            <text:p>update sab139.zclienA0 set CLIENAAGE = ?, CLIENARES = '?' where CLIENACLI = 0761500;</text:p>
          </table:table-cell>
        </table:table-row>
        <table:table-row table:style-name="ro1">
          <table:table-cell office:value-type="string" calcext:value-type="string">
            <text:p>07622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62249;</text:p>
          </table:table-cell>
          <table:table-cell table:formula="of:=CONCATENATE(&quot;update sab139.zclienA0 set CLIENAAGE = &quot;;[.B190];&quot;, CLIENARES = '&quot;;[.C190];&quot;' where CLIENACLI = &quot;;[.A190];&quot;;&quot;)" office:value-type="string" office:string-value="update sab139.zclienA0 set CLIENAAGE = ?, CLIENARES = '?' where CLIENACLI = 0762249;" calcext:value-type="string">
            <text:p>update sab139.zclienA0 set CLIENAAGE = ?, CLIENARES = '?' where CLIENACLI = 0762249;</text:p>
          </table:table-cell>
        </table:table-row>
        <table:table-row table:style-name="ro1">
          <table:table-cell office:value-type="string" calcext:value-type="string">
            <text:p>076234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62340;</text:p>
          </table:table-cell>
          <table:table-cell table:formula="of:=CONCATENATE(&quot;update sab139.zclienA0 set CLIENAAGE = &quot;;[.B191];&quot;, CLIENARES = '&quot;;[.C191];&quot;' where CLIENACLI = &quot;;[.A191];&quot;;&quot;)" office:value-type="string" office:string-value="update sab139.zclienA0 set CLIENAAGE = ?, CLIENARES = '?' where CLIENACLI = 0762340;" calcext:value-type="string">
            <text:p>update sab139.zclienA0 set CLIENAAGE = ?, CLIENARES = '?' where CLIENACLI = 0762340;</text:p>
          </table:table-cell>
        </table:table-row>
        <table:table-row table:style-name="ro1">
          <table:table-cell office:value-type="string" calcext:value-type="string">
            <text:p>07623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62346;</text:p>
          </table:table-cell>
          <table:table-cell table:formula="of:=CONCATENATE(&quot;update sab139.zclienA0 set CLIENAAGE = &quot;;[.B192];&quot;, CLIENARES = '&quot;;[.C192];&quot;' where CLIENACLI = &quot;;[.A192];&quot;;&quot;)" office:value-type="string" office:string-value="update sab139.zclienA0 set CLIENAAGE = ?, CLIENARES = '?' where CLIENACLI = 0762346;" calcext:value-type="string">
            <text:p>update sab139.zclienA0 set CLIENAAGE = ?, CLIENARES = '?' where CLIENACLI = 0762346;</text:p>
          </table:table-cell>
        </table:table-row>
        <table:table-row table:style-name="ro1">
          <table:table-cell office:value-type="string" calcext:value-type="string">
            <text:p>07642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64208;</text:p>
          </table:table-cell>
          <table:table-cell table:formula="of:=CONCATENATE(&quot;update sab139.zclienA0 set CLIENAAGE = &quot;;[.B193];&quot;, CLIENARES = '&quot;;[.C193];&quot;' where CLIENACLI = &quot;;[.A193];&quot;;&quot;)" office:value-type="string" office:string-value="update sab139.zclienA0 set CLIENAAGE = 1000, CLIENARES = '?' where CLIENACLI = 0764208;" calcext:value-type="string">
            <text:p>update sab139.zclienA0 set CLIENAAGE = 1000, CLIENARES = '?' where CLIENACLI = 0764208;</text:p>
          </table:table-cell>
        </table:table-row>
        <table:table-row table:style-name="ro1">
          <table:table-cell office:value-type="string" calcext:value-type="string">
            <text:p>07648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64822;</text:p>
          </table:table-cell>
          <table:table-cell table:formula="of:=CONCATENATE(&quot;update sab139.zclienA0 set CLIENAAGE = &quot;;[.B194];&quot;, CLIENARES = '&quot;;[.C194];&quot;' where CLIENACLI = &quot;;[.A194];&quot;;&quot;)" office:value-type="string" office:string-value="update sab139.zclienA0 set CLIENAAGE = ?, CLIENARES = '?' where CLIENACLI = 0764822;" calcext:value-type="string">
            <text:p>update sab139.zclienA0 set CLIENAAGE = ?, CLIENARES = '?' where CLIENACLI = 0764822;</text:p>
          </table:table-cell>
        </table:table-row>
        <table:table-row table:style-name="ro1">
          <table:table-cell office:value-type="string" calcext:value-type="string">
            <text:p>07654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65417;</text:p>
          </table:table-cell>
          <table:table-cell table:formula="of:=CONCATENATE(&quot;update sab139.zclienA0 set CLIENAAGE = &quot;;[.B195];&quot;, CLIENARES = '&quot;;[.C195];&quot;' where CLIENACLI = &quot;;[.A195];&quot;;&quot;)" office:value-type="string" office:string-value="update sab139.zclienA0 set CLIENAAGE = 1000, CLIENARES = '?' where CLIENACLI = 0765417;" calcext:value-type="string">
            <text:p>update sab139.zclienA0 set CLIENAAGE = 1000, CLIENARES = '?' where CLIENACLI = 0765417;</text:p>
          </table:table-cell>
        </table:table-row>
        <table:table-row table:style-name="ro1">
          <table:table-cell office:value-type="string" calcext:value-type="string">
            <text:p>07701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70190;</text:p>
          </table:table-cell>
          <table:table-cell table:formula="of:=CONCATENATE(&quot;update sab139.zclienA0 set CLIENAAGE = &quot;;[.B196];&quot;, CLIENARES = '&quot;;[.C196];&quot;' where CLIENACLI = &quot;;[.A196];&quot;;&quot;)" office:value-type="string" office:string-value="update sab139.zclienA0 set CLIENAAGE = ?, CLIENARES = '?' where CLIENACLI = 0770190;" calcext:value-type="string">
            <text:p>update sab139.zclienA0 set CLIENAAGE = ?, CLIENARES = '?' where CLIENACLI = 0770190;</text:p>
          </table:table-cell>
        </table:table-row>
        <table:table-row table:style-name="ro1">
          <table:table-cell office:value-type="string" calcext:value-type="string">
            <text:p>07743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74361;</text:p>
          </table:table-cell>
          <table:table-cell table:formula="of:=CONCATENATE(&quot;update sab139.zclienA0 set CLIENAAGE = &quot;;[.B197];&quot;, CLIENARES = '&quot;;[.C197];&quot;' where CLIENACLI = &quot;;[.A197];&quot;;&quot;)" office:value-type="string" office:string-value="update sab139.zclienA0 set CLIENAAGE = ?, CLIENARES = '?' where CLIENACLI = 0774361;" calcext:value-type="string">
            <text:p>update sab139.zclienA0 set CLIENAAGE = ?, CLIENARES = '?' where CLIENACLI = 0774361;</text:p>
          </table:table-cell>
        </table:table-row>
        <table:table-row table:style-name="ro1">
          <table:table-cell office:value-type="string" calcext:value-type="string">
            <text:p>07754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75420;</text:p>
          </table:table-cell>
          <table:table-cell table:formula="of:=CONCATENATE(&quot;update sab139.zclienA0 set CLIENAAGE = &quot;;[.B198];&quot;, CLIENARES = '&quot;;[.C198];&quot;' where CLIENACLI = &quot;;[.A198];&quot;;&quot;)" office:value-type="string" office:string-value="update sab139.zclienA0 set CLIENAAGE = 1000, CLIENARES = '?' where CLIENACLI = 0775420;" calcext:value-type="string">
            <text:p>update sab139.zclienA0 set CLIENAAGE = 1000, CLIENARES = '?' where CLIENACLI = 0775420;</text:p>
          </table:table-cell>
        </table:table-row>
        <table:table-row table:style-name="ro1">
          <table:table-cell office:value-type="string" calcext:value-type="string">
            <text:p>07783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78346;</text:p>
          </table:table-cell>
          <table:table-cell table:formula="of:=CONCATENATE(&quot;update sab139.zclienA0 set CLIENAAGE = &quot;;[.B199];&quot;, CLIENARES = '&quot;;[.C199];&quot;' where CLIENACLI = &quot;;[.A199];&quot;;&quot;)" office:value-type="string" office:string-value="update sab139.zclienA0 set CLIENAAGE = ?, CLIENARES = '?' where CLIENACLI = 0778346;" calcext:value-type="string">
            <text:p>update sab139.zclienA0 set CLIENAAGE = ?, CLIENARES = '?' where CLIENACLI = 0778346;</text:p>
          </table:table-cell>
        </table:table-row>
        <table:table-row table:style-name="ro1">
          <table:table-cell office:value-type="string" calcext:value-type="string">
            <text:p>07801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80133;</text:p>
          </table:table-cell>
          <table:table-cell table:formula="of:=CONCATENATE(&quot;update sab139.zclienA0 set CLIENAAGE = &quot;;[.B200];&quot;, CLIENARES = '&quot;;[.C200];&quot;' where CLIENACLI = &quot;;[.A200];&quot;;&quot;)" office:value-type="string" office:string-value="update sab139.zclienA0 set CLIENAAGE = ?, CLIENARES = '?' where CLIENACLI = 0780133;" calcext:value-type="string">
            <text:p>update sab139.zclienA0 set CLIENAAGE = ?, CLIENARES = '?' where CLIENACLI = 0780133;</text:p>
          </table:table-cell>
        </table:table-row>
        <table:table-row table:style-name="ro1">
          <table:table-cell office:value-type="string" calcext:value-type="string">
            <text:p>078160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81608;</text:p>
          </table:table-cell>
          <table:table-cell table:formula="of:=CONCATENATE(&quot;update sab139.zclienA0 set CLIENAAGE = &quot;;[.B201];&quot;, CLIENARES = '&quot;;[.C201];&quot;' where CLIENACLI = &quot;;[.A201];&quot;;&quot;)" office:value-type="string" office:string-value="update sab139.zclienA0 set CLIENAAGE = ?, CLIENARES = '?' where CLIENACLI = 0781608;" calcext:value-type="string">
            <text:p>update sab139.zclienA0 set CLIENAAGE = ?, CLIENARES = '?' where CLIENACLI = 0781608;</text:p>
          </table:table-cell>
        </table:table-row>
        <table:table-row table:style-name="ro1">
          <table:table-cell office:value-type="string" calcext:value-type="string">
            <text:p>07823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1000, CLIENARES = '?' where CLIENACLI = 0782382;</text:p>
          </table:table-cell>
          <table:table-cell table:formula="of:=CONCATENATE(&quot;update sab139.zclienA0 set CLIENAAGE = &quot;;[.B202];&quot;, CLIENARES = '&quot;;[.C202];&quot;' where CLIENACLI = &quot;;[.A202];&quot;;&quot;)" office:value-type="string" office:string-value="update sab139.zclienA0 set CLIENAAGE = 1000, CLIENARES = '?' where CLIENACLI = 0782382;" calcext:value-type="string">
            <text:p>update sab139.zclienA0 set CLIENAAGE = 1000, CLIENARES = '?' where CLIENACLI = 0782382;</text:p>
          </table:table-cell>
        </table:table-row>
        <table:table-row table:style-name="ro1">
          <table:table-cell office:value-type="string" calcext:value-type="string">
            <text:p>078345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83457;</text:p>
          </table:table-cell>
          <table:table-cell table:formula="of:=CONCATENATE(&quot;update sab139.zclienA0 set CLIENAAGE = &quot;;[.B203];&quot;, CLIENARES = '&quot;;[.C203];&quot;' where CLIENACLI = &quot;;[.A203];&quot;;&quot;)" office:value-type="string" office:string-value="update sab139.zclienA0 set CLIENAAGE = ?, CLIENARES = '?' where CLIENACLI = 0783457;" calcext:value-type="string">
            <text:p>update sab139.zclienA0 set CLIENAAGE = ?, CLIENARES = '?' where CLIENACLI = 0783457;</text:p>
          </table:table-cell>
        </table:table-row>
        <table:table-row table:style-name="ro1">
          <table:table-cell office:value-type="string" calcext:value-type="string">
            <text:p>078936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89369;</text:p>
          </table:table-cell>
          <table:table-cell table:formula="of:=CONCATENATE(&quot;update sab139.zclienA0 set CLIENAAGE = &quot;;[.B204];&quot;, CLIENARES = '&quot;;[.C204];&quot;' where CLIENACLI = &quot;;[.A204];&quot;;&quot;)" office:value-type="string" office:string-value="update sab139.zclienA0 set CLIENAAGE = ?, CLIENARES = '?' where CLIENACLI = 0789369;" calcext:value-type="string">
            <text:p>update sab139.zclienA0 set CLIENAAGE = ?, CLIENARES = '?' where CLIENACLI = 0789369;</text:p>
          </table:table-cell>
        </table:table-row>
        <table:table-row table:style-name="ro1">
          <table:table-cell office:value-type="string" calcext:value-type="string">
            <text:p>079017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0171;</text:p>
          </table:table-cell>
          <table:table-cell table:formula="of:=CONCATENATE(&quot;update sab139.zclienA0 set CLIENAAGE = &quot;;[.B205];&quot;, CLIENARES = '&quot;;[.C205];&quot;' where CLIENACLI = &quot;;[.A205];&quot;;&quot;)" office:value-type="string" office:string-value="update sab139.zclienA0 set CLIENAAGE = ?, CLIENARES = '?' where CLIENACLI = 0790171;" calcext:value-type="string">
            <text:p>update sab139.zclienA0 set CLIENAAGE = ?, CLIENARES = '?' where CLIENACLI = 0790171;</text:p>
          </table:table-cell>
        </table:table-row>
        <table:table-row table:style-name="ro1">
          <table:table-cell office:value-type="string" calcext:value-type="string">
            <text:p>079076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0765;</text:p>
          </table:table-cell>
          <table:table-cell table:formula="of:=CONCATENATE(&quot;update sab139.zclienA0 set CLIENAAGE = &quot;;[.B206];&quot;, CLIENARES = '&quot;;[.C206];&quot;' where CLIENACLI = &quot;;[.A206];&quot;;&quot;)" office:value-type="string" office:string-value="update sab139.zclienA0 set CLIENAAGE = ?, CLIENARES = '?' where CLIENACLI = 0790765;" calcext:value-type="string">
            <text:p>update sab139.zclienA0 set CLIENAAGE = ?, CLIENARES = '?' where CLIENACLI = 0790765;</text:p>
          </table:table-cell>
        </table:table-row>
        <table:table-row table:style-name="ro1">
          <table:table-cell office:value-type="string" calcext:value-type="string">
            <text:p>079256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2569;</text:p>
          </table:table-cell>
          <table:table-cell table:formula="of:=CONCATENATE(&quot;update sab139.zclienA0 set CLIENAAGE = &quot;;[.B207];&quot;, CLIENARES = '&quot;;[.C207];&quot;' where CLIENACLI = &quot;;[.A207];&quot;;&quot;)" office:value-type="string" office:string-value="update sab139.zclienA0 set CLIENAAGE = ?, CLIENARES = '?' where CLIENACLI = 0792569;" calcext:value-type="string">
            <text:p>update sab139.zclienA0 set CLIENAAGE = ?, CLIENARES = '?' where CLIENACLI = 0792569;</text:p>
          </table:table-cell>
        </table:table-row>
        <table:table-row table:style-name="ro1">
          <table:table-cell office:value-type="string" calcext:value-type="string">
            <text:p>079279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2792;</text:p>
          </table:table-cell>
          <table:table-cell table:formula="of:=CONCATENATE(&quot;update sab139.zclienA0 set CLIENAAGE = &quot;;[.B208];&quot;, CLIENARES = '&quot;;[.C208];&quot;' where CLIENACLI = &quot;;[.A208];&quot;;&quot;)" office:value-type="string" office:string-value="update sab139.zclienA0 set CLIENAAGE = ?, CLIENARES = '?' where CLIENACLI = 0792792;" calcext:value-type="string">
            <text:p>update sab139.zclienA0 set CLIENAAGE = ?, CLIENARES = '?' where CLIENACLI = 0792792;</text:p>
          </table:table-cell>
        </table:table-row>
        <table:table-row table:style-name="ro1">
          <table:table-cell office:value-type="string" calcext:value-type="string">
            <text:p>079418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4185;</text:p>
          </table:table-cell>
          <table:table-cell table:formula="of:=CONCATENATE(&quot;update sab139.zclienA0 set CLIENAAGE = &quot;;[.B209];&quot;, CLIENARES = '&quot;;[.C209];&quot;' where CLIENACLI = &quot;;[.A209];&quot;;&quot;)" office:value-type="string" office:string-value="update sab139.zclienA0 set CLIENAAGE = ?, CLIENARES = '?' where CLIENACLI = 0794185;" calcext:value-type="string">
            <text:p>update sab139.zclienA0 set CLIENAAGE = ?, CLIENARES = '?' where CLIENACLI = 0794185;</text:p>
          </table:table-cell>
        </table:table-row>
        <table:table-row table:style-name="ro1">
          <table:table-cell office:value-type="string" calcext:value-type="string">
            <text:p>079960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799606;</text:p>
          </table:table-cell>
          <table:table-cell table:formula="of:=CONCATENATE(&quot;update sab139.zclienA0 set CLIENAAGE = &quot;;[.B210];&quot;, CLIENARES = '&quot;;[.C210];&quot;' where CLIENACLI = &quot;;[.A210];&quot;;&quot;)" office:value-type="string" office:string-value="update sab139.zclienA0 set CLIENAAGE = ?, CLIENARES = '?' where CLIENACLI = 0799606;" calcext:value-type="string">
            <text:p>update sab139.zclienA0 set CLIENAAGE = ?, CLIENARES = '?' where CLIENACLI = 0799606;</text:p>
          </table:table-cell>
        </table:table-row>
        <table:table-row table:style-name="ro1">
          <table:table-cell office:value-type="string" calcext:value-type="string">
            <text:p>080185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1850;</text:p>
          </table:table-cell>
          <table:table-cell table:formula="of:=CONCATENATE(&quot;update sab139.zclienA0 set CLIENAAGE = &quot;;[.B211];&quot;, CLIENARES = '&quot;;[.C211];&quot;' where CLIENACLI = &quot;;[.A211];&quot;;&quot;)" office:value-type="string" office:string-value="update sab139.zclienA0 set CLIENAAGE = ?, CLIENARES = '?' where CLIENACLI = 0801850;" calcext:value-type="string">
            <text:p>update sab139.zclienA0 set CLIENAAGE = ?, CLIENARES = '?' where CLIENACLI = 0801850;</text:p>
          </table:table-cell>
        </table:table-row>
        <table:table-row table:style-name="ro1">
          <table:table-cell office:value-type="string" calcext:value-type="string">
            <text:p>080241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2412;</text:p>
          </table:table-cell>
          <table:table-cell table:formula="of:=CONCATENATE(&quot;update sab139.zclienA0 set CLIENAAGE = &quot;;[.B212];&quot;, CLIENARES = '&quot;;[.C212];&quot;' where CLIENACLI = &quot;;[.A212];&quot;;&quot;)" office:value-type="string" office:string-value="update sab139.zclienA0 set CLIENAAGE = ?, CLIENARES = '?' where CLIENACLI = 0802412;" calcext:value-type="string">
            <text:p>update sab139.zclienA0 set CLIENAAGE = ?, CLIENARES = '?' where CLIENACLI = 0802412;</text:p>
          </table:table-cell>
        </table:table-row>
        <table:table-row table:style-name="ro1">
          <table:table-cell office:value-type="string" calcext:value-type="string">
            <text:p>08030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3041;</text:p>
          </table:table-cell>
          <table:table-cell table:formula="of:=CONCATENATE(&quot;update sab139.zclienA0 set CLIENAAGE = &quot;;[.B213];&quot;, CLIENARES = '&quot;;[.C213];&quot;' where CLIENACLI = &quot;;[.A213];&quot;;&quot;)" office:value-type="string" office:string-value="update sab139.zclienA0 set CLIENAAGE = ?, CLIENARES = '?' where CLIENACLI = 0803041;" calcext:value-type="string">
            <text:p>update sab139.zclienA0 set CLIENAAGE = ?, CLIENARES = '?' where CLIENACLI = 0803041;</text:p>
          </table:table-cell>
        </table:table-row>
        <table:table-row table:style-name="ro1">
          <table:table-cell office:value-type="string" calcext:value-type="string">
            <text:p>08074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7447;</text:p>
          </table:table-cell>
          <table:table-cell table:formula="of:=CONCATENATE(&quot;update sab139.zclienA0 set CLIENAAGE = &quot;;[.B214];&quot;, CLIENARES = '&quot;;[.C214];&quot;' where CLIENACLI = &quot;;[.A214];&quot;;&quot;)" office:value-type="string" office:string-value="update sab139.zclienA0 set CLIENAAGE = ?, CLIENARES = '?' where CLIENACLI = 0807447;" calcext:value-type="string">
            <text:p>update sab139.zclienA0 set CLIENAAGE = ?, CLIENARES = '?' where CLIENACLI = 0807447;</text:p>
          </table:table-cell>
        </table:table-row>
        <table:table-row table:style-name="ro1">
          <table:table-cell office:value-type="string" calcext:value-type="string">
            <text:p>080770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7704;</text:p>
          </table:table-cell>
          <table:table-cell table:formula="of:=CONCATENATE(&quot;update sab139.zclienA0 set CLIENAAGE = &quot;;[.B215];&quot;, CLIENARES = '&quot;;[.C215];&quot;' where CLIENACLI = &quot;;[.A215];&quot;;&quot;)" office:value-type="string" office:string-value="update sab139.zclienA0 set CLIENAAGE = ?, CLIENARES = '?' where CLIENACLI = 0807704;" calcext:value-type="string">
            <text:p>update sab139.zclienA0 set CLIENAAGE = ?, CLIENARES = '?' where CLIENACLI = 0807704;</text:p>
          </table:table-cell>
        </table:table-row>
        <table:table-row table:style-name="ro1">
          <table:table-cell office:value-type="string" calcext:value-type="string">
            <text:p>080903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09035;</text:p>
          </table:table-cell>
          <table:table-cell table:formula="of:=CONCATENATE(&quot;update sab139.zclienA0 set CLIENAAGE = &quot;;[.B216];&quot;, CLIENARES = '&quot;;[.C216];&quot;' where CLIENACLI = &quot;;[.A216];&quot;;&quot;)" office:value-type="string" office:string-value="update sab139.zclienA0 set CLIENAAGE = ?, CLIENARES = '?' where CLIENACLI = 0809035;" calcext:value-type="string">
            <text:p>update sab139.zclienA0 set CLIENAAGE = ?, CLIENARES = '?' where CLIENACLI = 0809035;</text:p>
          </table:table-cell>
        </table:table-row>
        <table:table-row table:style-name="ro1">
          <table:table-cell office:value-type="string" calcext:value-type="string">
            <text:p>08110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1059;</text:p>
          </table:table-cell>
          <table:table-cell table:formula="of:=CONCATENATE(&quot;update sab139.zclienA0 set CLIENAAGE = &quot;;[.B217];&quot;, CLIENARES = '&quot;;[.C217];&quot;' where CLIENACLI = &quot;;[.A217];&quot;;&quot;)" office:value-type="string" office:string-value="update sab139.zclienA0 set CLIENAAGE = ?, CLIENARES = '?' where CLIENACLI = 0811059;" calcext:value-type="string">
            <text:p>update sab139.zclienA0 set CLIENAAGE = ?, CLIENARES = '?' where CLIENACLI = 0811059;</text:p>
          </table:table-cell>
        </table:table-row>
        <table:table-row table:style-name="ro1">
          <table:table-cell office:value-type="string" calcext:value-type="string">
            <text:p>08140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4022;</text:p>
          </table:table-cell>
          <table:table-cell table:formula="of:=CONCATENATE(&quot;update sab139.zclienA0 set CLIENAAGE = &quot;;[.B218];&quot;, CLIENARES = '&quot;;[.C218];&quot;' where CLIENACLI = &quot;;[.A218];&quot;;&quot;)" office:value-type="string" office:string-value="update sab139.zclienA0 set CLIENAAGE = ?, CLIENARES = '?' where CLIENACLI = 0814022;" calcext:value-type="string">
            <text:p>update sab139.zclienA0 set CLIENAAGE = ?, CLIENARES = '?' where CLIENACLI = 0814022;</text:p>
          </table:table-cell>
        </table:table-row>
        <table:table-row table:style-name="ro1">
          <table:table-cell office:value-type="string" calcext:value-type="string">
            <text:p>08165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6520;</text:p>
          </table:table-cell>
          <table:table-cell table:formula="of:=CONCATENATE(&quot;update sab139.zclienA0 set CLIENAAGE = &quot;;[.B219];&quot;, CLIENARES = '&quot;;[.C219];&quot;' where CLIENACLI = &quot;;[.A219];&quot;;&quot;)" office:value-type="string" office:string-value="update sab139.zclienA0 set CLIENAAGE = ?, CLIENARES = '?' where CLIENACLI = 0816520;" calcext:value-type="string">
            <text:p>update sab139.zclienA0 set CLIENAAGE = ?, CLIENARES = '?' where CLIENACLI = 0816520;</text:p>
          </table:table-cell>
        </table:table-row>
        <table:table-row table:style-name="ro1">
          <table:table-cell office:value-type="string" calcext:value-type="string">
            <text:p>081759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7594;</text:p>
          </table:table-cell>
          <table:table-cell table:formula="of:=CONCATENATE(&quot;update sab139.zclienA0 set CLIENAAGE = &quot;;[.B220];&quot;, CLIENARES = '&quot;;[.C220];&quot;' where CLIENACLI = &quot;;[.A220];&quot;;&quot;)" office:value-type="string" office:string-value="update sab139.zclienA0 set CLIENAAGE = ?, CLIENARES = '?' where CLIENACLI = 0817594;" calcext:value-type="string">
            <text:p>update sab139.zclienA0 set CLIENAAGE = ?, CLIENARES = '?' where CLIENACLI = 0817594;</text:p>
          </table:table-cell>
        </table:table-row>
        <table:table-row table:style-name="ro1">
          <table:table-cell office:value-type="string" calcext:value-type="string">
            <text:p>08186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8647;</text:p>
          </table:table-cell>
          <table:table-cell table:formula="of:=CONCATENATE(&quot;update sab139.zclienA0 set CLIENAAGE = &quot;;[.B221];&quot;, CLIENARES = '&quot;;[.C221];&quot;' where CLIENACLI = &quot;;[.A221];&quot;;&quot;)" office:value-type="string" office:string-value="update sab139.zclienA0 set CLIENAAGE = ?, CLIENARES = '?' where CLIENACLI = 0818647;" calcext:value-type="string">
            <text:p>update sab139.zclienA0 set CLIENAAGE = ?, CLIENARES = '?' where CLIENACLI = 0818647;</text:p>
          </table:table-cell>
        </table:table-row>
        <table:table-row table:style-name="ro1">
          <table:table-cell office:value-type="string" calcext:value-type="string">
            <text:p>08188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8820;</text:p>
          </table:table-cell>
          <table:table-cell table:formula="of:=CONCATENATE(&quot;update sab139.zclienA0 set CLIENAAGE = &quot;;[.B222];&quot;, CLIENARES = '&quot;;[.C222];&quot;' where CLIENACLI = &quot;;[.A222];&quot;;&quot;)" office:value-type="string" office:string-value="update sab139.zclienA0 set CLIENAAGE = ?, CLIENARES = '?' where CLIENACLI = 0818820;" calcext:value-type="string">
            <text:p>update sab139.zclienA0 set CLIENAAGE = ?, CLIENARES = '?' where CLIENACLI = 0818820;</text:p>
          </table:table-cell>
        </table:table-row>
        <table:table-row table:style-name="ro1">
          <table:table-cell office:value-type="string" calcext:value-type="string">
            <text:p>081954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9544;</text:p>
          </table:table-cell>
          <table:table-cell table:formula="of:=CONCATENATE(&quot;update sab139.zclienA0 set CLIENAAGE = &quot;;[.B223];&quot;, CLIENARES = '&quot;;[.C223];&quot;' where CLIENACLI = &quot;;[.A223];&quot;;&quot;)" office:value-type="string" office:string-value="update sab139.zclienA0 set CLIENAAGE = ?, CLIENARES = '?' where CLIENACLI = 0819544;" calcext:value-type="string">
            <text:p>update sab139.zclienA0 set CLIENAAGE = ?, CLIENARES = '?' where CLIENACLI = 0819544;</text:p>
          </table:table-cell>
        </table:table-row>
        <table:table-row table:style-name="ro1">
          <table:table-cell office:value-type="string" calcext:value-type="string">
            <text:p>08198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19887;</text:p>
          </table:table-cell>
          <table:table-cell table:formula="of:=CONCATENATE(&quot;update sab139.zclienA0 set CLIENAAGE = &quot;;[.B224];&quot;, CLIENARES = '&quot;;[.C224];&quot;' where CLIENACLI = &quot;;[.A224];&quot;;&quot;)" office:value-type="string" office:string-value="update sab139.zclienA0 set CLIENAAGE = ?, CLIENARES = '?' where CLIENACLI = 0819887;" calcext:value-type="string">
            <text:p>update sab139.zclienA0 set CLIENAAGE = ?, CLIENARES = '?' where CLIENACLI = 0819887;</text:p>
          </table:table-cell>
        </table:table-row>
        <table:table-row table:style-name="ro1">
          <table:table-cell office:value-type="string" calcext:value-type="string">
            <text:p>082119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21195;</text:p>
          </table:table-cell>
          <table:table-cell table:formula="of:=CONCATENATE(&quot;update sab139.zclienA0 set CLIENAAGE = &quot;;[.B225];&quot;, CLIENARES = '&quot;;[.C225];&quot;' where CLIENACLI = &quot;;[.A225];&quot;;&quot;)" office:value-type="string" office:string-value="update sab139.zclienA0 set CLIENAAGE = ?, CLIENARES = '?' where CLIENACLI = 0821195;" calcext:value-type="string">
            <text:p>update sab139.zclienA0 set CLIENAAGE = ?, CLIENARES = '?' where CLIENACLI = 0821195;</text:p>
          </table:table-cell>
        </table:table-row>
        <table:table-row table:style-name="ro1">
          <table:table-cell office:value-type="string" calcext:value-type="string">
            <text:p>082197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21974;</text:p>
          </table:table-cell>
          <table:table-cell table:formula="of:=CONCATENATE(&quot;update sab139.zclienA0 set CLIENAAGE = &quot;;[.B226];&quot;, CLIENARES = '&quot;;[.C226];&quot;' where CLIENACLI = &quot;;[.A226];&quot;;&quot;)" office:value-type="string" office:string-value="update sab139.zclienA0 set CLIENAAGE = ?, CLIENARES = '?' where CLIENACLI = 0821974;" calcext:value-type="string">
            <text:p>update sab139.zclienA0 set CLIENAAGE = ?, CLIENARES = '?' where CLIENACLI = 0821974;</text:p>
          </table:table-cell>
        </table:table-row>
        <table:table-row table:style-name="ro1">
          <table:table-cell office:value-type="string" calcext:value-type="string">
            <text:p>08285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28546;</text:p>
          </table:table-cell>
          <table:table-cell table:formula="of:=CONCATENATE(&quot;update sab139.zclienA0 set CLIENAAGE = &quot;;[.B227];&quot;, CLIENARES = '&quot;;[.C227];&quot;' where CLIENACLI = &quot;;[.A227];&quot;;&quot;)" office:value-type="string" office:string-value="update sab139.zclienA0 set CLIENAAGE = ?, CLIENARES = '?' where CLIENACLI = 0828546;" calcext:value-type="string">
            <text:p>update sab139.zclienA0 set CLIENAAGE = ?, CLIENARES = '?' where CLIENACLI = 0828546;</text:p>
          </table:table-cell>
        </table:table-row>
        <table:table-row table:style-name="ro1">
          <table:table-cell office:value-type="string" calcext:value-type="string">
            <text:p>083110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31108;</text:p>
          </table:table-cell>
          <table:table-cell table:formula="of:=CONCATENATE(&quot;update sab139.zclienA0 set CLIENAAGE = &quot;;[.B228];&quot;, CLIENARES = '&quot;;[.C228];&quot;' where CLIENACLI = &quot;;[.A228];&quot;;&quot;)" office:value-type="string" office:string-value="update sab139.zclienA0 set CLIENAAGE = ?, CLIENARES = '?' where CLIENACLI = 0831108;" calcext:value-type="string">
            <text:p>update sab139.zclienA0 set CLIENAAGE = ?, CLIENARES = '?' where CLIENACLI = 0831108;</text:p>
          </table:table-cell>
        </table:table-row>
        <table:table-row table:style-name="ro1">
          <table:table-cell office:value-type="string" calcext:value-type="string">
            <text:p>08336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33609;</text:p>
          </table:table-cell>
          <table:table-cell table:formula="of:=CONCATENATE(&quot;update sab139.zclienA0 set CLIENAAGE = &quot;;[.B229];&quot;, CLIENARES = '&quot;;[.C229];&quot;' where CLIENACLI = &quot;;[.A229];&quot;;&quot;)" office:value-type="string" office:string-value="update sab139.zclienA0 set CLIENAAGE = ?, CLIENARES = '?' where CLIENACLI = 0833609;" calcext:value-type="string">
            <text:p>update sab139.zclienA0 set CLIENAAGE = ?, CLIENARES = '?' where CLIENACLI = 0833609;</text:p>
          </table:table-cell>
        </table:table-row>
        <table:table-row table:style-name="ro1">
          <table:table-cell office:value-type="string" calcext:value-type="string">
            <text:p>08358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35825;</text:p>
          </table:table-cell>
          <table:table-cell table:formula="of:=CONCATENATE(&quot;update sab139.zclienA0 set CLIENAAGE = &quot;;[.B230];&quot;, CLIENARES = '&quot;;[.C230];&quot;' where CLIENACLI = &quot;;[.A230];&quot;;&quot;)" office:value-type="string" office:string-value="update sab139.zclienA0 set CLIENAAGE = ?, CLIENARES = '?' where CLIENACLI = 0835825;" calcext:value-type="string">
            <text:p>update sab139.zclienA0 set CLIENAAGE = ?, CLIENARES = '?' where CLIENACLI = 0835825;</text:p>
          </table:table-cell>
        </table:table-row>
        <table:table-row table:style-name="ro1">
          <table:table-cell office:value-type="string" calcext:value-type="string">
            <text:p>08386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38660;</text:p>
          </table:table-cell>
          <table:table-cell table:formula="of:=CONCATENATE(&quot;update sab139.zclienA0 set CLIENAAGE = &quot;;[.B231];&quot;, CLIENARES = '&quot;;[.C231];&quot;' where CLIENACLI = &quot;;[.A231];&quot;;&quot;)" office:value-type="string" office:string-value="update sab139.zclienA0 set CLIENAAGE = ?, CLIENARES = '?' where CLIENACLI = 0838660;" calcext:value-type="string">
            <text:p>update sab139.zclienA0 set CLIENAAGE = ?, CLIENARES = '?' where CLIENACLI = 0838660;</text:p>
          </table:table-cell>
        </table:table-row>
        <table:table-row table:style-name="ro1">
          <table:table-cell office:value-type="string" calcext:value-type="string">
            <text:p>08393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39358;</text:p>
          </table:table-cell>
          <table:table-cell table:formula="of:=CONCATENATE(&quot;update sab139.zclienA0 set CLIENAAGE = &quot;;[.B232];&quot;, CLIENARES = '&quot;;[.C232];&quot;' where CLIENACLI = &quot;;[.A232];&quot;;&quot;)" office:value-type="string" office:string-value="update sab139.zclienA0 set CLIENAAGE = ?, CLIENARES = '?' where CLIENACLI = 0839358;" calcext:value-type="string">
            <text:p>update sab139.zclienA0 set CLIENAAGE = ?, CLIENARES = '?' where CLIENACLI = 0839358;</text:p>
          </table:table-cell>
        </table:table-row>
        <table:table-row table:style-name="ro1">
          <table:table-cell office:value-type="string" calcext:value-type="string">
            <text:p>08417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1780;</text:p>
          </table:table-cell>
          <table:table-cell table:formula="of:=CONCATENATE(&quot;update sab139.zclienA0 set CLIENAAGE = &quot;;[.B233];&quot;, CLIENARES = '&quot;;[.C233];&quot;' where CLIENACLI = &quot;;[.A233];&quot;;&quot;)" office:value-type="string" office:string-value="update sab139.zclienA0 set CLIENAAGE = ?, CLIENARES = '?' where CLIENACLI = 0841780;" calcext:value-type="string">
            <text:p>update sab139.zclienA0 set CLIENAAGE = ?, CLIENARES = '?' where CLIENACLI = 0841780;</text:p>
          </table:table-cell>
        </table:table-row>
        <table:table-row table:style-name="ro1">
          <table:table-cell office:value-type="string" calcext:value-type="string">
            <text:p>08417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1793;</text:p>
          </table:table-cell>
          <table:table-cell table:formula="of:=CONCATENATE(&quot;update sab139.zclienA0 set CLIENAAGE = &quot;;[.B234];&quot;, CLIENARES = '&quot;;[.C234];&quot;' where CLIENACLI = &quot;;[.A234];&quot;;&quot;)" office:value-type="string" office:string-value="update sab139.zclienA0 set CLIENAAGE = ?, CLIENARES = '?' where CLIENACLI = 0841793;" calcext:value-type="string">
            <text:p>update sab139.zclienA0 set CLIENAAGE = ?, CLIENARES = '?' where CLIENACLI = 0841793;</text:p>
          </table:table-cell>
        </table:table-row>
        <table:table-row table:style-name="ro1">
          <table:table-cell office:value-type="string" calcext:value-type="string">
            <text:p>08421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2146;</text:p>
          </table:table-cell>
          <table:table-cell table:formula="of:=CONCATENATE(&quot;update sab139.zclienA0 set CLIENAAGE = &quot;;[.B235];&quot;, CLIENARES = '&quot;;[.C235];&quot;' where CLIENACLI = &quot;;[.A235];&quot;;&quot;)" office:value-type="string" office:string-value="update sab139.zclienA0 set CLIENAAGE = ?, CLIENARES = '?' where CLIENACLI = 0842146;" calcext:value-type="string">
            <text:p>update sab139.zclienA0 set CLIENAAGE = ?, CLIENARES = '?' where CLIENACLI = 0842146;</text:p>
          </table:table-cell>
        </table:table-row>
        <table:table-row table:style-name="ro1">
          <table:table-cell office:value-type="string" calcext:value-type="string">
            <text:p>084353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3530;</text:p>
          </table:table-cell>
          <table:table-cell table:formula="of:=CONCATENATE(&quot;update sab139.zclienA0 set CLIENAAGE = &quot;;[.B236];&quot;, CLIENARES = '&quot;;[.C236];&quot;' where CLIENACLI = &quot;;[.A236];&quot;;&quot;)" office:value-type="string" office:string-value="update sab139.zclienA0 set CLIENAAGE = ?, CLIENARES = '?' where CLIENACLI = 0843530;" calcext:value-type="string">
            <text:p>update sab139.zclienA0 set CLIENAAGE = ?, CLIENARES = '?' where CLIENACLI = 0843530;</text:p>
          </table:table-cell>
        </table:table-row>
        <table:table-row table:style-name="ro1">
          <table:table-cell office:value-type="string" calcext:value-type="string">
            <text:p>084386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date sab139.zclienA0 set CLIENAAGE = 2000, CLIENARES = '?' where CLIENACLI = 0843864;</text:p>
          </table:table-cell>
          <table:table-cell table:formula="of:=CONCATENATE(&quot;update sab139.zclienA0 set CLIENAAGE = &quot;;[.B237];&quot;, CLIENARES = '&quot;;[.C237];&quot;' where CLIENACLI = &quot;;[.A237];&quot;;&quot;)" office:value-type="string" office:string-value="update sab139.zclienA0 set CLIENAAGE = 2000, CLIENARES = '?' where CLIENACLI = 0843864;" calcext:value-type="string">
            <text:p>update sab139.zclienA0 set CLIENAAGE = 2000, CLIENARES = '?' where CLIENACLI = 0843864;</text:p>
          </table:table-cell>
        </table:table-row>
        <table:table-row table:style-name="ro1">
          <table:table-cell office:value-type="string" calcext:value-type="string">
            <text:p>084514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5140;</text:p>
          </table:table-cell>
          <table:table-cell table:formula="of:=CONCATENATE(&quot;update sab139.zclienA0 set CLIENAAGE = &quot;;[.B238];&quot;, CLIENARES = '&quot;;[.C238];&quot;' where CLIENACLI = &quot;;[.A238];&quot;;&quot;)" office:value-type="string" office:string-value="update sab139.zclienA0 set CLIENAAGE = ?, CLIENARES = '?' where CLIENACLI = 0845140;" calcext:value-type="string">
            <text:p>update sab139.zclienA0 set CLIENAAGE = ?, CLIENARES = '?' where CLIENACLI = 0845140;</text:p>
          </table:table-cell>
        </table:table-row>
        <table:table-row table:style-name="ro1">
          <table:table-cell office:value-type="string" calcext:value-type="string">
            <text:p>084575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5751;</text:p>
          </table:table-cell>
          <table:table-cell table:formula="of:=CONCATENATE(&quot;update sab139.zclienA0 set CLIENAAGE = &quot;;[.B239];&quot;, CLIENARES = '&quot;;[.C239];&quot;' where CLIENACLI = &quot;;[.A239];&quot;;&quot;)" office:value-type="string" office:string-value="update sab139.zclienA0 set CLIENAAGE = ?, CLIENARES = '?' where CLIENACLI = 0845751;" calcext:value-type="string">
            <text:p>update sab139.zclienA0 set CLIENAAGE = ?, CLIENARES = '?' where CLIENACLI = 0845751;</text:p>
          </table:table-cell>
        </table:table-row>
        <table:table-row table:style-name="ro1">
          <table:table-cell office:value-type="string" calcext:value-type="string">
            <text:p>084700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7007;</text:p>
          </table:table-cell>
          <table:table-cell table:formula="of:=CONCATENATE(&quot;update sab139.zclienA0 set CLIENAAGE = &quot;;[.B240];&quot;, CLIENARES = '&quot;;[.C240];&quot;' where CLIENACLI = &quot;;[.A240];&quot;;&quot;)" office:value-type="string" office:string-value="update sab139.zclienA0 set CLIENAAGE = ?, CLIENARES = '?' where CLIENACLI = 0847007;" calcext:value-type="string">
            <text:p>update sab139.zclienA0 set CLIENAAGE = ?, CLIENARES = '?' where CLIENACLI = 0847007;</text:p>
          </table:table-cell>
        </table:table-row>
        <table:table-row table:style-name="ro1">
          <table:table-cell office:value-type="string" calcext:value-type="string">
            <text:p>08471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7118;</text:p>
          </table:table-cell>
          <table:table-cell table:formula="of:=CONCATENATE(&quot;update sab139.zclienA0 set CLIENAAGE = &quot;;[.B241];&quot;, CLIENARES = '&quot;;[.C241];&quot;' where CLIENACLI = &quot;;[.A241];&quot;;&quot;)" office:value-type="string" office:string-value="update sab139.zclienA0 set CLIENAAGE = ?, CLIENARES = '?' where CLIENACLI = 0847118;" calcext:value-type="string">
            <text:p>update sab139.zclienA0 set CLIENAAGE = ?, CLIENARES = '?' where CLIENACLI = 0847118;</text:p>
          </table:table-cell>
        </table:table-row>
        <table:table-row table:style-name="ro1">
          <table:table-cell office:value-type="string" calcext:value-type="string">
            <text:p>084821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8215;</text:p>
          </table:table-cell>
          <table:table-cell table:formula="of:=CONCATENATE(&quot;update sab139.zclienA0 set CLIENAAGE = &quot;;[.B242];&quot;, CLIENARES = '&quot;;[.C242];&quot;' where CLIENACLI = &quot;;[.A242];&quot;;&quot;)" office:value-type="string" office:string-value="update sab139.zclienA0 set CLIENAAGE = ?, CLIENARES = '?' where CLIENACLI = 0848215;" calcext:value-type="string">
            <text:p>update sab139.zclienA0 set CLIENAAGE = ?, CLIENARES = '?' where CLIENACLI = 0848215;</text:p>
          </table:table-cell>
        </table:table-row>
        <table:table-row table:style-name="ro1">
          <table:table-cell office:value-type="string" calcext:value-type="string">
            <text:p>08488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8855;</text:p>
          </table:table-cell>
          <table:table-cell table:formula="of:=CONCATENATE(&quot;update sab139.zclienA0 set CLIENAAGE = &quot;;[.B243];&quot;, CLIENARES = '&quot;;[.C243];&quot;' where CLIENACLI = &quot;;[.A243];&quot;;&quot;)" office:value-type="string" office:string-value="update sab139.zclienA0 set CLIENAAGE = ?, CLIENARES = '?' where CLIENACLI = 0848855;" calcext:value-type="string">
            <text:p>update sab139.zclienA0 set CLIENAAGE = ?, CLIENARES = '?' where CLIENACLI = 0848855;</text:p>
          </table:table-cell>
        </table:table-row>
        <table:table-row table:style-name="ro1">
          <table:table-cell office:value-type="string" calcext:value-type="string">
            <text:p>08490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9011;</text:p>
          </table:table-cell>
          <table:table-cell table:formula="of:=CONCATENATE(&quot;update sab139.zclienA0 set CLIENAAGE = &quot;;[.B244];&quot;, CLIENARES = '&quot;;[.C244];&quot;' where CLIENACLI = &quot;;[.A244];&quot;;&quot;)" office:value-type="string" office:string-value="update sab139.zclienA0 set CLIENAAGE = ?, CLIENARES = '?' where CLIENACLI = 0849011;" calcext:value-type="string">
            <text:p>update sab139.zclienA0 set CLIENAAGE = ?, CLIENARES = '?' where CLIENACLI = 0849011;</text:p>
          </table:table-cell>
        </table:table-row>
        <table:table-row table:style-name="ro1">
          <table:table-cell office:value-type="string" calcext:value-type="string">
            <text:p>084923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49236;</text:p>
          </table:table-cell>
          <table:table-cell table:formula="of:=CONCATENATE(&quot;update sab139.zclienA0 set CLIENAAGE = &quot;;[.B245];&quot;, CLIENARES = '&quot;;[.C245];&quot;' where CLIENACLI = &quot;;[.A245];&quot;;&quot;)" office:value-type="string" office:string-value="update sab139.zclienA0 set CLIENAAGE = ?, CLIENARES = '?' where CLIENACLI = 0849236;" calcext:value-type="string">
            <text:p>update sab139.zclienA0 set CLIENAAGE = ?, CLIENARES = '?' where CLIENACLI = 0849236;</text:p>
          </table:table-cell>
        </table:table-row>
        <table:table-row table:style-name="ro1">
          <table:table-cell office:value-type="string" calcext:value-type="string">
            <text:p>08504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0449;</text:p>
          </table:table-cell>
          <table:table-cell table:formula="of:=CONCATENATE(&quot;update sab139.zclienA0 set CLIENAAGE = &quot;;[.B246];&quot;, CLIENARES = '&quot;;[.C246];&quot;' where CLIENACLI = &quot;;[.A246];&quot;;&quot;)" office:value-type="string" office:string-value="update sab139.zclienA0 set CLIENAAGE = ?, CLIENARES = '?' where CLIENACLI = 0850449;" calcext:value-type="string">
            <text:p>update sab139.zclienA0 set CLIENAAGE = ?, CLIENARES = '?' where CLIENACLI = 0850449;</text:p>
          </table:table-cell>
        </table:table-row>
        <table:table-row table:style-name="ro1">
          <table:table-cell office:value-type="string" calcext:value-type="string">
            <text:p>085089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0894;</text:p>
          </table:table-cell>
          <table:table-cell table:formula="of:=CONCATENATE(&quot;update sab139.zclienA0 set CLIENAAGE = &quot;;[.B247];&quot;, CLIENARES = '&quot;;[.C247];&quot;' where CLIENACLI = &quot;;[.A247];&quot;;&quot;)" office:value-type="string" office:string-value="update sab139.zclienA0 set CLIENAAGE = ?, CLIENARES = '?' where CLIENACLI = 0850894;" calcext:value-type="string">
            <text:p>update sab139.zclienA0 set CLIENAAGE = ?, CLIENARES = '?' where CLIENACLI = 0850894;</text:p>
          </table:table-cell>
        </table:table-row>
        <table:table-row table:style-name="ro1">
          <table:table-cell office:value-type="string" calcext:value-type="string">
            <text:p>08515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1518;</text:p>
          </table:table-cell>
          <table:table-cell table:formula="of:=CONCATENATE(&quot;update sab139.zclienA0 set CLIENAAGE = &quot;;[.B248];&quot;, CLIENARES = '&quot;;[.C248];&quot;' where CLIENACLI = &quot;;[.A248];&quot;;&quot;)" office:value-type="string" office:string-value="update sab139.zclienA0 set CLIENAAGE = ?, CLIENARES = '?' where CLIENACLI = 0851518;" calcext:value-type="string">
            <text:p>update sab139.zclienA0 set CLIENAAGE = ?, CLIENARES = '?' where CLIENACLI = 0851518;</text:p>
          </table:table-cell>
        </table:table-row>
        <table:table-row table:style-name="ro1">
          <table:table-cell office:value-type="string" calcext:value-type="string">
            <text:p>08519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1981;</text:p>
          </table:table-cell>
          <table:table-cell table:formula="of:=CONCATENATE(&quot;update sab139.zclienA0 set CLIENAAGE = &quot;;[.B249];&quot;, CLIENARES = '&quot;;[.C249];&quot;' where CLIENACLI = &quot;;[.A249];&quot;;&quot;)" office:value-type="string" office:string-value="update sab139.zclienA0 set CLIENAAGE = ?, CLIENARES = '?' where CLIENACLI = 0851981;" calcext:value-type="string">
            <text:p>update sab139.zclienA0 set CLIENAAGE = ?, CLIENARES = '?' where CLIENACLI = 0851981;</text:p>
          </table:table-cell>
        </table:table-row>
        <table:table-row table:style-name="ro1">
          <table:table-cell office:value-type="string" calcext:value-type="string">
            <text:p>08527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2782;</text:p>
          </table:table-cell>
          <table:table-cell table:formula="of:=CONCATENATE(&quot;update sab139.zclienA0 set CLIENAAGE = &quot;;[.B250];&quot;, CLIENARES = '&quot;;[.C250];&quot;' where CLIENACLI = &quot;;[.A250];&quot;;&quot;)" office:value-type="string" office:string-value="update sab139.zclienA0 set CLIENAAGE = ?, CLIENARES = '?' where CLIENACLI = 0852782;" calcext:value-type="string">
            <text:p>update sab139.zclienA0 set CLIENAAGE = ?, CLIENARES = '?' where CLIENACLI = 0852782;</text:p>
          </table:table-cell>
        </table:table-row>
        <table:table-row table:style-name="ro1">
          <table:table-cell office:value-type="string" calcext:value-type="string">
            <text:p>085278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2783;</text:p>
          </table:table-cell>
          <table:table-cell table:formula="of:=CONCATENATE(&quot;update sab139.zclienA0 set CLIENAAGE = &quot;;[.B251];&quot;, CLIENARES = '&quot;;[.C251];&quot;' where CLIENACLI = &quot;;[.A251];&quot;;&quot;)" office:value-type="string" office:string-value="update sab139.zclienA0 set CLIENAAGE = ?, CLIENARES = '?' where CLIENACLI = 0852783;" calcext:value-type="string">
            <text:p>update sab139.zclienA0 set CLIENAAGE = ?, CLIENARES = '?' where CLIENACLI = 0852783;</text:p>
          </table:table-cell>
        </table:table-row>
        <table:table-row table:style-name="ro1">
          <table:table-cell office:value-type="string" calcext:value-type="string">
            <text:p>085328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283;</text:p>
          </table:table-cell>
          <table:table-cell table:formula="of:=CONCATENATE(&quot;update sab139.zclienA0 set CLIENAAGE = &quot;;[.B252];&quot;, CLIENARES = '&quot;;[.C252];&quot;' where CLIENACLI = &quot;;[.A252];&quot;;&quot;)" office:value-type="string" office:string-value="update sab139.zclienA0 set CLIENAAGE = ?, CLIENARES = '?' where CLIENACLI = 0853283;" calcext:value-type="string">
            <text:p>update sab139.zclienA0 set CLIENAAGE = ?, CLIENARES = '?' where CLIENACLI = 0853283;</text:p>
          </table:table-cell>
        </table:table-row>
        <table:table-row table:style-name="ro1">
          <table:table-cell office:value-type="string" calcext:value-type="string">
            <text:p>085337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370;</text:p>
          </table:table-cell>
          <table:table-cell table:formula="of:=CONCATENATE(&quot;update sab139.zclienA0 set CLIENAAGE = &quot;;[.B253];&quot;, CLIENARES = '&quot;;[.C253];&quot;' where CLIENACLI = &quot;;[.A253];&quot;;&quot;)" office:value-type="string" office:string-value="update sab139.zclienA0 set CLIENAAGE = ?, CLIENARES = '?' where CLIENACLI = 0853370;" calcext:value-type="string">
            <text:p>update sab139.zclienA0 set CLIENAAGE = ?, CLIENARES = '?' where CLIENACLI = 0853370;</text:p>
          </table:table-cell>
        </table:table-row>
        <table:table-row table:style-name="ro1">
          <table:table-cell office:value-type="string" calcext:value-type="string">
            <text:p>08533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372;</text:p>
          </table:table-cell>
          <table:table-cell table:formula="of:=CONCATENATE(&quot;update sab139.zclienA0 set CLIENAAGE = &quot;;[.B254];&quot;, CLIENARES = '&quot;;[.C254];&quot;' where CLIENACLI = &quot;;[.A254];&quot;;&quot;)" office:value-type="string" office:string-value="update sab139.zclienA0 set CLIENAAGE = ?, CLIENARES = '?' where CLIENACLI = 0853372;" calcext:value-type="string">
            <text:p>update sab139.zclienA0 set CLIENAAGE = ?, CLIENARES = '?' where CLIENACLI = 0853372;</text:p>
          </table:table-cell>
        </table:table-row>
        <table:table-row table:style-name="ro1">
          <table:table-cell office:value-type="string" calcext:value-type="string">
            <text:p>085337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373;</text:p>
          </table:table-cell>
          <table:table-cell table:formula="of:=CONCATENATE(&quot;update sab139.zclienA0 set CLIENAAGE = &quot;;[.B255];&quot;, CLIENARES = '&quot;;[.C255];&quot;' where CLIENACLI = &quot;;[.A255];&quot;;&quot;)" office:value-type="string" office:string-value="update sab139.zclienA0 set CLIENAAGE = ?, CLIENARES = '?' where CLIENACLI = 0853373;" calcext:value-type="string">
            <text:p>update sab139.zclienA0 set CLIENAAGE = ?, CLIENARES = '?' where CLIENACLI = 0853373;</text:p>
          </table:table-cell>
        </table:table-row>
        <table:table-row table:style-name="ro1">
          <table:table-cell office:value-type="string" calcext:value-type="string">
            <text:p>08538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872;</text:p>
          </table:table-cell>
          <table:table-cell table:formula="of:=CONCATENATE(&quot;update sab139.zclienA0 set CLIENAAGE = &quot;;[.B256];&quot;, CLIENARES = '&quot;;[.C256];&quot;' where CLIENACLI = &quot;;[.A256];&quot;;&quot;)" office:value-type="string" office:string-value="update sab139.zclienA0 set CLIENAAGE = ?, CLIENARES = '?' where CLIENACLI = 0853872;" calcext:value-type="string">
            <text:p>update sab139.zclienA0 set CLIENAAGE = ?, CLIENARES = '?' where CLIENACLI = 0853872;</text:p>
          </table:table-cell>
        </table:table-row>
        <table:table-row table:style-name="ro1">
          <table:table-cell office:value-type="string" calcext:value-type="string">
            <text:p>085391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3912;</text:p>
          </table:table-cell>
          <table:table-cell table:formula="of:=CONCATENATE(&quot;update sab139.zclienA0 set CLIENAAGE = &quot;;[.B257];&quot;, CLIENARES = '&quot;;[.C257];&quot;' where CLIENACLI = &quot;;[.A257];&quot;;&quot;)" office:value-type="string" office:string-value="update sab139.zclienA0 set CLIENAAGE = ?, CLIENARES = '?' where CLIENACLI = 0853912;" calcext:value-type="string">
            <text:p>update sab139.zclienA0 set CLIENAAGE = ?, CLIENARES = '?' where CLIENACLI = 0853912;</text:p>
          </table:table-cell>
        </table:table-row>
        <table:table-row table:style-name="ro1">
          <table:table-cell office:value-type="string" calcext:value-type="string">
            <text:p>085466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4664;</text:p>
          </table:table-cell>
          <table:table-cell table:formula="of:=CONCATENATE(&quot;update sab139.zclienA0 set CLIENAAGE = &quot;;[.B258];&quot;, CLIENARES = '&quot;;[.C258];&quot;' where CLIENACLI = &quot;;[.A258];&quot;;&quot;)" office:value-type="string" office:string-value="update sab139.zclienA0 set CLIENAAGE = ?, CLIENARES = '?' where CLIENACLI = 0854664;" calcext:value-type="string">
            <text:p>update sab139.zclienA0 set CLIENAAGE = ?, CLIENARES = '?' where CLIENACLI = 0854664;</text:p>
          </table:table-cell>
        </table:table-row>
        <table:table-row table:style-name="ro1">
          <table:table-cell office:value-type="string" calcext:value-type="string">
            <text:p>0855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5021;</text:p>
          </table:table-cell>
          <table:table-cell table:formula="of:=CONCATENATE(&quot;update sab139.zclienA0 set CLIENAAGE = &quot;;[.B259];&quot;, CLIENARES = '&quot;;[.C259];&quot;' where CLIENACLI = &quot;;[.A259];&quot;;&quot;)" office:value-type="string" office:string-value="update sab139.zclienA0 set CLIENAAGE = ?, CLIENARES = '?' where CLIENACLI = 0855021;" calcext:value-type="string">
            <text:p>update sab139.zclienA0 set CLIENAAGE = ?, CLIENARES = '?' where CLIENACLI = 0855021;</text:p>
          </table:table-cell>
        </table:table-row>
        <table:table-row table:style-name="ro1">
          <table:table-cell office:value-type="string" calcext:value-type="string">
            <text:p>085518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5180;</text:p>
          </table:table-cell>
          <table:table-cell table:formula="of:=CONCATENATE(&quot;update sab139.zclienA0 set CLIENAAGE = &quot;;[.B260];&quot;, CLIENARES = '&quot;;[.C260];&quot;' where CLIENACLI = &quot;;[.A260];&quot;;&quot;)" office:value-type="string" office:string-value="update sab139.zclienA0 set CLIENAAGE = ?, CLIENARES = '?' where CLIENACLI = 0855180;" calcext:value-type="string">
            <text:p>update sab139.zclienA0 set CLIENAAGE = ?, CLIENARES = '?' where CLIENACLI = 0855180;</text:p>
          </table:table-cell>
        </table:table-row>
        <table:table-row table:style-name="ro1">
          <table:table-cell office:value-type="string" calcext:value-type="string">
            <text:p>08551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5181;</text:p>
          </table:table-cell>
          <table:table-cell table:formula="of:=CONCATENATE(&quot;update sab139.zclienA0 set CLIENAAGE = &quot;;[.B261];&quot;, CLIENARES = '&quot;;[.C261];&quot;' where CLIENACLI = &quot;;[.A261];&quot;;&quot;)" office:value-type="string" office:string-value="update sab139.zclienA0 set CLIENAAGE = ?, CLIENARES = '?' where CLIENACLI = 0855181;" calcext:value-type="string">
            <text:p>update sab139.zclienA0 set CLIENAAGE = ?, CLIENARES = '?' where CLIENACLI = 0855181;</text:p>
          </table:table-cell>
        </table:table-row>
        <table:table-row table:style-name="ro1">
          <table:table-cell office:value-type="string" calcext:value-type="string">
            <text:p>085627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6277;</text:p>
          </table:table-cell>
          <table:table-cell table:formula="of:=CONCATENATE(&quot;update sab139.zclienA0 set CLIENAAGE = &quot;;[.B262];&quot;, CLIENARES = '&quot;;[.C262];&quot;' where CLIENACLI = &quot;;[.A262];&quot;;&quot;)" office:value-type="string" office:string-value="update sab139.zclienA0 set CLIENAAGE = ?, CLIENARES = '?' where CLIENACLI = 0856277;" calcext:value-type="string">
            <text:p>update sab139.zclienA0 set CLIENAAGE = ?, CLIENARES = '?' where CLIENACLI = 0856277;</text:p>
          </table:table-cell>
        </table:table-row>
        <table:table-row table:style-name="ro1">
          <table:table-cell office:value-type="string" calcext:value-type="string">
            <text:p>085652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6527;</text:p>
          </table:table-cell>
          <table:table-cell table:formula="of:=CONCATENATE(&quot;update sab139.zclienA0 set CLIENAAGE = &quot;;[.B263];&quot;, CLIENARES = '&quot;;[.C263];&quot;' where CLIENACLI = &quot;;[.A263];&quot;;&quot;)" office:value-type="string" office:string-value="update sab139.zclienA0 set CLIENAAGE = ?, CLIENARES = '?' where CLIENACLI = 0856527;" calcext:value-type="string">
            <text:p>update sab139.zclienA0 set CLIENAAGE = ?, CLIENARES = '?' where CLIENACLI = 0856527;</text:p>
          </table:table-cell>
        </table:table-row>
        <table:table-row table:style-name="ro1">
          <table:table-cell office:value-type="string" calcext:value-type="string">
            <text:p>085778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7788;</text:p>
          </table:table-cell>
          <table:table-cell table:formula="of:=CONCATENATE(&quot;update sab139.zclienA0 set CLIENAAGE = &quot;;[.B264];&quot;, CLIENARES = '&quot;;[.C264];&quot;' where CLIENACLI = &quot;;[.A264];&quot;;&quot;)" office:value-type="string" office:string-value="update sab139.zclienA0 set CLIENAAGE = ?, CLIENARES = '?' where CLIENACLI = 0857788;" calcext:value-type="string">
            <text:p>update sab139.zclienA0 set CLIENAAGE = ?, CLIENARES = '?' where CLIENACLI = 0857788;</text:p>
          </table:table-cell>
        </table:table-row>
        <table:table-row table:style-name="ro1">
          <table:table-cell office:value-type="string" calcext:value-type="string">
            <text:p>085788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7884;</text:p>
          </table:table-cell>
          <table:table-cell table:formula="of:=CONCATENATE(&quot;update sab139.zclienA0 set CLIENAAGE = &quot;;[.B265];&quot;, CLIENARES = '&quot;;[.C265];&quot;' where CLIENACLI = &quot;;[.A265];&quot;;&quot;)" office:value-type="string" office:string-value="update sab139.zclienA0 set CLIENAAGE = ?, CLIENARES = '?' where CLIENACLI = 0857884;" calcext:value-type="string">
            <text:p>update sab139.zclienA0 set CLIENAAGE = ?, CLIENARES = '?' where CLIENACLI = 0857884;</text:p>
          </table:table-cell>
        </table:table-row>
        <table:table-row table:style-name="ro1">
          <table:table-cell office:value-type="string" calcext:value-type="string">
            <text:p>085788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7885;</text:p>
          </table:table-cell>
          <table:table-cell table:formula="of:=CONCATENATE(&quot;update sab139.zclienA0 set CLIENAAGE = &quot;;[.B266];&quot;, CLIENARES = '&quot;;[.C266];&quot;' where CLIENACLI = &quot;;[.A266];&quot;;&quot;)" office:value-type="string" office:string-value="update sab139.zclienA0 set CLIENAAGE = ?, CLIENARES = '?' where CLIENACLI = 0857885;" calcext:value-type="string">
            <text:p>update sab139.zclienA0 set CLIENAAGE = ?, CLIENARES = '?' where CLIENACLI = 0857885;</text:p>
          </table:table-cell>
        </table:table-row>
        <table:table-row table:style-name="ro1">
          <table:table-cell office:value-type="string" calcext:value-type="string">
            <text:p>085792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7928;</text:p>
          </table:table-cell>
          <table:table-cell table:formula="of:=CONCATENATE(&quot;update sab139.zclienA0 set CLIENAAGE = &quot;;[.B267];&quot;, CLIENARES = '&quot;;[.C267];&quot;' where CLIENACLI = &quot;;[.A267];&quot;;&quot;)" office:value-type="string" office:string-value="update sab139.zclienA0 set CLIENAAGE = ?, CLIENARES = '?' where CLIENACLI = 0857928;" calcext:value-type="string">
            <text:p>update sab139.zclienA0 set CLIENAAGE = ?, CLIENARES = '?' where CLIENACLI = 0857928;</text:p>
          </table:table-cell>
        </table:table-row>
        <table:table-row table:style-name="ro1">
          <table:table-cell office:value-type="string" calcext:value-type="string">
            <text:p>085792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57929;</text:p>
          </table:table-cell>
          <table:table-cell table:formula="of:=CONCATENATE(&quot;update sab139.zclienA0 set CLIENAAGE = &quot;;[.B268];&quot;, CLIENARES = '&quot;;[.C268];&quot;' where CLIENACLI = &quot;;[.A268];&quot;;&quot;)" office:value-type="string" office:string-value="update sab139.zclienA0 set CLIENAAGE = ?, CLIENARES = '?' where CLIENACLI = 0857929;" calcext:value-type="string">
            <text:p>update sab139.zclienA0 set CLIENAAGE = ?, CLIENARES = '?' where CLIENACLI = 0857929;</text:p>
          </table:table-cell>
        </table:table-row>
        <table:table-row table:style-name="ro1">
          <table:table-cell office:value-type="string" calcext:value-type="string">
            <text:p>086214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2147;</text:p>
          </table:table-cell>
          <table:table-cell table:formula="of:=CONCATENATE(&quot;update sab139.zclienA0 set CLIENAAGE = &quot;;[.B269];&quot;, CLIENARES = '&quot;;[.C269];&quot;' where CLIENACLI = &quot;;[.A269];&quot;;&quot;)" office:value-type="string" office:string-value="update sab139.zclienA0 set CLIENAAGE = ?, CLIENARES = '?' where CLIENACLI = 0862147;" calcext:value-type="string">
            <text:p>update sab139.zclienA0 set CLIENAAGE = ?, CLIENARES = '?' where CLIENACLI = 0862147;</text:p>
          </table:table-cell>
        </table:table-row>
        <table:table-row table:style-name="ro1">
          <table:table-cell office:value-type="string" calcext:value-type="string">
            <text:p>086214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2148;</text:p>
          </table:table-cell>
          <table:table-cell table:formula="of:=CONCATENATE(&quot;update sab139.zclienA0 set CLIENAAGE = &quot;;[.B270];&quot;, CLIENARES = '&quot;;[.C270];&quot;' where CLIENACLI = &quot;;[.A270];&quot;;&quot;)" office:value-type="string" office:string-value="update sab139.zclienA0 set CLIENAAGE = ?, CLIENARES = '?' where CLIENACLI = 0862148;" calcext:value-type="string">
            <text:p>update sab139.zclienA0 set CLIENAAGE = ?, CLIENARES = '?' where CLIENACLI = 0862148;</text:p>
          </table:table-cell>
        </table:table-row>
        <table:table-row table:style-name="ro1">
          <table:table-cell office:value-type="string" calcext:value-type="string">
            <text:p>08621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2159;</text:p>
          </table:table-cell>
          <table:table-cell table:formula="of:=CONCATENATE(&quot;update sab139.zclienA0 set CLIENAAGE = &quot;;[.B271];&quot;, CLIENARES = '&quot;;[.C271];&quot;' where CLIENACLI = &quot;;[.A271];&quot;;&quot;)" office:value-type="string" office:string-value="update sab139.zclienA0 set CLIENAAGE = ?, CLIENARES = '?' where CLIENACLI = 0862159;" calcext:value-type="string">
            <text:p>update sab139.zclienA0 set CLIENAAGE = ?, CLIENARES = '?' where CLIENACLI = 0862159;</text:p>
          </table:table-cell>
        </table:table-row>
        <table:table-row table:style-name="ro1">
          <table:table-cell office:value-type="string" calcext:value-type="string">
            <text:p>08623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2381;</text:p>
          </table:table-cell>
          <table:table-cell table:formula="of:=CONCATENATE(&quot;update sab139.zclienA0 set CLIENAAGE = &quot;;[.B272];&quot;, CLIENARES = '&quot;;[.C272];&quot;' where CLIENACLI = &quot;;[.A272];&quot;;&quot;)" office:value-type="string" office:string-value="update sab139.zclienA0 set CLIENAAGE = ?, CLIENARES = '?' where CLIENACLI = 0862381;" calcext:value-type="string">
            <text:p>update sab139.zclienA0 set CLIENAAGE = ?, CLIENARES = '?' where CLIENACLI = 0862381;</text:p>
          </table:table-cell>
        </table:table-row>
        <table:table-row table:style-name="ro1">
          <table:table-cell office:value-type="string" calcext:value-type="string">
            <text:p>086265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2651;</text:p>
          </table:table-cell>
          <table:table-cell table:formula="of:=CONCATENATE(&quot;update sab139.zclienA0 set CLIENAAGE = &quot;;[.B273];&quot;, CLIENARES = '&quot;;[.C273];&quot;' where CLIENACLI = &quot;;[.A273];&quot;;&quot;)" office:value-type="string" office:string-value="update sab139.zclienA0 set CLIENAAGE = ?, CLIENARES = '?' where CLIENACLI = 0862651;" calcext:value-type="string">
            <text:p>update sab139.zclienA0 set CLIENAAGE = ?, CLIENARES = '?' where CLIENACLI = 0862651;</text:p>
          </table:table-cell>
        </table:table-row>
        <table:table-row table:style-name="ro1">
          <table:table-cell office:value-type="string" calcext:value-type="string">
            <text:p>086526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5269;</text:p>
          </table:table-cell>
          <table:table-cell table:formula="of:=CONCATENATE(&quot;update sab139.zclienA0 set CLIENAAGE = &quot;;[.B274];&quot;, CLIENARES = '&quot;;[.C274];&quot;' where CLIENACLI = &quot;;[.A274];&quot;;&quot;)" office:value-type="string" office:string-value="update sab139.zclienA0 set CLIENAAGE = ?, CLIENARES = '?' where CLIENACLI = 0865269;" calcext:value-type="string">
            <text:p>update sab139.zclienA0 set CLIENAAGE = ?, CLIENARES = '?' where CLIENACLI = 0865269;</text:p>
          </table:table-cell>
        </table:table-row>
        <table:table-row table:style-name="ro1">
          <table:table-cell office:value-type="string" calcext:value-type="string">
            <text:p>08655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5596;</text:p>
          </table:table-cell>
          <table:table-cell table:formula="of:=CONCATENATE(&quot;update sab139.zclienA0 set CLIENAAGE = &quot;;[.B275];&quot;, CLIENARES = '&quot;;[.C275];&quot;' where CLIENACLI = &quot;;[.A275];&quot;;&quot;)" office:value-type="string" office:string-value="update sab139.zclienA0 set CLIENAAGE = ?, CLIENARES = '?' where CLIENACLI = 0865596;" calcext:value-type="string">
            <text:p>update sab139.zclienA0 set CLIENAAGE = ?, CLIENARES = '?' where CLIENACLI = 0865596;</text:p>
          </table:table-cell>
        </table:table-row>
        <table:table-row table:style-name="ro1">
          <table:table-cell office:value-type="string" calcext:value-type="string">
            <text:p>08656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5641;</text:p>
          </table:table-cell>
          <table:table-cell table:formula="of:=CONCATENATE(&quot;update sab139.zclienA0 set CLIENAAGE = &quot;;[.B276];&quot;, CLIENARES = '&quot;;[.C276];&quot;' where CLIENACLI = &quot;;[.A276];&quot;;&quot;)" office:value-type="string" office:string-value="update sab139.zclienA0 set CLIENAAGE = ?, CLIENARES = '?' where CLIENACLI = 0865641;" calcext:value-type="string">
            <text:p>update sab139.zclienA0 set CLIENAAGE = ?, CLIENARES = '?' where CLIENACLI = 0865641;</text:p>
          </table:table-cell>
        </table:table-row>
        <table:table-row table:style-name="ro1">
          <table:table-cell office:value-type="string" calcext:value-type="string">
            <text:p>08656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5660;</text:p>
          </table:table-cell>
          <table:table-cell table:formula="of:=CONCATENATE(&quot;update sab139.zclienA0 set CLIENAAGE = &quot;;[.B277];&quot;, CLIENARES = '&quot;;[.C277];&quot;' where CLIENACLI = &quot;;[.A277];&quot;;&quot;)" office:value-type="string" office:string-value="update sab139.zclienA0 set CLIENAAGE = ?, CLIENARES = '?' where CLIENACLI = 0865660;" calcext:value-type="string">
            <text:p>update sab139.zclienA0 set CLIENAAGE = ?, CLIENARES = '?' where CLIENACLI = 0865660;</text:p>
          </table:table-cell>
        </table:table-row>
        <table:table-row table:style-name="ro1">
          <table:table-cell office:value-type="string" calcext:value-type="string">
            <text:p>086767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7679;</text:p>
          </table:table-cell>
          <table:table-cell table:formula="of:=CONCATENATE(&quot;update sab139.zclienA0 set CLIENAAGE = &quot;;[.B278];&quot;, CLIENARES = '&quot;;[.C278];&quot;' where CLIENACLI = &quot;;[.A278];&quot;;&quot;)" office:value-type="string" office:string-value="update sab139.zclienA0 set CLIENAAGE = ?, CLIENARES = '?' where CLIENACLI = 0867679;" calcext:value-type="string">
            <text:p>update sab139.zclienA0 set CLIENAAGE = ?, CLIENARES = '?' where CLIENACLI = 0867679;</text:p>
          </table:table-cell>
        </table:table-row>
        <table:table-row table:style-name="ro1">
          <table:table-cell office:value-type="string" calcext:value-type="string">
            <text:p>08676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7681;</text:p>
          </table:table-cell>
          <table:table-cell table:formula="of:=CONCATENATE(&quot;update sab139.zclienA0 set CLIENAAGE = &quot;;[.B279];&quot;, CLIENARES = '&quot;;[.C279];&quot;' where CLIENACLI = &quot;;[.A279];&quot;;&quot;)" office:value-type="string" office:string-value="update sab139.zclienA0 set CLIENAAGE = ?, CLIENARES = '?' where CLIENACLI = 0867681;" calcext:value-type="string">
            <text:p>update sab139.zclienA0 set CLIENAAGE = ?, CLIENARES = '?' where CLIENACLI = 0867681;</text:p>
          </table:table-cell>
        </table:table-row>
        <table:table-row table:style-name="ro1">
          <table:table-cell office:value-type="string" calcext:value-type="string">
            <text:p>086835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8352;</text:p>
          </table:table-cell>
          <table:table-cell table:formula="of:=CONCATENATE(&quot;update sab139.zclienA0 set CLIENAAGE = &quot;;[.B280];&quot;, CLIENARES = '&quot;;[.C280];&quot;' where CLIENACLI = &quot;;[.A280];&quot;;&quot;)" office:value-type="string" office:string-value="update sab139.zclienA0 set CLIENAAGE = ?, CLIENARES = '?' where CLIENACLI = 0868352;" calcext:value-type="string">
            <text:p>update sab139.zclienA0 set CLIENAAGE = ?, CLIENARES = '?' where CLIENACLI = 0868352;</text:p>
          </table:table-cell>
        </table:table-row>
        <table:table-row table:style-name="ro1">
          <table:table-cell office:value-type="string" calcext:value-type="string">
            <text:p>086835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8356;</text:p>
          </table:table-cell>
          <table:table-cell table:formula="of:=CONCATENATE(&quot;update sab139.zclienA0 set CLIENAAGE = &quot;;[.B281];&quot;, CLIENARES = '&quot;;[.C281];&quot;' where CLIENACLI = &quot;;[.A281];&quot;;&quot;)" office:value-type="string" office:string-value="update sab139.zclienA0 set CLIENAAGE = ?, CLIENARES = '?' where CLIENACLI = 0868356;" calcext:value-type="string">
            <text:p>update sab139.zclienA0 set CLIENAAGE = ?, CLIENARES = '?' where CLIENACLI = 0868356;</text:p>
          </table:table-cell>
        </table:table-row>
        <table:table-row table:style-name="ro1">
          <table:table-cell office:value-type="string" calcext:value-type="string">
            <text:p>08689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8996;</text:p>
          </table:table-cell>
          <table:table-cell table:formula="of:=CONCATENATE(&quot;update sab139.zclienA0 set CLIENAAGE = &quot;;[.B282];&quot;, CLIENARES = '&quot;;[.C282];&quot;' where CLIENACLI = &quot;;[.A282];&quot;;&quot;)" office:value-type="string" office:string-value="update sab139.zclienA0 set CLIENAAGE = ?, CLIENARES = '?' where CLIENACLI = 0868996;" calcext:value-type="string">
            <text:p>update sab139.zclienA0 set CLIENAAGE = ?, CLIENARES = '?' where CLIENACLI = 0868996;</text:p>
          </table:table-cell>
        </table:table-row>
        <table:table-row table:style-name="ro1">
          <table:table-cell office:value-type="string" calcext:value-type="string">
            <text:p>086905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9057;</text:p>
          </table:table-cell>
          <table:table-cell table:formula="of:=CONCATENATE(&quot;update sab139.zclienA0 set CLIENAAGE = &quot;;[.B283];&quot;, CLIENARES = '&quot;;[.C283];&quot;' where CLIENACLI = &quot;;[.A283];&quot;;&quot;)" office:value-type="string" office:string-value="update sab139.zclienA0 set CLIENAAGE = ?, CLIENARES = '?' where CLIENACLI = 0869057;" calcext:value-type="string">
            <text:p>update sab139.zclienA0 set CLIENAAGE = ?, CLIENARES = '?' where CLIENACLI = 0869057;</text:p>
          </table:table-cell>
        </table:table-row>
        <table:table-row table:style-name="ro1">
          <table:table-cell office:value-type="string" calcext:value-type="string">
            <text:p>086984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69844;</text:p>
          </table:table-cell>
          <table:table-cell table:formula="of:=CONCATENATE(&quot;update sab139.zclienA0 set CLIENAAGE = &quot;;[.B284];&quot;, CLIENARES = '&quot;;[.C284];&quot;' where CLIENACLI = &quot;;[.A284];&quot;;&quot;)" office:value-type="string" office:string-value="update sab139.zclienA0 set CLIENAAGE = ?, CLIENARES = '?' where CLIENACLI = 0869844;" calcext:value-type="string">
            <text:p>update sab139.zclienA0 set CLIENAAGE = ?, CLIENARES = '?' where CLIENACLI = 0869844;</text:p>
          </table:table-cell>
        </table:table-row>
        <table:table-row table:style-name="ro1">
          <table:table-cell office:value-type="string" calcext:value-type="string">
            <text:p>087034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0343;</text:p>
          </table:table-cell>
          <table:table-cell table:formula="of:=CONCATENATE(&quot;update sab139.zclienA0 set CLIENAAGE = &quot;;[.B285];&quot;, CLIENARES = '&quot;;[.C285];&quot;' where CLIENACLI = &quot;;[.A285];&quot;;&quot;)" office:value-type="string" office:string-value="update sab139.zclienA0 set CLIENAAGE = ?, CLIENARES = '?' where CLIENACLI = 0870343;" calcext:value-type="string">
            <text:p>update sab139.zclienA0 set CLIENAAGE = ?, CLIENARES = '?' where CLIENACLI = 0870343;</text:p>
          </table:table-cell>
        </table:table-row>
        <table:table-row table:style-name="ro1">
          <table:table-cell office:value-type="string" calcext:value-type="string">
            <text:p>08711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1125;</text:p>
          </table:table-cell>
          <table:table-cell table:formula="of:=CONCATENATE(&quot;update sab139.zclienA0 set CLIENAAGE = &quot;;[.B286];&quot;, CLIENARES = '&quot;;[.C286];&quot;' where CLIENACLI = &quot;;[.A286];&quot;;&quot;)" office:value-type="string" office:string-value="update sab139.zclienA0 set CLIENAAGE = ?, CLIENARES = '?' where CLIENACLI = 0871125;" calcext:value-type="string">
            <text:p>update sab139.zclienA0 set CLIENAAGE = ?, CLIENARES = '?' where CLIENACLI = 0871125;</text:p>
          </table:table-cell>
        </table:table-row>
        <table:table-row table:style-name="ro1">
          <table:table-cell office:value-type="string" calcext:value-type="string">
            <text:p>087214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2140;</text:p>
          </table:table-cell>
          <table:table-cell table:formula="of:=CONCATENATE(&quot;update sab139.zclienA0 set CLIENAAGE = &quot;;[.B287];&quot;, CLIENARES = '&quot;;[.C287];&quot;' where CLIENACLI = &quot;;[.A287];&quot;;&quot;)" office:value-type="string" office:string-value="update sab139.zclienA0 set CLIENAAGE = ?, CLIENARES = '?' where CLIENACLI = 0872140;" calcext:value-type="string">
            <text:p>update sab139.zclienA0 set CLIENAAGE = ?, CLIENARES = '?' where CLIENACLI = 0872140;</text:p>
          </table:table-cell>
        </table:table-row>
        <table:table-row table:style-name="ro1">
          <table:table-cell office:value-type="string" calcext:value-type="string">
            <text:p>08722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2275;</text:p>
          </table:table-cell>
          <table:table-cell table:formula="of:=CONCATENATE(&quot;update sab139.zclienA0 set CLIENAAGE = &quot;;[.B288];&quot;, CLIENARES = '&quot;;[.C288];&quot;' where CLIENACLI = &quot;;[.A288];&quot;;&quot;)" office:value-type="string" office:string-value="update sab139.zclienA0 set CLIENAAGE = ?, CLIENARES = '?' where CLIENACLI = 0872275;" calcext:value-type="string">
            <text:p>update sab139.zclienA0 set CLIENAAGE = ?, CLIENARES = '?' where CLIENACLI = 0872275;</text:p>
          </table:table-cell>
        </table:table-row>
        <table:table-row table:style-name="ro1">
          <table:table-cell office:value-type="string" calcext:value-type="string">
            <text:p>08723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2349;</text:p>
          </table:table-cell>
          <table:table-cell table:formula="of:=CONCATENATE(&quot;update sab139.zclienA0 set CLIENAAGE = &quot;;[.B289];&quot;, CLIENARES = '&quot;;[.C289];&quot;' where CLIENACLI = &quot;;[.A289];&quot;;&quot;)" office:value-type="string" office:string-value="update sab139.zclienA0 set CLIENAAGE = ?, CLIENARES = '?' where CLIENACLI = 0872349;" calcext:value-type="string">
            <text:p>update sab139.zclienA0 set CLIENAAGE = ?, CLIENARES = '?' where CLIENACLI = 0872349;</text:p>
          </table:table-cell>
        </table:table-row>
        <table:table-row table:style-name="ro1">
          <table:table-cell office:value-type="string" calcext:value-type="string">
            <text:p>08727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2768;</text:p>
          </table:table-cell>
          <table:table-cell table:formula="of:=CONCATENATE(&quot;update sab139.zclienA0 set CLIENAAGE = &quot;;[.B290];&quot;, CLIENARES = '&quot;;[.C290];&quot;' where CLIENACLI = &quot;;[.A290];&quot;;&quot;)" office:value-type="string" office:string-value="update sab139.zclienA0 set CLIENAAGE = ?, CLIENARES = '?' where CLIENACLI = 0872768;" calcext:value-type="string">
            <text:p>update sab139.zclienA0 set CLIENAAGE = ?, CLIENARES = '?' where CLIENACLI = 0872768;</text:p>
          </table:table-cell>
        </table:table-row>
        <table:table-row table:style-name="ro1">
          <table:table-cell office:value-type="string" calcext:value-type="string">
            <text:p>087357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3576;</text:p>
          </table:table-cell>
          <table:table-cell table:formula="of:=CONCATENATE(&quot;update sab139.zclienA0 set CLIENAAGE = &quot;;[.B291];&quot;, CLIENARES = '&quot;;[.C291];&quot;' where CLIENACLI = &quot;;[.A291];&quot;;&quot;)" office:value-type="string" office:string-value="update sab139.zclienA0 set CLIENAAGE = ?, CLIENARES = '?' where CLIENACLI = 0873576;" calcext:value-type="string">
            <text:p>update sab139.zclienA0 set CLIENAAGE = ?, CLIENARES = '?' where CLIENACLI = 0873576;</text:p>
          </table:table-cell>
        </table:table-row>
        <table:table-row table:style-name="ro1">
          <table:table-cell office:value-type="string" calcext:value-type="string">
            <text:p>087407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4078;</text:p>
          </table:table-cell>
          <table:table-cell table:formula="of:=CONCATENATE(&quot;update sab139.zclienA0 set CLIENAAGE = &quot;;[.B292];&quot;, CLIENARES = '&quot;;[.C292];&quot;' where CLIENACLI = &quot;;[.A292];&quot;;&quot;)" office:value-type="string" office:string-value="update sab139.zclienA0 set CLIENAAGE = ?, CLIENARES = '?' where CLIENACLI = 0874078;" calcext:value-type="string">
            <text:p>update sab139.zclienA0 set CLIENAAGE = ?, CLIENARES = '?' where CLIENACLI = 0874078;</text:p>
          </table:table-cell>
        </table:table-row>
        <table:table-row table:style-name="ro1">
          <table:table-cell office:value-type="string" calcext:value-type="string">
            <text:p>087488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4889;</text:p>
          </table:table-cell>
          <table:table-cell table:formula="of:=CONCATENATE(&quot;update sab139.zclienA0 set CLIENAAGE = &quot;;[.B293];&quot;, CLIENARES = '&quot;;[.C293];&quot;' where CLIENACLI = &quot;;[.A293];&quot;;&quot;)" office:value-type="string" office:string-value="update sab139.zclienA0 set CLIENAAGE = ?, CLIENARES = '?' where CLIENACLI = 0874889;" calcext:value-type="string">
            <text:p>update sab139.zclienA0 set CLIENAAGE = ?, CLIENARES = '?' where CLIENACLI = 0874889;</text:p>
          </table:table-cell>
        </table:table-row>
        <table:table-row table:style-name="ro1">
          <table:table-cell office:value-type="string" calcext:value-type="string">
            <text:p>087591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5910;</text:p>
          </table:table-cell>
          <table:table-cell table:formula="of:=CONCATENATE(&quot;update sab139.zclienA0 set CLIENAAGE = &quot;;[.B294];&quot;, CLIENARES = '&quot;;[.C294];&quot;' where CLIENACLI = &quot;;[.A294];&quot;;&quot;)" office:value-type="string" office:string-value="update sab139.zclienA0 set CLIENAAGE = ?, CLIENARES = '?' where CLIENACLI = 0875910;" calcext:value-type="string">
            <text:p>update sab139.zclienA0 set CLIENAAGE = ?, CLIENARES = '?' where CLIENACLI = 0875910;</text:p>
          </table:table-cell>
        </table:table-row>
        <table:table-row table:style-name="ro1">
          <table:table-cell office:value-type="string" calcext:value-type="string">
            <text:p>087706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7065;</text:p>
          </table:table-cell>
          <table:table-cell table:formula="of:=CONCATENATE(&quot;update sab139.zclienA0 set CLIENAAGE = &quot;;[.B295];&quot;, CLIENARES = '&quot;;[.C295];&quot;' where CLIENACLI = &quot;;[.A295];&quot;;&quot;)" office:value-type="string" office:string-value="update sab139.zclienA0 set CLIENAAGE = ?, CLIENARES = '?' where CLIENACLI = 0877065;" calcext:value-type="string">
            <text:p>update sab139.zclienA0 set CLIENAAGE = ?, CLIENARES = '?' where CLIENACLI = 0877065;</text:p>
          </table:table-cell>
        </table:table-row>
        <table:table-row table:style-name="ro1">
          <table:table-cell office:value-type="string" calcext:value-type="string">
            <text:p>087778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7784;</text:p>
          </table:table-cell>
          <table:table-cell table:formula="of:=CONCATENATE(&quot;update sab139.zclienA0 set CLIENAAGE = &quot;;[.B296];&quot;, CLIENARES = '&quot;;[.C296];&quot;' where CLIENACLI = &quot;;[.A296];&quot;;&quot;)" office:value-type="string" office:string-value="update sab139.zclienA0 set CLIENAAGE = ?, CLIENARES = '?' where CLIENACLI = 0877784;" calcext:value-type="string">
            <text:p>update sab139.zclienA0 set CLIENAAGE = ?, CLIENARES = '?' where CLIENACLI = 0877784;</text:p>
          </table:table-cell>
        </table:table-row>
        <table:table-row table:style-name="ro1">
          <table:table-cell office:value-type="string" calcext:value-type="string">
            <text:p>087778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7786;</text:p>
          </table:table-cell>
          <table:table-cell table:formula="of:=CONCATENATE(&quot;update sab139.zclienA0 set CLIENAAGE = &quot;;[.B297];&quot;, CLIENARES = '&quot;;[.C297];&quot;' where CLIENACLI = &quot;;[.A297];&quot;;&quot;)" office:value-type="string" office:string-value="update sab139.zclienA0 set CLIENAAGE = ?, CLIENARES = '?' where CLIENACLI = 0877786;" calcext:value-type="string">
            <text:p>update sab139.zclienA0 set CLIENAAGE = ?, CLIENARES = '?' where CLIENACLI = 0877786;</text:p>
          </table:table-cell>
        </table:table-row>
        <table:table-row table:style-name="ro1">
          <table:table-cell office:value-type="string" calcext:value-type="string">
            <text:p>087923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9238;</text:p>
          </table:table-cell>
          <table:table-cell table:formula="of:=CONCATENATE(&quot;update sab139.zclienA0 set CLIENAAGE = &quot;;[.B298];&quot;, CLIENARES = '&quot;;[.C298];&quot;' where CLIENACLI = &quot;;[.A298];&quot;;&quot;)" office:value-type="string" office:string-value="update sab139.zclienA0 set CLIENAAGE = ?, CLIENARES = '?' where CLIENACLI = 0879238;" calcext:value-type="string">
            <text:p>update sab139.zclienA0 set CLIENAAGE = ?, CLIENARES = '?' where CLIENACLI = 0879238;</text:p>
          </table:table-cell>
        </table:table-row>
        <table:table-row table:style-name="ro1">
          <table:table-cell office:value-type="string" calcext:value-type="string">
            <text:p>08799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79996;</text:p>
          </table:table-cell>
          <table:table-cell table:formula="of:=CONCATENATE(&quot;update sab139.zclienA0 set CLIENAAGE = &quot;;[.B299];&quot;, CLIENARES = '&quot;;[.C299];&quot;' where CLIENACLI = &quot;;[.A299];&quot;;&quot;)" office:value-type="string" office:string-value="update sab139.zclienA0 set CLIENAAGE = ?, CLIENARES = '?' where CLIENACLI = 0879996;" calcext:value-type="string">
            <text:p>update sab139.zclienA0 set CLIENAAGE = ?, CLIENARES = '?' where CLIENACLI = 0879996;</text:p>
          </table:table-cell>
        </table:table-row>
        <table:table-row table:style-name="ro1">
          <table:table-cell office:value-type="string" calcext:value-type="string">
            <text:p>08802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0287;</text:p>
          </table:table-cell>
          <table:table-cell table:formula="of:=CONCATENATE(&quot;update sab139.zclienA0 set CLIENAAGE = &quot;;[.B300];&quot;, CLIENARES = '&quot;;[.C300];&quot;' where CLIENACLI = &quot;;[.A300];&quot;;&quot;)" office:value-type="string" office:string-value="update sab139.zclienA0 set CLIENAAGE = ?, CLIENARES = '?' where CLIENACLI = 0880287;" calcext:value-type="string">
            <text:p>update sab139.zclienA0 set CLIENAAGE = ?, CLIENARES = '?' where CLIENACLI = 0880287;</text:p>
          </table:table-cell>
        </table:table-row>
        <table:table-row table:style-name="ro1">
          <table:table-cell office:value-type="string" calcext:value-type="string">
            <text:p>088162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1628;</text:p>
          </table:table-cell>
          <table:table-cell table:formula="of:=CONCATENATE(&quot;update sab139.zclienA0 set CLIENAAGE = &quot;;[.B301];&quot;, CLIENARES = '&quot;;[.C301];&quot;' where CLIENACLI = &quot;;[.A301];&quot;;&quot;)" office:value-type="string" office:string-value="update sab139.zclienA0 set CLIENAAGE = ?, CLIENARES = '?' where CLIENACLI = 0881628;" calcext:value-type="string">
            <text:p>update sab139.zclienA0 set CLIENAAGE = ?, CLIENARES = '?' where CLIENACLI = 0881628;</text:p>
          </table:table-cell>
        </table:table-row>
        <table:table-row table:style-name="ro1">
          <table:table-cell office:value-type="string" calcext:value-type="string">
            <text:p>088217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2170;</text:p>
          </table:table-cell>
          <table:table-cell table:formula="of:=CONCATENATE(&quot;update sab139.zclienA0 set CLIENAAGE = &quot;;[.B302];&quot;, CLIENARES = '&quot;;[.C302];&quot;' where CLIENACLI = &quot;;[.A302];&quot;;&quot;)" office:value-type="string" office:string-value="update sab139.zclienA0 set CLIENAAGE = ?, CLIENARES = '?' where CLIENACLI = 0882170;" calcext:value-type="string">
            <text:p>update sab139.zclienA0 set CLIENAAGE = ?, CLIENARES = '?' where CLIENACLI = 0882170;</text:p>
          </table:table-cell>
        </table:table-row>
        <table:table-row table:style-name="ro1">
          <table:table-cell office:value-type="string" calcext:value-type="string">
            <text:p>088299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2991;</text:p>
          </table:table-cell>
          <table:table-cell table:formula="of:=CONCATENATE(&quot;update sab139.zclienA0 set CLIENAAGE = &quot;;[.B303];&quot;, CLIENARES = '&quot;;[.C303];&quot;' where CLIENACLI = &quot;;[.A303];&quot;;&quot;)" office:value-type="string" office:string-value="update sab139.zclienA0 set CLIENAAGE = ?, CLIENARES = '?' where CLIENACLI = 0882991;" calcext:value-type="string">
            <text:p>update sab139.zclienA0 set CLIENAAGE = ?, CLIENARES = '?' where CLIENACLI = 0882991;</text:p>
          </table:table-cell>
        </table:table-row>
        <table:table-row table:style-name="ro1">
          <table:table-cell office:value-type="string" calcext:value-type="string">
            <text:p>088319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3196;</text:p>
          </table:table-cell>
          <table:table-cell table:formula="of:=CONCATENATE(&quot;update sab139.zclienA0 set CLIENAAGE = &quot;;[.B304];&quot;, CLIENARES = '&quot;;[.C304];&quot;' where CLIENACLI = &quot;;[.A304];&quot;;&quot;)" office:value-type="string" office:string-value="update sab139.zclienA0 set CLIENAAGE = ?, CLIENARES = '?' where CLIENACLI = 0883196;" calcext:value-type="string">
            <text:p>update sab139.zclienA0 set CLIENAAGE = ?, CLIENARES = '?' where CLIENACLI = 0883196;</text:p>
          </table:table-cell>
        </table:table-row>
        <table:table-row table:style-name="ro1">
          <table:table-cell office:value-type="string" calcext:value-type="string">
            <text:p>08835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3587;</text:p>
          </table:table-cell>
          <table:table-cell table:formula="of:=CONCATENATE(&quot;update sab139.zclienA0 set CLIENAAGE = &quot;;[.B305];&quot;, CLIENARES = '&quot;;[.C305];&quot;' where CLIENACLI = &quot;;[.A305];&quot;;&quot;)" office:value-type="string" office:string-value="update sab139.zclienA0 set CLIENAAGE = ?, CLIENARES = '?' where CLIENACLI = 0883587;" calcext:value-type="string">
            <text:p>update sab139.zclienA0 set CLIENAAGE = ?, CLIENARES = '?' where CLIENACLI = 0883587;</text:p>
          </table:table-cell>
        </table:table-row>
        <table:table-row table:style-name="ro1">
          <table:table-cell office:value-type="string" calcext:value-type="string">
            <text:p>088560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5603;</text:p>
          </table:table-cell>
          <table:table-cell table:formula="of:=CONCATENATE(&quot;update sab139.zclienA0 set CLIENAAGE = &quot;;[.B306];&quot;, CLIENARES = '&quot;;[.C306];&quot;' where CLIENACLI = &quot;;[.A306];&quot;;&quot;)" office:value-type="string" office:string-value="update sab139.zclienA0 set CLIENAAGE = ?, CLIENARES = '?' where CLIENACLI = 0885603;" calcext:value-type="string">
            <text:p>update sab139.zclienA0 set CLIENAAGE = ?, CLIENARES = '?' where CLIENACLI = 0885603;</text:p>
          </table:table-cell>
        </table:table-row>
        <table:table-row table:style-name="ro1">
          <table:table-cell office:value-type="string" calcext:value-type="string">
            <text:p>088571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5715;</text:p>
          </table:table-cell>
          <table:table-cell table:formula="of:=CONCATENATE(&quot;update sab139.zclienA0 set CLIENAAGE = &quot;;[.B307];&quot;, CLIENARES = '&quot;;[.C307];&quot;' where CLIENACLI = &quot;;[.A307];&quot;;&quot;)" office:value-type="string" office:string-value="update sab139.zclienA0 set CLIENAAGE = ?, CLIENARES = '?' where CLIENACLI = 0885715;" calcext:value-type="string">
            <text:p>update sab139.zclienA0 set CLIENAAGE = ?, CLIENARES = '?' where CLIENACLI = 0885715;</text:p>
          </table:table-cell>
        </table:table-row>
        <table:table-row table:style-name="ro1">
          <table:table-cell office:value-type="string" calcext:value-type="string">
            <text:p>088585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5850;</text:p>
          </table:table-cell>
          <table:table-cell table:formula="of:=CONCATENATE(&quot;update sab139.zclienA0 set CLIENAAGE = &quot;;[.B308];&quot;, CLIENARES = '&quot;;[.C308];&quot;' where CLIENACLI = &quot;;[.A308];&quot;;&quot;)" office:value-type="string" office:string-value="update sab139.zclienA0 set CLIENAAGE = ?, CLIENARES = '?' where CLIENACLI = 0885850;" calcext:value-type="string">
            <text:p>update sab139.zclienA0 set CLIENAAGE = ?, CLIENARES = '?' where CLIENACLI = 0885850;</text:p>
          </table:table-cell>
        </table:table-row>
        <table:table-row table:style-name="ro1">
          <table:table-cell office:value-type="string" calcext:value-type="string">
            <text:p>08884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8439;</text:p>
          </table:table-cell>
          <table:table-cell table:formula="of:=CONCATENATE(&quot;update sab139.zclienA0 set CLIENAAGE = &quot;;[.B309];&quot;, CLIENARES = '&quot;;[.C309];&quot;' where CLIENACLI = &quot;;[.A309];&quot;;&quot;)" office:value-type="string" office:string-value="update sab139.zclienA0 set CLIENAAGE = ?, CLIENARES = '?' where CLIENACLI = 0888439;" calcext:value-type="string">
            <text:p>update sab139.zclienA0 set CLIENAAGE = ?, CLIENARES = '?' where CLIENACLI = 0888439;</text:p>
          </table:table-cell>
        </table:table-row>
        <table:table-row table:style-name="ro1">
          <table:table-cell office:value-type="string" calcext:value-type="string">
            <text:p>088889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88891;</text:p>
          </table:table-cell>
          <table:table-cell table:formula="of:=CONCATENATE(&quot;update sab139.zclienA0 set CLIENAAGE = &quot;;[.B310];&quot;, CLIENARES = '&quot;;[.C310];&quot;' where CLIENACLI = &quot;;[.A310];&quot;;&quot;)" office:value-type="string" office:string-value="update sab139.zclienA0 set CLIENAAGE = ?, CLIENARES = '?' where CLIENACLI = 0888891;" calcext:value-type="string">
            <text:p>update sab139.zclienA0 set CLIENAAGE = ?, CLIENARES = '?' where CLIENACLI = 0888891;</text:p>
          </table:table-cell>
        </table:table-row>
        <table:table-row table:style-name="ro1">
          <table:table-cell office:value-type="string" calcext:value-type="string">
            <text:p>08908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0800;</text:p>
          </table:table-cell>
          <table:table-cell table:formula="of:=CONCATENATE(&quot;update sab139.zclienA0 set CLIENAAGE = &quot;;[.B311];&quot;, CLIENARES = '&quot;;[.C311];&quot;' where CLIENACLI = &quot;;[.A311];&quot;;&quot;)" office:value-type="string" office:string-value="update sab139.zclienA0 set CLIENAAGE = ?, CLIENARES = '?' where CLIENACLI = 0890800;" calcext:value-type="string">
            <text:p>update sab139.zclienA0 set CLIENAAGE = ?, CLIENARES = '?' where CLIENACLI = 0890800;</text:p>
          </table:table-cell>
        </table:table-row>
        <table:table-row table:style-name="ro1">
          <table:table-cell office:value-type="string" calcext:value-type="string">
            <text:p>08943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4318;</text:p>
          </table:table-cell>
          <table:table-cell table:formula="of:=CONCATENATE(&quot;update sab139.zclienA0 set CLIENAAGE = &quot;;[.B312];&quot;, CLIENARES = '&quot;;[.C312];&quot;' where CLIENACLI = &quot;;[.A312];&quot;;&quot;)" office:value-type="string" office:string-value="update sab139.zclienA0 set CLIENAAGE = ?, CLIENARES = '?' where CLIENACLI = 0894318;" calcext:value-type="string">
            <text:p>update sab139.zclienA0 set CLIENAAGE = ?, CLIENARES = '?' where CLIENACLI = 0894318;</text:p>
          </table:table-cell>
        </table:table-row>
        <table:table-row table:style-name="ro1">
          <table:table-cell office:value-type="string" calcext:value-type="string">
            <text:p>089457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4578;</text:p>
          </table:table-cell>
          <table:table-cell table:formula="of:=CONCATENATE(&quot;update sab139.zclienA0 set CLIENAAGE = &quot;;[.B313];&quot;, CLIENARES = '&quot;;[.C313];&quot;' where CLIENACLI = &quot;;[.A313];&quot;;&quot;)" office:value-type="string" office:string-value="update sab139.zclienA0 set CLIENAAGE = ?, CLIENARES = '?' where CLIENACLI = 0894578;" calcext:value-type="string">
            <text:p>update sab139.zclienA0 set CLIENAAGE = ?, CLIENARES = '?' where CLIENACLI = 0894578;</text:p>
          </table:table-cell>
        </table:table-row>
        <table:table-row table:style-name="ro1">
          <table:table-cell office:value-type="string" calcext:value-type="string">
            <text:p>08947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4700;</text:p>
          </table:table-cell>
          <table:table-cell table:formula="of:=CONCATENATE(&quot;update sab139.zclienA0 set CLIENAAGE = &quot;;[.B314];&quot;, CLIENARES = '&quot;;[.C314];&quot;' where CLIENACLI = &quot;;[.A314];&quot;;&quot;)" office:value-type="string" office:string-value="update sab139.zclienA0 set CLIENAAGE = ?, CLIENARES = '?' where CLIENACLI = 0894700;" calcext:value-type="string">
            <text:p>update sab139.zclienA0 set CLIENAAGE = ?, CLIENARES = '?' where CLIENACLI = 0894700;</text:p>
          </table:table-cell>
        </table:table-row>
        <table:table-row table:style-name="ro1">
          <table:table-cell office:value-type="string" calcext:value-type="string">
            <text:p>08949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4975;</text:p>
          </table:table-cell>
          <table:table-cell table:formula="of:=CONCATENATE(&quot;update sab139.zclienA0 set CLIENAAGE = &quot;;[.B315];&quot;, CLIENARES = '&quot;;[.C315];&quot;' where CLIENACLI = &quot;;[.A315];&quot;;&quot;)" office:value-type="string" office:string-value="update sab139.zclienA0 set CLIENAAGE = ?, CLIENARES = '?' where CLIENACLI = 0894975;" calcext:value-type="string">
            <text:p>update sab139.zclienA0 set CLIENAAGE = ?, CLIENARES = '?' where CLIENACLI = 0894975;</text:p>
          </table:table-cell>
        </table:table-row>
        <table:table-row table:style-name="ro1">
          <table:table-cell office:value-type="string" calcext:value-type="string">
            <text:p>089516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5162;</text:p>
          </table:table-cell>
          <table:table-cell table:formula="of:=CONCATENATE(&quot;update sab139.zclienA0 set CLIENAAGE = &quot;;[.B316];&quot;, CLIENARES = '&quot;;[.C316];&quot;' where CLIENACLI = &quot;;[.A316];&quot;;&quot;)" office:value-type="string" office:string-value="update sab139.zclienA0 set CLIENAAGE = ?, CLIENARES = '?' where CLIENACLI = 0895162;" calcext:value-type="string">
            <text:p>update sab139.zclienA0 set CLIENAAGE = ?, CLIENARES = '?' where CLIENACLI = 0895162;</text:p>
          </table:table-cell>
        </table:table-row>
        <table:table-row table:style-name="ro1">
          <table:table-cell office:value-type="string" calcext:value-type="string">
            <text:p>08988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898853;</text:p>
          </table:table-cell>
          <table:table-cell table:formula="of:=CONCATENATE(&quot;update sab139.zclienA0 set CLIENAAGE = &quot;;[.B317];&quot;, CLIENARES = '&quot;;[.C317];&quot;' where CLIENACLI = &quot;;[.A317];&quot;;&quot;)" office:value-type="string" office:string-value="update sab139.zclienA0 set CLIENAAGE = ?, CLIENARES = '?' where CLIENACLI = 0898853;" calcext:value-type="string">
            <text:p>update sab139.zclienA0 set CLIENAAGE = ?, CLIENARES = '?' where CLIENACLI = 0898853;</text:p>
          </table:table-cell>
        </table:table-row>
        <table:table-row table:style-name="ro1">
          <table:table-cell office:value-type="string" calcext:value-type="string">
            <text:p>090010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0104;</text:p>
          </table:table-cell>
          <table:table-cell table:formula="of:=CONCATENATE(&quot;update sab139.zclienA0 set CLIENAAGE = &quot;;[.B318];&quot;, CLIENARES = '&quot;;[.C318];&quot;' where CLIENACLI = &quot;;[.A318];&quot;;&quot;)" office:value-type="string" office:string-value="update sab139.zclienA0 set CLIENAAGE = ?, CLIENARES = '?' where CLIENACLI = 0900104;" calcext:value-type="string">
            <text:p>update sab139.zclienA0 set CLIENAAGE = ?, CLIENARES = '?' where CLIENACLI = 0900104;</text:p>
          </table:table-cell>
        </table:table-row>
        <table:table-row table:style-name="ro1">
          <table:table-cell office:value-type="string" calcext:value-type="string">
            <text:p>090034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0348;</text:p>
          </table:table-cell>
          <table:table-cell table:formula="of:=CONCATENATE(&quot;update sab139.zclienA0 set CLIENAAGE = &quot;;[.B319];&quot;, CLIENARES = '&quot;;[.C319];&quot;' where CLIENACLI = &quot;;[.A319];&quot;;&quot;)" office:value-type="string" office:string-value="update sab139.zclienA0 set CLIENAAGE = ?, CLIENARES = '?' where CLIENACLI = 0900348;" calcext:value-type="string">
            <text:p>update sab139.zclienA0 set CLIENAAGE = ?, CLIENARES = '?' where CLIENACLI = 0900348;</text:p>
          </table:table-cell>
        </table:table-row>
        <table:table-row table:style-name="ro1">
          <table:table-cell office:value-type="string" calcext:value-type="string">
            <text:p>09010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1060;</text:p>
          </table:table-cell>
          <table:table-cell table:formula="of:=CONCATENATE(&quot;update sab139.zclienA0 set CLIENAAGE = &quot;;[.B320];&quot;, CLIENARES = '&quot;;[.C320];&quot;' where CLIENACLI = &quot;;[.A320];&quot;;&quot;)" office:value-type="string" office:string-value="update sab139.zclienA0 set CLIENAAGE = ?, CLIENARES = '?' where CLIENACLI = 0901060;" calcext:value-type="string">
            <text:p>update sab139.zclienA0 set CLIENAAGE = ?, CLIENARES = '?' where CLIENACLI = 0901060;</text:p>
          </table:table-cell>
        </table:table-row>
        <table:table-row table:style-name="ro1">
          <table:table-cell office:value-type="string" calcext:value-type="string">
            <text:p>090384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3842;</text:p>
          </table:table-cell>
          <table:table-cell table:formula="of:=CONCATENATE(&quot;update sab139.zclienA0 set CLIENAAGE = &quot;;[.B321];&quot;, CLIENARES = '&quot;;[.C321];&quot;' where CLIENACLI = &quot;;[.A321];&quot;;&quot;)" office:value-type="string" office:string-value="update sab139.zclienA0 set CLIENAAGE = ?, CLIENARES = '?' where CLIENACLI = 0903842;" calcext:value-type="string">
            <text:p>update sab139.zclienA0 set CLIENAAGE = ?, CLIENARES = '?' where CLIENACLI = 0903842;</text:p>
          </table:table-cell>
        </table:table-row>
        <table:table-row table:style-name="ro1">
          <table:table-cell office:value-type="string" calcext:value-type="string">
            <text:p>09072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7211;</text:p>
          </table:table-cell>
          <table:table-cell table:formula="of:=CONCATENATE(&quot;update sab139.zclienA0 set CLIENAAGE = &quot;;[.B322];&quot;, CLIENARES = '&quot;;[.C322];&quot;' where CLIENACLI = &quot;;[.A322];&quot;;&quot;)" office:value-type="string" office:string-value="update sab139.zclienA0 set CLIENAAGE = ?, CLIENARES = '?' where CLIENACLI = 0907211;" calcext:value-type="string">
            <text:p>update sab139.zclienA0 set CLIENAAGE = ?, CLIENARES = '?' where CLIENACLI = 0907211;</text:p>
          </table:table-cell>
        </table:table-row>
        <table:table-row table:style-name="ro1">
          <table:table-cell office:value-type="string" calcext:value-type="string">
            <text:p>090740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7402;</text:p>
          </table:table-cell>
          <table:table-cell table:formula="of:=CONCATENATE(&quot;update sab139.zclienA0 set CLIENAAGE = &quot;;[.B323];&quot;, CLIENARES = '&quot;;[.C323];&quot;' where CLIENACLI = &quot;;[.A323];&quot;;&quot;)" office:value-type="string" office:string-value="update sab139.zclienA0 set CLIENAAGE = ?, CLIENARES = '?' where CLIENACLI = 0907402;" calcext:value-type="string">
            <text:p>update sab139.zclienA0 set CLIENAAGE = ?, CLIENARES = '?' where CLIENACLI = 0907402;</text:p>
          </table:table-cell>
        </table:table-row>
        <table:table-row table:style-name="ro1">
          <table:table-cell office:value-type="string" calcext:value-type="string">
            <text:p>090740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7403;</text:p>
          </table:table-cell>
          <table:table-cell table:formula="of:=CONCATENATE(&quot;update sab139.zclienA0 set CLIENAAGE = &quot;;[.B324];&quot;, CLIENARES = '&quot;;[.C324];&quot;' where CLIENACLI = &quot;;[.A324];&quot;;&quot;)" office:value-type="string" office:string-value="update sab139.zclienA0 set CLIENAAGE = ?, CLIENARES = '?' where CLIENACLI = 0907403;" calcext:value-type="string">
            <text:p>update sab139.zclienA0 set CLIENAAGE = ?, CLIENARES = '?' where CLIENACLI = 0907403;</text:p>
          </table:table-cell>
        </table:table-row>
        <table:table-row table:style-name="ro1">
          <table:table-cell office:value-type="string" calcext:value-type="string">
            <text:p>090743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07439;</text:p>
          </table:table-cell>
          <table:table-cell table:formula="of:=CONCATENATE(&quot;update sab139.zclienA0 set CLIENAAGE = &quot;;[.B325];&quot;, CLIENARES = '&quot;;[.C325];&quot;' where CLIENACLI = &quot;;[.A325];&quot;;&quot;)" office:value-type="string" office:string-value="update sab139.zclienA0 set CLIENAAGE = ?, CLIENARES = '?' where CLIENACLI = 0907439;" calcext:value-type="string">
            <text:p>update sab139.zclienA0 set CLIENAAGE = ?, CLIENARES = '?' where CLIENACLI = 0907439;</text:p>
          </table:table-cell>
        </table:table-row>
        <table:table-row table:style-name="ro1">
          <table:table-cell office:value-type="string" calcext:value-type="string">
            <text:p>09144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14446;</text:p>
          </table:table-cell>
          <table:table-cell table:formula="of:=CONCATENATE(&quot;update sab139.zclienA0 set CLIENAAGE = &quot;;[.B326];&quot;, CLIENARES = '&quot;;[.C326];&quot;' where CLIENACLI = &quot;;[.A326];&quot;;&quot;)" office:value-type="string" office:string-value="update sab139.zclienA0 set CLIENAAGE = ?, CLIENARES = '?' where CLIENACLI = 0914446;" calcext:value-type="string">
            <text:p>update sab139.zclienA0 set CLIENAAGE = ?, CLIENARES = '?' where CLIENACLI = 0914446;</text:p>
          </table:table-cell>
        </table:table-row>
        <table:table-row table:style-name="ro1">
          <table:table-cell office:value-type="string" calcext:value-type="string">
            <text:p>091606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16063;</text:p>
          </table:table-cell>
          <table:table-cell table:formula="of:=CONCATENATE(&quot;update sab139.zclienA0 set CLIENAAGE = &quot;;[.B327];&quot;, CLIENARES = '&quot;;[.C327];&quot;' where CLIENACLI = &quot;;[.A327];&quot;;&quot;)" office:value-type="string" office:string-value="update sab139.zclienA0 set CLIENAAGE = ?, CLIENARES = '?' where CLIENACLI = 0916063;" calcext:value-type="string">
            <text:p>update sab139.zclienA0 set CLIENAAGE = ?, CLIENARES = '?' where CLIENACLI = 0916063;</text:p>
          </table:table-cell>
        </table:table-row>
        <table:table-row table:style-name="ro1">
          <table:table-cell office:value-type="string" calcext:value-type="string">
            <text:p>09205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0549;</text:p>
          </table:table-cell>
          <table:table-cell table:formula="of:=CONCATENATE(&quot;update sab139.zclienA0 set CLIENAAGE = &quot;;[.B328];&quot;, CLIENARES = '&quot;;[.C328];&quot;' where CLIENACLI = &quot;;[.A328];&quot;;&quot;)" office:value-type="string" office:string-value="update sab139.zclienA0 set CLIENAAGE = ?, CLIENARES = '?' where CLIENACLI = 0920549;" calcext:value-type="string">
            <text:p>update sab139.zclienA0 set CLIENAAGE = ?, CLIENARES = '?' where CLIENACLI = 0920549;</text:p>
          </table:table-cell>
        </table:table-row>
        <table:table-row table:style-name="ro1">
          <table:table-cell office:value-type="string" calcext:value-type="string">
            <text:p>092055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0550;</text:p>
          </table:table-cell>
          <table:table-cell table:formula="of:=CONCATENATE(&quot;update sab139.zclienA0 set CLIENAAGE = &quot;;[.B329];&quot;, CLIENARES = '&quot;;[.C329];&quot;' where CLIENACLI = &quot;;[.A329];&quot;;&quot;)" office:value-type="string" office:string-value="update sab139.zclienA0 set CLIENAAGE = ?, CLIENARES = '?' where CLIENACLI = 0920550;" calcext:value-type="string">
            <text:p>update sab139.zclienA0 set CLIENAAGE = ?, CLIENARES = '?' where CLIENACLI = 0920550;</text:p>
          </table:table-cell>
        </table:table-row>
        <table:table-row table:style-name="ro1">
          <table:table-cell office:value-type="string" calcext:value-type="string">
            <text:p>09209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0920;</text:p>
          </table:table-cell>
          <table:table-cell table:formula="of:=CONCATENATE(&quot;update sab139.zclienA0 set CLIENAAGE = &quot;;[.B330];&quot;, CLIENARES = '&quot;;[.C330];&quot;' where CLIENACLI = &quot;;[.A330];&quot;;&quot;)" office:value-type="string" office:string-value="update sab139.zclienA0 set CLIENAAGE = ?, CLIENARES = '?' where CLIENACLI = 0920920;" calcext:value-type="string">
            <text:p>update sab139.zclienA0 set CLIENAAGE = ?, CLIENARES = '?' where CLIENACLI = 0920920;</text:p>
          </table:table-cell>
        </table:table-row>
        <table:table-row table:style-name="ro1">
          <table:table-cell office:value-type="string" calcext:value-type="string">
            <text:p>092289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2899;</text:p>
          </table:table-cell>
          <table:table-cell table:formula="of:=CONCATENATE(&quot;update sab139.zclienA0 set CLIENAAGE = &quot;;[.B331];&quot;, CLIENARES = '&quot;;[.C331];&quot;' where CLIENACLI = &quot;;[.A331];&quot;;&quot;)" office:value-type="string" office:string-value="update sab139.zclienA0 set CLIENAAGE = ?, CLIENARES = '?' where CLIENACLI = 0922899;" calcext:value-type="string">
            <text:p>update sab139.zclienA0 set CLIENAAGE = ?, CLIENARES = '?' where CLIENACLI = 0922899;</text:p>
          </table:table-cell>
        </table:table-row>
        <table:table-row table:style-name="ro1">
          <table:table-cell office:value-type="string" calcext:value-type="string">
            <text:p>092563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5637;</text:p>
          </table:table-cell>
          <table:table-cell table:formula="of:=CONCATENATE(&quot;update sab139.zclienA0 set CLIENAAGE = &quot;;[.B332];&quot;, CLIENARES = '&quot;;[.C332];&quot;' where CLIENACLI = &quot;;[.A332];&quot;;&quot;)" office:value-type="string" office:string-value="update sab139.zclienA0 set CLIENAAGE = ?, CLIENARES = '?' where CLIENACLI = 0925637;" calcext:value-type="string">
            <text:p>update sab139.zclienA0 set CLIENAAGE = ?, CLIENARES = '?' where CLIENACLI = 0925637;</text:p>
          </table:table-cell>
        </table:table-row>
        <table:table-row table:style-name="ro1">
          <table:table-cell office:value-type="string" calcext:value-type="string">
            <text:p>09273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7300;</text:p>
          </table:table-cell>
          <table:table-cell table:formula="of:=CONCATENATE(&quot;update sab139.zclienA0 set CLIENAAGE = &quot;;[.B333];&quot;, CLIENARES = '&quot;;[.C333];&quot;' where CLIENACLI = &quot;;[.A333];&quot;;&quot;)" office:value-type="string" office:string-value="update sab139.zclienA0 set CLIENAAGE = ?, CLIENARES = '?' where CLIENACLI = 0927300;" calcext:value-type="string">
            <text:p>update sab139.zclienA0 set CLIENAAGE = ?, CLIENARES = '?' where CLIENACLI = 0927300;</text:p>
          </table:table-cell>
        </table:table-row>
        <table:table-row table:style-name="ro1">
          <table:table-cell office:value-type="string" calcext:value-type="string">
            <text:p>09299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29913;</text:p>
          </table:table-cell>
          <table:table-cell table:formula="of:=CONCATENATE(&quot;update sab139.zclienA0 set CLIENAAGE = &quot;;[.B334];&quot;, CLIENARES = '&quot;;[.C334];&quot;' where CLIENACLI = &quot;;[.A334];&quot;;&quot;)" office:value-type="string" office:string-value="update sab139.zclienA0 set CLIENAAGE = ?, CLIENARES = '?' where CLIENACLI = 0929913;" calcext:value-type="string">
            <text:p>update sab139.zclienA0 set CLIENAAGE = ?, CLIENARES = '?' where CLIENACLI = 0929913;</text:p>
          </table:table-cell>
        </table:table-row>
        <table:table-row table:style-name="ro1">
          <table:table-cell office:value-type="string" calcext:value-type="string">
            <text:p>093167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31674;</text:p>
          </table:table-cell>
          <table:table-cell table:formula="of:=CONCATENATE(&quot;update sab139.zclienA0 set CLIENAAGE = &quot;;[.B335];&quot;, CLIENARES = '&quot;;[.C335];&quot;' where CLIENACLI = &quot;;[.A335];&quot;;&quot;)" office:value-type="string" office:string-value="update sab139.zclienA0 set CLIENAAGE = ?, CLIENARES = '?' where CLIENACLI = 0931674;" calcext:value-type="string">
            <text:p>update sab139.zclienA0 set CLIENAAGE = ?, CLIENARES = '?' where CLIENACLI = 0931674;</text:p>
          </table:table-cell>
        </table:table-row>
        <table:table-row table:style-name="ro1">
          <table:table-cell office:value-type="string" calcext:value-type="string">
            <text:p>09316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31675;</text:p>
          </table:table-cell>
          <table:table-cell table:formula="of:=CONCATENATE(&quot;update sab139.zclienA0 set CLIENAAGE = &quot;;[.B336];&quot;, CLIENARES = '&quot;;[.C336];&quot;' where CLIENACLI = &quot;;[.A336];&quot;;&quot;)" office:value-type="string" office:string-value="update sab139.zclienA0 set CLIENAAGE = ?, CLIENARES = '?' where CLIENACLI = 0931675;" calcext:value-type="string">
            <text:p>update sab139.zclienA0 set CLIENAAGE = ?, CLIENARES = '?' where CLIENACLI = 0931675;</text:p>
          </table:table-cell>
        </table:table-row>
        <table:table-row table:style-name="ro1">
          <table:table-cell office:value-type="string" calcext:value-type="string">
            <text:p>093716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37162;</text:p>
          </table:table-cell>
          <table:table-cell table:formula="of:=CONCATENATE(&quot;update sab139.zclienA0 set CLIENAAGE = &quot;;[.B337];&quot;, CLIENARES = '&quot;;[.C337];&quot;' where CLIENACLI = &quot;;[.A337];&quot;;&quot;)" office:value-type="string" office:string-value="update sab139.zclienA0 set CLIENAAGE = ?, CLIENARES = '?' where CLIENACLI = 0937162;" calcext:value-type="string">
            <text:p>update sab139.zclienA0 set CLIENAAGE = ?, CLIENARES = '?' where CLIENACLI = 0937162;</text:p>
          </table:table-cell>
        </table:table-row>
        <table:table-row table:style-name="ro1">
          <table:table-cell office:value-type="string" calcext:value-type="string">
            <text:p>093716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37163;</text:p>
          </table:table-cell>
          <table:table-cell table:formula="of:=CONCATENATE(&quot;update sab139.zclienA0 set CLIENAAGE = &quot;;[.B338];&quot;, CLIENARES = '&quot;;[.C338];&quot;' where CLIENACLI = &quot;;[.A338];&quot;;&quot;)" office:value-type="string" office:string-value="update sab139.zclienA0 set CLIENAAGE = ?, CLIENARES = '?' where CLIENACLI = 0937163;" calcext:value-type="string">
            <text:p>update sab139.zclienA0 set CLIENAAGE = ?, CLIENARES = '?' where CLIENACLI = 0937163;</text:p>
          </table:table-cell>
        </table:table-row>
        <table:table-row table:style-name="ro1">
          <table:table-cell office:value-type="string" calcext:value-type="string">
            <text:p>09396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39693;</text:p>
          </table:table-cell>
          <table:table-cell table:formula="of:=CONCATENATE(&quot;update sab139.zclienA0 set CLIENAAGE = &quot;;[.B339];&quot;, CLIENARES = '&quot;;[.C339];&quot;' where CLIENACLI = &quot;;[.A339];&quot;;&quot;)" office:value-type="string" office:string-value="update sab139.zclienA0 set CLIENAAGE = ?, CLIENARES = '?' where CLIENACLI = 0939693;" calcext:value-type="string">
            <text:p>update sab139.zclienA0 set CLIENAAGE = ?, CLIENARES = '?' where CLIENACLI = 0939693;</text:p>
          </table:table-cell>
        </table:table-row>
        <table:table-row table:style-name="ro1">
          <table:table-cell office:value-type="string" calcext:value-type="string">
            <text:p>09402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0275;</text:p>
          </table:table-cell>
          <table:table-cell table:formula="of:=CONCATENATE(&quot;update sab139.zclienA0 set CLIENAAGE = &quot;;[.B340];&quot;, CLIENARES = '&quot;;[.C340];&quot;' where CLIENACLI = &quot;;[.A340];&quot;;&quot;)" office:value-type="string" office:string-value="update sab139.zclienA0 set CLIENAAGE = ?, CLIENARES = '?' where CLIENACLI = 0940275;" calcext:value-type="string">
            <text:p>update sab139.zclienA0 set CLIENAAGE = ?, CLIENARES = '?' where CLIENACLI = 0940275;</text:p>
          </table:table-cell>
        </table:table-row>
        <table:table-row table:style-name="ro1">
          <table:table-cell office:value-type="string" calcext:value-type="string">
            <text:p>094038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0386;</text:p>
          </table:table-cell>
          <table:table-cell table:formula="of:=CONCATENATE(&quot;update sab139.zclienA0 set CLIENAAGE = &quot;;[.B341];&quot;, CLIENARES = '&quot;;[.C341];&quot;' where CLIENACLI = &quot;;[.A341];&quot;;&quot;)" office:value-type="string" office:string-value="update sab139.zclienA0 set CLIENAAGE = ?, CLIENARES = '?' where CLIENACLI = 0940386;" calcext:value-type="string">
            <text:p>update sab139.zclienA0 set CLIENAAGE = ?, CLIENARES = '?' where CLIENACLI = 0940386;</text:p>
          </table:table-cell>
        </table:table-row>
        <table:table-row table:style-name="ro1">
          <table:table-cell office:value-type="string" calcext:value-type="string">
            <text:p>09431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3153;</text:p>
          </table:table-cell>
          <table:table-cell table:formula="of:=CONCATENATE(&quot;update sab139.zclienA0 set CLIENAAGE = &quot;;[.B342];&quot;, CLIENARES = '&quot;;[.C342];&quot;' where CLIENACLI = &quot;;[.A342];&quot;;&quot;)" office:value-type="string" office:string-value="update sab139.zclienA0 set CLIENAAGE = ?, CLIENARES = '?' where CLIENACLI = 0943153;" calcext:value-type="string">
            <text:p>update sab139.zclienA0 set CLIENAAGE = ?, CLIENARES = '?' where CLIENACLI = 0943153;</text:p>
          </table:table-cell>
        </table:table-row>
        <table:table-row table:style-name="ro1">
          <table:table-cell office:value-type="string" calcext:value-type="string">
            <text:p>094461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4613;</text:p>
          </table:table-cell>
          <table:table-cell table:formula="of:=CONCATENATE(&quot;update sab139.zclienA0 set CLIENAAGE = &quot;;[.B343];&quot;, CLIENARES = '&quot;;[.C343];&quot;' where CLIENACLI = &quot;;[.A343];&quot;;&quot;)" office:value-type="string" office:string-value="update sab139.zclienA0 set CLIENAAGE = ?, CLIENARES = '?' where CLIENACLI = 0944613;" calcext:value-type="string">
            <text:p>update sab139.zclienA0 set CLIENAAGE = ?, CLIENARES = '?' where CLIENACLI = 0944613;</text:p>
          </table:table-cell>
        </table:table-row>
        <table:table-row table:style-name="ro1">
          <table:table-cell office:value-type="string" calcext:value-type="string">
            <text:p>094462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4624;</text:p>
          </table:table-cell>
          <table:table-cell table:formula="of:=CONCATENATE(&quot;update sab139.zclienA0 set CLIENAAGE = &quot;;[.B344];&quot;, CLIENARES = '&quot;;[.C344];&quot;' where CLIENACLI = &quot;;[.A344];&quot;;&quot;)" office:value-type="string" office:string-value="update sab139.zclienA0 set CLIENAAGE = ?, CLIENARES = '?' where CLIENACLI = 0944624;" calcext:value-type="string">
            <text:p>update sab139.zclienA0 set CLIENAAGE = ?, CLIENARES = '?' where CLIENACLI = 0944624;</text:p>
          </table:table-cell>
        </table:table-row>
        <table:table-row table:style-name="ro1">
          <table:table-cell office:value-type="string" calcext:value-type="string">
            <text:p>09448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4821;</text:p>
          </table:table-cell>
          <table:table-cell table:formula="of:=CONCATENATE(&quot;update sab139.zclienA0 set CLIENAAGE = &quot;;[.B345];&quot;, CLIENARES = '&quot;;[.C345];&quot;' where CLIENACLI = &quot;;[.A345];&quot;;&quot;)" office:value-type="string" office:string-value="update sab139.zclienA0 set CLIENAAGE = ?, CLIENARES = '?' where CLIENACLI = 0944821;" calcext:value-type="string">
            <text:p>update sab139.zclienA0 set CLIENAAGE = ?, CLIENARES = '?' where CLIENACLI = 0944821;</text:p>
          </table:table-cell>
        </table:table-row>
        <table:table-row table:style-name="ro1">
          <table:table-cell office:value-type="string" calcext:value-type="string">
            <text:p>09459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5921;</text:p>
          </table:table-cell>
          <table:table-cell table:formula="of:=CONCATENATE(&quot;update sab139.zclienA0 set CLIENAAGE = &quot;;[.B346];&quot;, CLIENARES = '&quot;;[.C346];&quot;' where CLIENACLI = &quot;;[.A346];&quot;;&quot;)" office:value-type="string" office:string-value="update sab139.zclienA0 set CLIENAAGE = ?, CLIENARES = '?' where CLIENACLI = 0945921;" calcext:value-type="string">
            <text:p>update sab139.zclienA0 set CLIENAAGE = ?, CLIENARES = '?' where CLIENACLI = 0945921;</text:p>
          </table:table-cell>
        </table:table-row>
        <table:table-row table:style-name="ro1">
          <table:table-cell office:value-type="string" calcext:value-type="string">
            <text:p>09474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7458;</text:p>
          </table:table-cell>
          <table:table-cell table:formula="of:=CONCATENATE(&quot;update sab139.zclienA0 set CLIENAAGE = &quot;;[.B347];&quot;, CLIENARES = '&quot;;[.C347];&quot;' where CLIENACLI = &quot;;[.A347];&quot;;&quot;)" office:value-type="string" office:string-value="update sab139.zclienA0 set CLIENAAGE = ?, CLIENARES = '?' where CLIENACLI = 0947458;" calcext:value-type="string">
            <text:p>update sab139.zclienA0 set CLIENAAGE = ?, CLIENARES = '?' where CLIENACLI = 0947458;</text:p>
          </table:table-cell>
        </table:table-row>
        <table:table-row table:style-name="ro1">
          <table:table-cell office:value-type="string" calcext:value-type="string">
            <text:p>094860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8609;</text:p>
          </table:table-cell>
          <table:table-cell table:formula="of:=CONCATENATE(&quot;update sab139.zclienA0 set CLIENAAGE = &quot;;[.B348];&quot;, CLIENARES = '&quot;;[.C348];&quot;' where CLIENACLI = &quot;;[.A348];&quot;;&quot;)" office:value-type="string" office:string-value="update sab139.zclienA0 set CLIENAAGE = ?, CLIENARES = '?' where CLIENACLI = 0948609;" calcext:value-type="string">
            <text:p>update sab139.zclienA0 set CLIENAAGE = ?, CLIENARES = '?' where CLIENACLI = 0948609;</text:p>
          </table:table-cell>
        </table:table-row>
        <table:table-row table:style-name="ro1">
          <table:table-cell office:value-type="string" calcext:value-type="string">
            <text:p>094941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9412;</text:p>
          </table:table-cell>
          <table:table-cell table:formula="of:=CONCATENATE(&quot;update sab139.zclienA0 set CLIENAAGE = &quot;;[.B349];&quot;, CLIENARES = '&quot;;[.C349];&quot;' where CLIENACLI = &quot;;[.A349];&quot;;&quot;)" office:value-type="string" office:string-value="update sab139.zclienA0 set CLIENAAGE = ?, CLIENARES = '?' where CLIENACLI = 0949412;" calcext:value-type="string">
            <text:p>update sab139.zclienA0 set CLIENAAGE = ?, CLIENARES = '?' where CLIENACLI = 0949412;</text:p>
          </table:table-cell>
        </table:table-row>
        <table:table-row table:style-name="ro1">
          <table:table-cell office:value-type="string" calcext:value-type="string">
            <text:p>094998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49988;</text:p>
          </table:table-cell>
          <table:table-cell table:formula="of:=CONCATENATE(&quot;update sab139.zclienA0 set CLIENAAGE = &quot;;[.B350];&quot;, CLIENARES = '&quot;;[.C350];&quot;' where CLIENACLI = &quot;;[.A350];&quot;;&quot;)" office:value-type="string" office:string-value="update sab139.zclienA0 set CLIENAAGE = ?, CLIENARES = '?' where CLIENACLI = 0949988;" calcext:value-type="string">
            <text:p>update sab139.zclienA0 set CLIENAAGE = ?, CLIENARES = '?' where CLIENACLI = 0949988;</text:p>
          </table:table-cell>
        </table:table-row>
        <table:table-row table:style-name="ro1">
          <table:table-cell office:value-type="string" calcext:value-type="string">
            <text:p>095020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0203;</text:p>
          </table:table-cell>
          <table:table-cell table:formula="of:=CONCATENATE(&quot;update sab139.zclienA0 set CLIENAAGE = &quot;;[.B351];&quot;, CLIENARES = '&quot;;[.C351];&quot;' where CLIENACLI = &quot;;[.A351];&quot;;&quot;)" office:value-type="string" office:string-value="update sab139.zclienA0 set CLIENAAGE = ?, CLIENARES = '?' where CLIENACLI = 0950203;" calcext:value-type="string">
            <text:p>update sab139.zclienA0 set CLIENAAGE = ?, CLIENARES = '?' where CLIENACLI = 0950203;</text:p>
          </table:table-cell>
        </table:table-row>
        <table:table-row table:style-name="ro1">
          <table:table-cell office:value-type="string" calcext:value-type="string">
            <text:p>09511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1118;</text:p>
          </table:table-cell>
          <table:table-cell table:formula="of:=CONCATENATE(&quot;update sab139.zclienA0 set CLIENAAGE = &quot;;[.B352];&quot;, CLIENARES = '&quot;;[.C352];&quot;' where CLIENACLI = &quot;;[.A352];&quot;;&quot;)" office:value-type="string" office:string-value="update sab139.zclienA0 set CLIENAAGE = ?, CLIENARES = '?' where CLIENACLI = 0951118;" calcext:value-type="string">
            <text:p>update sab139.zclienA0 set CLIENAAGE = ?, CLIENARES = '?' where CLIENACLI = 0951118;</text:p>
          </table:table-cell>
        </table:table-row>
        <table:table-row table:style-name="ro1">
          <table:table-cell office:value-type="string" calcext:value-type="string">
            <text:p>095207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2070;</text:p>
          </table:table-cell>
          <table:table-cell table:formula="of:=CONCATENATE(&quot;update sab139.zclienA0 set CLIENAAGE = &quot;;[.B353];&quot;, CLIENARES = '&quot;;[.C353];&quot;' where CLIENACLI = &quot;;[.A353];&quot;;&quot;)" office:value-type="string" office:string-value="update sab139.zclienA0 set CLIENAAGE = ?, CLIENARES = '?' where CLIENACLI = 0952070;" calcext:value-type="string">
            <text:p>update sab139.zclienA0 set CLIENAAGE = ?, CLIENARES = '?' where CLIENACLI = 0952070;</text:p>
          </table:table-cell>
        </table:table-row>
        <table:table-row table:style-name="ro1">
          <table:table-cell office:value-type="string" calcext:value-type="string">
            <text:p>095264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2648;</text:p>
          </table:table-cell>
          <table:table-cell table:formula="of:=CONCATENATE(&quot;update sab139.zclienA0 set CLIENAAGE = &quot;;[.B354];&quot;, CLIENARES = '&quot;;[.C354];&quot;' where CLIENACLI = &quot;;[.A354];&quot;;&quot;)" office:value-type="string" office:string-value="update sab139.zclienA0 set CLIENAAGE = ?, CLIENARES = '?' where CLIENACLI = 0952648;" calcext:value-type="string">
            <text:p>update sab139.zclienA0 set CLIENAAGE = ?, CLIENARES = '?' where CLIENACLI = 0952648;</text:p>
          </table:table-cell>
        </table:table-row>
        <table:table-row table:style-name="ro1">
          <table:table-cell office:value-type="string" calcext:value-type="string">
            <text:p>09537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3782;</text:p>
          </table:table-cell>
          <table:table-cell table:formula="of:=CONCATENATE(&quot;update sab139.zclienA0 set CLIENAAGE = &quot;;[.B355];&quot;, CLIENARES = '&quot;;[.C355];&quot;' where CLIENACLI = &quot;;[.A355];&quot;;&quot;)" office:value-type="string" office:string-value="update sab139.zclienA0 set CLIENAAGE = ?, CLIENARES = '?' where CLIENACLI = 0953782;" calcext:value-type="string">
            <text:p>update sab139.zclienA0 set CLIENAAGE = ?, CLIENARES = '?' where CLIENACLI = 0953782;</text:p>
          </table:table-cell>
        </table:table-row>
        <table:table-row table:style-name="ro1">
          <table:table-cell office:value-type="string" calcext:value-type="string">
            <text:p>09550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5018;</text:p>
          </table:table-cell>
          <table:table-cell table:formula="of:=CONCATENATE(&quot;update sab139.zclienA0 set CLIENAAGE = &quot;;[.B356];&quot;, CLIENARES = '&quot;;[.C356];&quot;' where CLIENACLI = &quot;;[.A356];&quot;;&quot;)" office:value-type="string" office:string-value="update sab139.zclienA0 set CLIENAAGE = ?, CLIENARES = '?' where CLIENACLI = 0955018;" calcext:value-type="string">
            <text:p>update sab139.zclienA0 set CLIENAAGE = ?, CLIENARES = '?' where CLIENACLI = 0955018;</text:p>
          </table:table-cell>
        </table:table-row>
        <table:table-row table:style-name="ro1">
          <table:table-cell office:value-type="string" calcext:value-type="string">
            <text:p>09558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5881;</text:p>
          </table:table-cell>
          <table:table-cell table:formula="of:=CONCATENATE(&quot;update sab139.zclienA0 set CLIENAAGE = &quot;;[.B357];&quot;, CLIENARES = '&quot;;[.C357];&quot;' where CLIENACLI = &quot;;[.A357];&quot;;&quot;)" office:value-type="string" office:string-value="update sab139.zclienA0 set CLIENAAGE = ?, CLIENARES = '?' where CLIENACLI = 0955881;" calcext:value-type="string">
            <text:p>update sab139.zclienA0 set CLIENAAGE = ?, CLIENARES = '?' where CLIENACLI = 0955881;</text:p>
          </table:table-cell>
        </table:table-row>
        <table:table-row table:style-name="ro1">
          <table:table-cell office:value-type="string" calcext:value-type="string">
            <text:p>095678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6784;</text:p>
          </table:table-cell>
          <table:table-cell table:formula="of:=CONCATENATE(&quot;update sab139.zclienA0 set CLIENAAGE = &quot;;[.B358];&quot;, CLIENARES = '&quot;;[.C358];&quot;' where CLIENACLI = &quot;;[.A358];&quot;;&quot;)" office:value-type="string" office:string-value="update sab139.zclienA0 set CLIENAAGE = ?, CLIENARES = '?' where CLIENACLI = 0956784;" calcext:value-type="string">
            <text:p>update sab139.zclienA0 set CLIENAAGE = ?, CLIENARES = '?' where CLIENACLI = 0956784;</text:p>
          </table:table-cell>
        </table:table-row>
        <table:table-row table:style-name="ro1">
          <table:table-cell office:value-type="string" calcext:value-type="string">
            <text:p>09571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7153;</text:p>
          </table:table-cell>
          <table:table-cell table:formula="of:=CONCATENATE(&quot;update sab139.zclienA0 set CLIENAAGE = &quot;;[.B359];&quot;, CLIENARES = '&quot;;[.C359];&quot;' where CLIENACLI = &quot;;[.A359];&quot;;&quot;)" office:value-type="string" office:string-value="update sab139.zclienA0 set CLIENAAGE = ?, CLIENARES = '?' where CLIENACLI = 0957153;" calcext:value-type="string">
            <text:p>update sab139.zclienA0 set CLIENAAGE = ?, CLIENARES = '?' where CLIENACLI = 0957153;</text:p>
          </table:table-cell>
        </table:table-row>
        <table:table-row table:style-name="ro1">
          <table:table-cell office:value-type="string" calcext:value-type="string">
            <text:p>095795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7950;</text:p>
          </table:table-cell>
          <table:table-cell table:formula="of:=CONCATENATE(&quot;update sab139.zclienA0 set CLIENAAGE = &quot;;[.B360];&quot;, CLIENARES = '&quot;;[.C360];&quot;' where CLIENACLI = &quot;;[.A360];&quot;;&quot;)" office:value-type="string" office:string-value="update sab139.zclienA0 set CLIENAAGE = ?, CLIENARES = '?' where CLIENACLI = 0957950;" calcext:value-type="string">
            <text:p>update sab139.zclienA0 set CLIENAAGE = ?, CLIENARES = '?' where CLIENACLI = 0957950;</text:p>
          </table:table-cell>
        </table:table-row>
        <table:table-row table:style-name="ro1">
          <table:table-cell office:value-type="string" calcext:value-type="string">
            <text:p>095830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8305;</text:p>
          </table:table-cell>
          <table:table-cell table:formula="of:=CONCATENATE(&quot;update sab139.zclienA0 set CLIENAAGE = &quot;;[.B361];&quot;, CLIENARES = '&quot;;[.C361];&quot;' where CLIENACLI = &quot;;[.A361];&quot;;&quot;)" office:value-type="string" office:string-value="update sab139.zclienA0 set CLIENAAGE = ?, CLIENARES = '?' where CLIENACLI = 0958305;" calcext:value-type="string">
            <text:p>update sab139.zclienA0 set CLIENAAGE = ?, CLIENARES = '?' where CLIENACLI = 0958305;</text:p>
          </table:table-cell>
        </table:table-row>
        <table:table-row table:style-name="ro1">
          <table:table-cell office:value-type="string" calcext:value-type="string">
            <text:p>095833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8337;</text:p>
          </table:table-cell>
          <table:table-cell table:formula="of:=CONCATENATE(&quot;update sab139.zclienA0 set CLIENAAGE = &quot;;[.B362];&quot;, CLIENARES = '&quot;;[.C362];&quot;' where CLIENACLI = &quot;;[.A362];&quot;;&quot;)" office:value-type="string" office:string-value="update sab139.zclienA0 set CLIENAAGE = ?, CLIENARES = '?' where CLIENACLI = 0958337;" calcext:value-type="string">
            <text:p>update sab139.zclienA0 set CLIENAAGE = ?, CLIENARES = '?' where CLIENACLI = 0958337;</text:p>
          </table:table-cell>
        </table:table-row>
        <table:table-row table:style-name="ro1">
          <table:table-cell office:value-type="string" calcext:value-type="string">
            <text:p>095917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9175;</text:p>
          </table:table-cell>
          <table:table-cell table:formula="of:=CONCATENATE(&quot;update sab139.zclienA0 set CLIENAAGE = &quot;;[.B363];&quot;, CLIENARES = '&quot;;[.C363];&quot;' where CLIENACLI = &quot;;[.A363];&quot;;&quot;)" office:value-type="string" office:string-value="update sab139.zclienA0 set CLIENAAGE = ?, CLIENARES = '?' where CLIENACLI = 0959175;" calcext:value-type="string">
            <text:p>update sab139.zclienA0 set CLIENAAGE = ?, CLIENARES = '?' where CLIENACLI = 0959175;</text:p>
          </table:table-cell>
        </table:table-row>
        <table:table-row table:style-name="ro1">
          <table:table-cell office:value-type="string" calcext:value-type="string">
            <text:p>09597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59733;</text:p>
          </table:table-cell>
          <table:table-cell table:formula="of:=CONCATENATE(&quot;update sab139.zclienA0 set CLIENAAGE = &quot;;[.B364];&quot;, CLIENARES = '&quot;;[.C364];&quot;' where CLIENACLI = &quot;;[.A364];&quot;;&quot;)" office:value-type="string" office:string-value="update sab139.zclienA0 set CLIENAAGE = ?, CLIENARES = '?' where CLIENACLI = 0959733;" calcext:value-type="string">
            <text:p>update sab139.zclienA0 set CLIENAAGE = ?, CLIENARES = '?' where CLIENACLI = 0959733;</text:p>
          </table:table-cell>
        </table:table-row>
        <table:table-row table:style-name="ro1">
          <table:table-cell office:value-type="string" calcext:value-type="string">
            <text:p>096009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0092;</text:p>
          </table:table-cell>
          <table:table-cell table:formula="of:=CONCATENATE(&quot;update sab139.zclienA0 set CLIENAAGE = &quot;;[.B365];&quot;, CLIENARES = '&quot;;[.C365];&quot;' where CLIENACLI = &quot;;[.A365];&quot;;&quot;)" office:value-type="string" office:string-value="update sab139.zclienA0 set CLIENAAGE = ?, CLIENARES = '?' where CLIENACLI = 0960092;" calcext:value-type="string">
            <text:p>update sab139.zclienA0 set CLIENAAGE = ?, CLIENARES = '?' where CLIENACLI = 0960092;</text:p>
          </table:table-cell>
        </table:table-row>
        <table:table-row table:style-name="ro1">
          <table:table-cell office:value-type="string" calcext:value-type="string">
            <text:p>09600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0093;</text:p>
          </table:table-cell>
          <table:table-cell table:formula="of:=CONCATENATE(&quot;update sab139.zclienA0 set CLIENAAGE = &quot;;[.B366];&quot;, CLIENARES = '&quot;;[.C366];&quot;' where CLIENACLI = &quot;;[.A366];&quot;;&quot;)" office:value-type="string" office:string-value="update sab139.zclienA0 set CLIENAAGE = ?, CLIENARES = '?' where CLIENACLI = 0960093;" calcext:value-type="string">
            <text:p>update sab139.zclienA0 set CLIENAAGE = ?, CLIENARES = '?' where CLIENACLI = 0960093;</text:p>
          </table:table-cell>
        </table:table-row>
        <table:table-row table:style-name="ro1">
          <table:table-cell office:value-type="string" calcext:value-type="string">
            <text:p>096028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0285;</text:p>
          </table:table-cell>
          <table:table-cell table:formula="of:=CONCATENATE(&quot;update sab139.zclienA0 set CLIENAAGE = &quot;;[.B367];&quot;, CLIENARES = '&quot;;[.C367];&quot;' where CLIENACLI = &quot;;[.A367];&quot;;&quot;)" office:value-type="string" office:string-value="update sab139.zclienA0 set CLIENAAGE = ?, CLIENARES = '?' where CLIENACLI = 0960285;" calcext:value-type="string">
            <text:p>update sab139.zclienA0 set CLIENAAGE = ?, CLIENARES = '?' where CLIENACLI = 0960285;</text:p>
          </table:table-cell>
        </table:table-row>
        <table:table-row table:style-name="ro1">
          <table:table-cell office:value-type="string" calcext:value-type="string">
            <text:p>09605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0553;</text:p>
          </table:table-cell>
          <table:table-cell table:formula="of:=CONCATENATE(&quot;update sab139.zclienA0 set CLIENAAGE = &quot;;[.B368];&quot;, CLIENARES = '&quot;;[.C368];&quot;' where CLIENACLI = &quot;;[.A368];&quot;;&quot;)" office:value-type="string" office:string-value="update sab139.zclienA0 set CLIENAAGE = ?, CLIENARES = '?' where CLIENACLI = 0960553;" calcext:value-type="string">
            <text:p>update sab139.zclienA0 set CLIENAAGE = ?, CLIENARES = '?' where CLIENACLI = 0960553;</text:p>
          </table:table-cell>
        </table:table-row>
        <table:table-row table:style-name="ro1">
          <table:table-cell office:value-type="string" calcext:value-type="string">
            <text:p>096119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1191;</text:p>
          </table:table-cell>
          <table:table-cell table:formula="of:=CONCATENATE(&quot;update sab139.zclienA0 set CLIENAAGE = &quot;;[.B369];&quot;, CLIENARES = '&quot;;[.C369];&quot;' where CLIENACLI = &quot;;[.A369];&quot;;&quot;)" office:value-type="string" office:string-value="update sab139.zclienA0 set CLIENAAGE = ?, CLIENARES = '?' where CLIENACLI = 0961191;" calcext:value-type="string">
            <text:p>update sab139.zclienA0 set CLIENAAGE = ?, CLIENARES = '?' where CLIENACLI = 0961191;</text:p>
          </table:table-cell>
        </table:table-row>
        <table:table-row table:style-name="ro1">
          <table:table-cell office:value-type="string" calcext:value-type="string">
            <text:p>096131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1318;</text:p>
          </table:table-cell>
          <table:table-cell table:formula="of:=CONCATENATE(&quot;update sab139.zclienA0 set CLIENAAGE = &quot;;[.B370];&quot;, CLIENARES = '&quot;;[.C370];&quot;' where CLIENACLI = &quot;;[.A370];&quot;;&quot;)" office:value-type="string" office:string-value="update sab139.zclienA0 set CLIENAAGE = ?, CLIENARES = '?' where CLIENACLI = 0961318;" calcext:value-type="string">
            <text:p>update sab139.zclienA0 set CLIENAAGE = ?, CLIENARES = '?' where CLIENACLI = 0961318;</text:p>
          </table:table-cell>
        </table:table-row>
        <table:table-row table:style-name="ro1">
          <table:table-cell office:value-type="string" calcext:value-type="string">
            <text:p>096386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3863;</text:p>
          </table:table-cell>
          <table:table-cell table:formula="of:=CONCATENATE(&quot;update sab139.zclienA0 set CLIENAAGE = &quot;;[.B371];&quot;, CLIENARES = '&quot;;[.C371];&quot;' where CLIENACLI = &quot;;[.A371];&quot;;&quot;)" office:value-type="string" office:string-value="update sab139.zclienA0 set CLIENAAGE = ?, CLIENARES = '?' where CLIENACLI = 0963863;" calcext:value-type="string">
            <text:p>update sab139.zclienA0 set CLIENAAGE = ?, CLIENARES = '?' where CLIENACLI = 0963863;</text:p>
          </table:table-cell>
        </table:table-row>
        <table:table-row table:style-name="ro1">
          <table:table-cell office:value-type="string" calcext:value-type="string">
            <text:p>09653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5355;</text:p>
          </table:table-cell>
          <table:table-cell table:formula="of:=CONCATENATE(&quot;update sab139.zclienA0 set CLIENAAGE = &quot;;[.B372];&quot;, CLIENARES = '&quot;;[.C372];&quot;' where CLIENACLI = &quot;;[.A372];&quot;;&quot;)" office:value-type="string" office:string-value="update sab139.zclienA0 set CLIENAAGE = ?, CLIENARES = '?' where CLIENACLI = 0965355;" calcext:value-type="string">
            <text:p>update sab139.zclienA0 set CLIENAAGE = ?, CLIENARES = '?' where CLIENACLI = 0965355;</text:p>
          </table:table-cell>
        </table:table-row>
        <table:table-row table:style-name="ro1">
          <table:table-cell office:value-type="string" calcext:value-type="string">
            <text:p>096585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5857;</text:p>
          </table:table-cell>
          <table:table-cell table:formula="of:=CONCATENATE(&quot;update sab139.zclienA0 set CLIENAAGE = &quot;;[.B373];&quot;, CLIENARES = '&quot;;[.C373];&quot;' where CLIENACLI = &quot;;[.A373];&quot;;&quot;)" office:value-type="string" office:string-value="update sab139.zclienA0 set CLIENAAGE = ?, CLIENARES = '?' where CLIENACLI = 0965857;" calcext:value-type="string">
            <text:p>update sab139.zclienA0 set CLIENAAGE = ?, CLIENARES = '?' where CLIENACLI = 0965857;</text:p>
          </table:table-cell>
        </table:table-row>
        <table:table-row table:style-name="ro1">
          <table:table-cell office:value-type="string" calcext:value-type="string">
            <text:p>09666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6658;</text:p>
          </table:table-cell>
          <table:table-cell table:formula="of:=CONCATENATE(&quot;update sab139.zclienA0 set CLIENAAGE = &quot;;[.B374];&quot;, CLIENARES = '&quot;;[.C374];&quot;' where CLIENACLI = &quot;;[.A374];&quot;;&quot;)" office:value-type="string" office:string-value="update sab139.zclienA0 set CLIENAAGE = ?, CLIENARES = '?' where CLIENACLI = 0966658;" calcext:value-type="string">
            <text:p>update sab139.zclienA0 set CLIENAAGE = ?, CLIENARES = '?' where CLIENACLI = 0966658;</text:p>
          </table:table-cell>
        </table:table-row>
        <table:table-row table:style-name="ro1">
          <table:table-cell office:value-type="string" calcext:value-type="string">
            <text:p>09670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7082;</text:p>
          </table:table-cell>
          <table:table-cell table:formula="of:=CONCATENATE(&quot;update sab139.zclienA0 set CLIENAAGE = &quot;;[.B375];&quot;, CLIENARES = '&quot;;[.C375];&quot;' where CLIENACLI = &quot;;[.A375];&quot;;&quot;)" office:value-type="string" office:string-value="update sab139.zclienA0 set CLIENAAGE = ?, CLIENARES = '?' where CLIENACLI = 0967082;" calcext:value-type="string">
            <text:p>update sab139.zclienA0 set CLIENAAGE = ?, CLIENARES = '?' where CLIENACLI = 0967082;</text:p>
          </table:table-cell>
        </table:table-row>
        <table:table-row table:style-name="ro1">
          <table:table-cell office:value-type="string" calcext:value-type="string">
            <text:p>09676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7611;</text:p>
          </table:table-cell>
          <table:table-cell table:formula="of:=CONCATENATE(&quot;update sab139.zclienA0 set CLIENAAGE = &quot;;[.B376];&quot;, CLIENARES = '&quot;;[.C376];&quot;' where CLIENACLI = &quot;;[.A376];&quot;;&quot;)" office:value-type="string" office:string-value="update sab139.zclienA0 set CLIENAAGE = ?, CLIENARES = '?' where CLIENACLI = 0967611;" calcext:value-type="string">
            <text:p>update sab139.zclienA0 set CLIENAAGE = ?, CLIENARES = '?' where CLIENACLI = 0967611;</text:p>
          </table:table-cell>
        </table:table-row>
        <table:table-row table:style-name="ro1">
          <table:table-cell office:value-type="string" calcext:value-type="string">
            <text:p>096773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7732;</text:p>
          </table:table-cell>
          <table:table-cell table:formula="of:=CONCATENATE(&quot;update sab139.zclienA0 set CLIENAAGE = &quot;;[.B377];&quot;, CLIENARES = '&quot;;[.C377];&quot;' where CLIENACLI = &quot;;[.A377];&quot;;&quot;)" office:value-type="string" office:string-value="update sab139.zclienA0 set CLIENAAGE = ?, CLIENARES = '?' where CLIENACLI = 0967732;" calcext:value-type="string">
            <text:p>update sab139.zclienA0 set CLIENAAGE = ?, CLIENARES = '?' where CLIENACLI = 0967732;</text:p>
          </table:table-cell>
        </table:table-row>
        <table:table-row table:style-name="ro1">
          <table:table-cell office:value-type="string" calcext:value-type="string">
            <text:p>096848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8487;</text:p>
          </table:table-cell>
          <table:table-cell table:formula="of:=CONCATENATE(&quot;update sab139.zclienA0 set CLIENAAGE = &quot;;[.B378];&quot;, CLIENARES = '&quot;;[.C378];&quot;' where CLIENACLI = &quot;;[.A378];&quot;;&quot;)" office:value-type="string" office:string-value="update sab139.zclienA0 set CLIENAAGE = ?, CLIENARES = '?' where CLIENACLI = 0968487;" calcext:value-type="string">
            <text:p>update sab139.zclienA0 set CLIENAAGE = ?, CLIENARES = '?' where CLIENACLI = 0968487;</text:p>
          </table:table-cell>
        </table:table-row>
        <table:table-row table:style-name="ro1">
          <table:table-cell office:value-type="string" calcext:value-type="string">
            <text:p>09686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8693;</text:p>
          </table:table-cell>
          <table:table-cell table:formula="of:=CONCATENATE(&quot;update sab139.zclienA0 set CLIENAAGE = &quot;;[.B379];&quot;, CLIENARES = '&quot;;[.C379];&quot;' where CLIENACLI = &quot;;[.A379];&quot;;&quot;)" office:value-type="string" office:string-value="update sab139.zclienA0 set CLIENAAGE = ?, CLIENARES = '?' where CLIENACLI = 0968693;" calcext:value-type="string">
            <text:p>update sab139.zclienA0 set CLIENAAGE = ?, CLIENARES = '?' where CLIENACLI = 0968693;</text:p>
          </table:table-cell>
        </table:table-row>
        <table:table-row table:style-name="ro1">
          <table:table-cell office:value-type="string" calcext:value-type="string">
            <text:p>09688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68859;</text:p>
          </table:table-cell>
          <table:table-cell table:formula="of:=CONCATENATE(&quot;update sab139.zclienA0 set CLIENAAGE = &quot;;[.B380];&quot;, CLIENARES = '&quot;;[.C380];&quot;' where CLIENACLI = &quot;;[.A380];&quot;;&quot;)" office:value-type="string" office:string-value="update sab139.zclienA0 set CLIENAAGE = ?, CLIENARES = '?' where CLIENACLI = 0968859;" calcext:value-type="string">
            <text:p>update sab139.zclienA0 set CLIENAAGE = ?, CLIENARES = '?' where CLIENACLI = 0968859;</text:p>
          </table:table-cell>
        </table:table-row>
        <table:table-row table:style-name="ro1">
          <table:table-cell office:value-type="string" calcext:value-type="string">
            <text:p>097163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1637;</text:p>
          </table:table-cell>
          <table:table-cell table:formula="of:=CONCATENATE(&quot;update sab139.zclienA0 set CLIENAAGE = &quot;;[.B381];&quot;, CLIENARES = '&quot;;[.C381];&quot;' where CLIENACLI = &quot;;[.A381];&quot;;&quot;)" office:value-type="string" office:string-value="update sab139.zclienA0 set CLIENAAGE = ?, CLIENARES = '?' where CLIENACLI = 0971637;" calcext:value-type="string">
            <text:p>update sab139.zclienA0 set CLIENAAGE = ?, CLIENARES = '?' where CLIENACLI = 0971637;</text:p>
          </table:table-cell>
        </table:table-row>
        <table:table-row table:style-name="ro1">
          <table:table-cell office:value-type="string" calcext:value-type="string">
            <text:p>097175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1758;</text:p>
          </table:table-cell>
          <table:table-cell table:formula="of:=CONCATENATE(&quot;update sab139.zclienA0 set CLIENAAGE = &quot;;[.B382];&quot;, CLIENARES = '&quot;;[.C382];&quot;' where CLIENACLI = &quot;;[.A382];&quot;;&quot;)" office:value-type="string" office:string-value="update sab139.zclienA0 set CLIENAAGE = ?, CLIENARES = '?' where CLIENACLI = 0971758;" calcext:value-type="string">
            <text:p>update sab139.zclienA0 set CLIENAAGE = ?, CLIENARES = '?' where CLIENACLI = 0971758;</text:p>
          </table:table-cell>
        </table:table-row>
        <table:table-row table:style-name="ro1">
          <table:table-cell office:value-type="string" calcext:value-type="string">
            <text:p>09717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1759;</text:p>
          </table:table-cell>
          <table:table-cell table:formula="of:=CONCATENATE(&quot;update sab139.zclienA0 set CLIENAAGE = &quot;;[.B383];&quot;, CLIENARES = '&quot;;[.C383];&quot;' where CLIENACLI = &quot;;[.A383];&quot;;&quot;)" office:value-type="string" office:string-value="update sab139.zclienA0 set CLIENAAGE = ?, CLIENARES = '?' where CLIENACLI = 0971759;" calcext:value-type="string">
            <text:p>update sab139.zclienA0 set CLIENAAGE = ?, CLIENARES = '?' where CLIENACLI = 0971759;</text:p>
          </table:table-cell>
        </table:table-row>
        <table:table-row table:style-name="ro1">
          <table:table-cell office:value-type="string" calcext:value-type="string">
            <text:p>09717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1761;</text:p>
          </table:table-cell>
          <table:table-cell table:formula="of:=CONCATENATE(&quot;update sab139.zclienA0 set CLIENAAGE = &quot;;[.B384];&quot;, CLIENARES = '&quot;;[.C384];&quot;' where CLIENACLI = &quot;;[.A384];&quot;;&quot;)" office:value-type="string" office:string-value="update sab139.zclienA0 set CLIENAAGE = ?, CLIENARES = '?' where CLIENACLI = 0971761;" calcext:value-type="string">
            <text:p>update sab139.zclienA0 set CLIENAAGE = ?, CLIENARES = '?' where CLIENACLI = 0971761;</text:p>
          </table:table-cell>
        </table:table-row>
        <table:table-row table:style-name="ro1">
          <table:table-cell office:value-type="string" calcext:value-type="string">
            <text:p>097372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3726;</text:p>
          </table:table-cell>
          <table:table-cell table:formula="of:=CONCATENATE(&quot;update sab139.zclienA0 set CLIENAAGE = &quot;;[.B385];&quot;, CLIENARES = '&quot;;[.C385];&quot;' where CLIENACLI = &quot;;[.A385];&quot;;&quot;)" office:value-type="string" office:string-value="update sab139.zclienA0 set CLIENAAGE = ?, CLIENARES = '?' where CLIENACLI = 0973726;" calcext:value-type="string">
            <text:p>update sab139.zclienA0 set CLIENAAGE = ?, CLIENARES = '?' where CLIENACLI = 0973726;</text:p>
          </table:table-cell>
        </table:table-row>
        <table:table-row table:style-name="ro1">
          <table:table-cell office:value-type="string" calcext:value-type="string">
            <text:p>09739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3993;</text:p>
          </table:table-cell>
          <table:table-cell table:formula="of:=CONCATENATE(&quot;update sab139.zclienA0 set CLIENAAGE = &quot;;[.B386];&quot;, CLIENARES = '&quot;;[.C386];&quot;' where CLIENACLI = &quot;;[.A386];&quot;;&quot;)" office:value-type="string" office:string-value="update sab139.zclienA0 set CLIENAAGE = ?, CLIENARES = '?' where CLIENACLI = 0973993;" calcext:value-type="string">
            <text:p>update sab139.zclienA0 set CLIENAAGE = ?, CLIENARES = '?' where CLIENACLI = 0973993;</text:p>
          </table:table-cell>
        </table:table-row>
        <table:table-row table:style-name="ro1">
          <table:table-cell office:value-type="string" calcext:value-type="string">
            <text:p>097496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4960;</text:p>
          </table:table-cell>
          <table:table-cell table:formula="of:=CONCATENATE(&quot;update sab139.zclienA0 set CLIENAAGE = &quot;;[.B387];&quot;, CLIENARES = '&quot;;[.C387];&quot;' where CLIENACLI = &quot;;[.A387];&quot;;&quot;)" office:value-type="string" office:string-value="update sab139.zclienA0 set CLIENAAGE = ?, CLIENARES = '?' where CLIENACLI = 0974960;" calcext:value-type="string">
            <text:p>update sab139.zclienA0 set CLIENAAGE = ?, CLIENARES = '?' where CLIENACLI = 0974960;</text:p>
          </table:table-cell>
        </table:table-row>
        <table:table-row table:style-name="ro1">
          <table:table-cell office:value-type="string" calcext:value-type="string">
            <text:p>097519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5198;</text:p>
          </table:table-cell>
          <table:table-cell table:formula="of:=CONCATENATE(&quot;update sab139.zclienA0 set CLIENAAGE = &quot;;[.B388];&quot;, CLIENARES = '&quot;;[.C388];&quot;' where CLIENACLI = &quot;;[.A388];&quot;;&quot;)" office:value-type="string" office:string-value="update sab139.zclienA0 set CLIENAAGE = ?, CLIENARES = '?' where CLIENACLI = 0975198;" calcext:value-type="string">
            <text:p>update sab139.zclienA0 set CLIENAAGE = ?, CLIENARES = '?' where CLIENACLI = 0975198;</text:p>
          </table:table-cell>
        </table:table-row>
        <table:table-row table:style-name="ro1">
          <table:table-cell office:value-type="string" calcext:value-type="string">
            <text:p>097519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5199;</text:p>
          </table:table-cell>
          <table:table-cell table:formula="of:=CONCATENATE(&quot;update sab139.zclienA0 set CLIENAAGE = &quot;;[.B389];&quot;, CLIENARES = '&quot;;[.C389];&quot;' where CLIENACLI = &quot;;[.A389];&quot;;&quot;)" office:value-type="string" office:string-value="update sab139.zclienA0 set CLIENAAGE = ?, CLIENARES = '?' where CLIENACLI = 0975199;" calcext:value-type="string">
            <text:p>update sab139.zclienA0 set CLIENAAGE = ?, CLIENARES = '?' where CLIENACLI = 0975199;</text:p>
          </table:table-cell>
        </table:table-row>
        <table:table-row table:style-name="ro1">
          <table:table-cell office:value-type="string" calcext:value-type="string">
            <text:p>097653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6538;</text:p>
          </table:table-cell>
          <table:table-cell table:formula="of:=CONCATENATE(&quot;update sab139.zclienA0 set CLIENAAGE = &quot;;[.B390];&quot;, CLIENARES = '&quot;;[.C390];&quot;' where CLIENACLI = &quot;;[.A390];&quot;;&quot;)" office:value-type="string" office:string-value="update sab139.zclienA0 set CLIENAAGE = ?, CLIENARES = '?' where CLIENACLI = 0976538;" calcext:value-type="string">
            <text:p>update sab139.zclienA0 set CLIENAAGE = ?, CLIENARES = '?' where CLIENACLI = 0976538;</text:p>
          </table:table-cell>
        </table:table-row>
        <table:table-row table:style-name="ro1">
          <table:table-cell office:value-type="string" calcext:value-type="string">
            <text:p>097678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6785;</text:p>
          </table:table-cell>
          <table:table-cell table:formula="of:=CONCATENATE(&quot;update sab139.zclienA0 set CLIENAAGE = &quot;;[.B391];&quot;, CLIENARES = '&quot;;[.C391];&quot;' where CLIENACLI = &quot;;[.A391];&quot;;&quot;)" office:value-type="string" office:string-value="update sab139.zclienA0 set CLIENAAGE = ?, CLIENARES = '?' where CLIENACLI = 0976785;" calcext:value-type="string">
            <text:p>update sab139.zclienA0 set CLIENAAGE = ?, CLIENARES = '?' where CLIENACLI = 0976785;</text:p>
          </table:table-cell>
        </table:table-row>
        <table:table-row table:style-name="ro1">
          <table:table-cell office:value-type="string" calcext:value-type="string">
            <text:p>097763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7634;</text:p>
          </table:table-cell>
          <table:table-cell table:formula="of:=CONCATENATE(&quot;update sab139.zclienA0 set CLIENAAGE = &quot;;[.B392];&quot;, CLIENARES = '&quot;;[.C392];&quot;' where CLIENACLI = &quot;;[.A392];&quot;;&quot;)" office:value-type="string" office:string-value="update sab139.zclienA0 set CLIENAAGE = ?, CLIENARES = '?' where CLIENACLI = 0977634;" calcext:value-type="string">
            <text:p>update sab139.zclienA0 set CLIENAAGE = ?, CLIENARES = '?' where CLIENACLI = 0977634;</text:p>
          </table:table-cell>
        </table:table-row>
        <table:table-row table:style-name="ro1">
          <table:table-cell office:value-type="string" calcext:value-type="string">
            <text:p>09777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7768;</text:p>
          </table:table-cell>
          <table:table-cell table:formula="of:=CONCATENATE(&quot;update sab139.zclienA0 set CLIENAAGE = &quot;;[.B393];&quot;, CLIENARES = '&quot;;[.C393];&quot;' where CLIENACLI = &quot;;[.A393];&quot;;&quot;)" office:value-type="string" office:string-value="update sab139.zclienA0 set CLIENAAGE = ?, CLIENARES = '?' where CLIENACLI = 0977768;" calcext:value-type="string">
            <text:p>update sab139.zclienA0 set CLIENAAGE = ?, CLIENARES = '?' where CLIENACLI = 0977768;</text:p>
          </table:table-cell>
        </table:table-row>
        <table:table-row table:style-name="ro1">
          <table:table-cell office:value-type="string" calcext:value-type="string">
            <text:p>09787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8759;</text:p>
          </table:table-cell>
          <table:table-cell table:formula="of:=CONCATENATE(&quot;update sab139.zclienA0 set CLIENAAGE = &quot;;[.B394];&quot;, CLIENARES = '&quot;;[.C394];&quot;' where CLIENACLI = &quot;;[.A394];&quot;;&quot;)" office:value-type="string" office:string-value="update sab139.zclienA0 set CLIENAAGE = ?, CLIENARES = '?' where CLIENACLI = 0978759;" calcext:value-type="string">
            <text:p>update sab139.zclienA0 set CLIENAAGE = ?, CLIENARES = '?' where CLIENACLI = 0978759;</text:p>
          </table:table-cell>
        </table:table-row>
        <table:table-row table:style-name="ro1">
          <table:table-cell office:value-type="string" calcext:value-type="string">
            <text:p>097886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8865;</text:p>
          </table:table-cell>
          <table:table-cell table:formula="of:=CONCATENATE(&quot;update sab139.zclienA0 set CLIENAAGE = &quot;;[.B395];&quot;, CLIENARES = '&quot;;[.C395];&quot;' where CLIENACLI = &quot;;[.A395];&quot;;&quot;)" office:value-type="string" office:string-value="update sab139.zclienA0 set CLIENAAGE = ?, CLIENARES = '?' where CLIENACLI = 0978865;" calcext:value-type="string">
            <text:p>update sab139.zclienA0 set CLIENAAGE = ?, CLIENARES = '?' where CLIENACLI = 0978865;</text:p>
          </table:table-cell>
        </table:table-row>
        <table:table-row table:style-name="ro1">
          <table:table-cell office:value-type="string" calcext:value-type="string">
            <text:p>09790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9055;</text:p>
          </table:table-cell>
          <table:table-cell table:formula="of:=CONCATENATE(&quot;update sab139.zclienA0 set CLIENAAGE = &quot;;[.B396];&quot;, CLIENARES = '&quot;;[.C396];&quot;' where CLIENACLI = &quot;;[.A396];&quot;;&quot;)" office:value-type="string" office:string-value="update sab139.zclienA0 set CLIENAAGE = ?, CLIENARES = '?' where CLIENACLI = 0979055;" calcext:value-type="string">
            <text:p>update sab139.zclienA0 set CLIENAAGE = ?, CLIENARES = '?' where CLIENACLI = 0979055;</text:p>
          </table:table-cell>
        </table:table-row>
        <table:table-row table:style-name="ro1">
          <table:table-cell office:value-type="string" calcext:value-type="string">
            <text:p>097939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9395;</text:p>
          </table:table-cell>
          <table:table-cell table:formula="of:=CONCATENATE(&quot;update sab139.zclienA0 set CLIENAAGE = &quot;;[.B397];&quot;, CLIENARES = '&quot;;[.C397];&quot;' where CLIENACLI = &quot;;[.A397];&quot;;&quot;)" office:value-type="string" office:string-value="update sab139.zclienA0 set CLIENAAGE = ?, CLIENARES = '?' where CLIENACLI = 0979395;" calcext:value-type="string">
            <text:p>update sab139.zclienA0 set CLIENAAGE = ?, CLIENARES = '?' where CLIENACLI = 0979395;</text:p>
          </table:table-cell>
        </table:table-row>
        <table:table-row table:style-name="ro1">
          <table:table-cell office:value-type="string" calcext:value-type="string">
            <text:p>097963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9630;</text:p>
          </table:table-cell>
          <table:table-cell table:formula="of:=CONCATENATE(&quot;update sab139.zclienA0 set CLIENAAGE = &quot;;[.B398];&quot;, CLIENARES = '&quot;;[.C398];&quot;' where CLIENACLI = &quot;;[.A398];&quot;;&quot;)" office:value-type="string" office:string-value="update sab139.zclienA0 set CLIENAAGE = ?, CLIENARES = '?' where CLIENACLI = 0979630;" calcext:value-type="string">
            <text:p>update sab139.zclienA0 set CLIENAAGE = ?, CLIENARES = '?' where CLIENACLI = 0979630;</text:p>
          </table:table-cell>
        </table:table-row>
        <table:table-row table:style-name="ro1">
          <table:table-cell office:value-type="string" calcext:value-type="string">
            <text:p>097963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79631;</text:p>
          </table:table-cell>
          <table:table-cell table:formula="of:=CONCATENATE(&quot;update sab139.zclienA0 set CLIENAAGE = &quot;;[.B399];&quot;, CLIENARES = '&quot;;[.C399];&quot;' where CLIENACLI = &quot;;[.A399];&quot;;&quot;)" office:value-type="string" office:string-value="update sab139.zclienA0 set CLIENAAGE = ?, CLIENARES = '?' where CLIENACLI = 0979631;" calcext:value-type="string">
            <text:p>update sab139.zclienA0 set CLIENAAGE = ?, CLIENARES = '?' where CLIENACLI = 0979631;</text:p>
          </table:table-cell>
        </table:table-row>
        <table:table-row table:style-name="ro1">
          <table:table-cell office:value-type="string" calcext:value-type="string">
            <text:p>098165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653;</text:p>
          </table:table-cell>
          <table:table-cell table:formula="of:=CONCATENATE(&quot;update sab139.zclienA0 set CLIENAAGE = &quot;;[.B400];&quot;, CLIENARES = '&quot;;[.C400];&quot;' where CLIENACLI = &quot;;[.A400];&quot;;&quot;)" office:value-type="string" office:string-value="update sab139.zclienA0 set CLIENAAGE = ?, CLIENARES = '?' where CLIENACLI = 0981653;" calcext:value-type="string">
            <text:p>update sab139.zclienA0 set CLIENAAGE = ?, CLIENARES = '?' where CLIENACLI = 0981653;</text:p>
          </table:table-cell>
        </table:table-row>
        <table:table-row table:style-name="ro1">
          <table:table-cell office:value-type="string" calcext:value-type="string">
            <text:p>098180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807;</text:p>
          </table:table-cell>
          <table:table-cell table:formula="of:=CONCATENATE(&quot;update sab139.zclienA0 set CLIENAAGE = &quot;;[.B401];&quot;, CLIENARES = '&quot;;[.C401];&quot;' where CLIENACLI = &quot;;[.A401];&quot;;&quot;)" office:value-type="string" office:string-value="update sab139.zclienA0 set CLIENAAGE = ?, CLIENARES = '?' where CLIENACLI = 0981807;" calcext:value-type="string">
            <text:p>update sab139.zclienA0 set CLIENAAGE = ?, CLIENARES = '?' where CLIENACLI = 0981807;</text:p>
          </table:table-cell>
        </table:table-row>
        <table:table-row table:style-name="ro1">
          <table:table-cell office:value-type="string" calcext:value-type="string">
            <text:p>098185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854;</text:p>
          </table:table-cell>
          <table:table-cell table:formula="of:=CONCATENATE(&quot;update sab139.zclienA0 set CLIENAAGE = &quot;;[.B402];&quot;, CLIENARES = '&quot;;[.C402];&quot;' where CLIENACLI = &quot;;[.A402];&quot;;&quot;)" office:value-type="string" office:string-value="update sab139.zclienA0 set CLIENAAGE = ?, CLIENARES = '?' where CLIENACLI = 0981854;" calcext:value-type="string">
            <text:p>update sab139.zclienA0 set CLIENAAGE = ?, CLIENARES = '?' where CLIENACLI = 0981854;</text:p>
          </table:table-cell>
        </table:table-row>
        <table:table-row table:style-name="ro1">
          <table:table-cell office:value-type="string" calcext:value-type="string">
            <text:p>098185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855;</text:p>
          </table:table-cell>
          <table:table-cell table:formula="of:=CONCATENATE(&quot;update sab139.zclienA0 set CLIENAAGE = &quot;;[.B403];&quot;, CLIENARES = '&quot;;[.C403];&quot;' where CLIENACLI = &quot;;[.A403];&quot;;&quot;)" office:value-type="string" office:string-value="update sab139.zclienA0 set CLIENAAGE = ?, CLIENARES = '?' where CLIENACLI = 0981855;" calcext:value-type="string">
            <text:p>update sab139.zclienA0 set CLIENAAGE = ?, CLIENARES = '?' where CLIENACLI = 0981855;</text:p>
          </table:table-cell>
        </table:table-row>
        <table:table-row table:style-name="ro1">
          <table:table-cell office:value-type="string" calcext:value-type="string">
            <text:p>09818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893;</text:p>
          </table:table-cell>
          <table:table-cell table:formula="of:=CONCATENATE(&quot;update sab139.zclienA0 set CLIENAAGE = &quot;;[.B404];&quot;, CLIENARES = '&quot;;[.C404];&quot;' where CLIENACLI = &quot;;[.A404];&quot;;&quot;)" office:value-type="string" office:string-value="update sab139.zclienA0 set CLIENAAGE = ?, CLIENARES = '?' where CLIENACLI = 0981893;" calcext:value-type="string">
            <text:p>update sab139.zclienA0 set CLIENAAGE = ?, CLIENARES = '?' where CLIENACLI = 0981893;</text:p>
          </table:table-cell>
        </table:table-row>
        <table:table-row table:style-name="ro1">
          <table:table-cell office:value-type="string" calcext:value-type="string">
            <text:p>098190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905;</text:p>
          </table:table-cell>
          <table:table-cell table:formula="of:=CONCATENATE(&quot;update sab139.zclienA0 set CLIENAAGE = &quot;;[.B405];&quot;, CLIENARES = '&quot;;[.C405];&quot;' where CLIENACLI = &quot;;[.A405];&quot;;&quot;)" office:value-type="string" office:string-value="update sab139.zclienA0 set CLIENAAGE = ?, CLIENARES = '?' where CLIENACLI = 0981905;" calcext:value-type="string">
            <text:p>update sab139.zclienA0 set CLIENAAGE = ?, CLIENARES = '?' where CLIENACLI = 0981905;</text:p>
          </table:table-cell>
        </table:table-row>
        <table:table-row table:style-name="ro1">
          <table:table-cell office:value-type="string" calcext:value-type="string">
            <text:p>098199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1991;</text:p>
          </table:table-cell>
          <table:table-cell table:formula="of:=CONCATENATE(&quot;update sab139.zclienA0 set CLIENAAGE = &quot;;[.B406];&quot;, CLIENARES = '&quot;;[.C406];&quot;' where CLIENACLI = &quot;;[.A406];&quot;;&quot;)" office:value-type="string" office:string-value="update sab139.zclienA0 set CLIENAAGE = ?, CLIENARES = '?' where CLIENACLI = 0981991;" calcext:value-type="string">
            <text:p>update sab139.zclienA0 set CLIENAAGE = ?, CLIENARES = '?' where CLIENACLI = 0981991;</text:p>
          </table:table-cell>
        </table:table-row>
        <table:table-row table:style-name="ro1">
          <table:table-cell office:value-type="string" calcext:value-type="string">
            <text:p>098207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079;</text:p>
          </table:table-cell>
          <table:table-cell table:formula="of:=CONCATENATE(&quot;update sab139.zclienA0 set CLIENAAGE = &quot;;[.B407];&quot;, CLIENARES = '&quot;;[.C407];&quot;' where CLIENACLI = &quot;;[.A407];&quot;;&quot;)" office:value-type="string" office:string-value="update sab139.zclienA0 set CLIENAAGE = ?, CLIENARES = '?' where CLIENACLI = 0982079;" calcext:value-type="string">
            <text:p>update sab139.zclienA0 set CLIENAAGE = ?, CLIENARES = '?' where CLIENACLI = 0982079;</text:p>
          </table:table-cell>
        </table:table-row>
        <table:table-row table:style-name="ro1">
          <table:table-cell office:value-type="string" calcext:value-type="string">
            <text:p>098238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389;</text:p>
          </table:table-cell>
          <table:table-cell table:formula="of:=CONCATENATE(&quot;update sab139.zclienA0 set CLIENAAGE = &quot;;[.B408];&quot;, CLIENARES = '&quot;;[.C408];&quot;' where CLIENACLI = &quot;;[.A408];&quot;;&quot;)" office:value-type="string" office:string-value="update sab139.zclienA0 set CLIENAAGE = ?, CLIENARES = '?' where CLIENACLI = 0982389;" calcext:value-type="string">
            <text:p>update sab139.zclienA0 set CLIENAAGE = ?, CLIENARES = '?' where CLIENACLI = 0982389;</text:p>
          </table:table-cell>
        </table:table-row>
        <table:table-row table:style-name="ro1">
          <table:table-cell office:value-type="string" calcext:value-type="string">
            <text:p>09825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541;</text:p>
          </table:table-cell>
          <table:table-cell table:formula="of:=CONCATENATE(&quot;update sab139.zclienA0 set CLIENAAGE = &quot;;[.B409];&quot;, CLIENARES = '&quot;;[.C409];&quot;' where CLIENACLI = &quot;;[.A409];&quot;;&quot;)" office:value-type="string" office:string-value="update sab139.zclienA0 set CLIENAAGE = ?, CLIENARES = '?' where CLIENACLI = 0982541;" calcext:value-type="string">
            <text:p>update sab139.zclienA0 set CLIENAAGE = ?, CLIENARES = '?' where CLIENACLI = 0982541;</text:p>
          </table:table-cell>
        </table:table-row>
        <table:table-row table:style-name="ro1">
          <table:table-cell office:value-type="string" calcext:value-type="string">
            <text:p>098257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576;</text:p>
          </table:table-cell>
          <table:table-cell table:formula="of:=CONCATENATE(&quot;update sab139.zclienA0 set CLIENAAGE = &quot;;[.B410];&quot;, CLIENARES = '&quot;;[.C410];&quot;' where CLIENACLI = &quot;;[.A410];&quot;;&quot;)" office:value-type="string" office:string-value="update sab139.zclienA0 set CLIENAAGE = ?, CLIENARES = '?' where CLIENACLI = 0982576;" calcext:value-type="string">
            <text:p>update sab139.zclienA0 set CLIENAAGE = ?, CLIENARES = '?' where CLIENACLI = 0982576;</text:p>
          </table:table-cell>
        </table:table-row>
        <table:table-row table:style-name="ro1">
          <table:table-cell office:value-type="string" calcext:value-type="string">
            <text:p>098271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712;</text:p>
          </table:table-cell>
          <table:table-cell table:formula="of:=CONCATENATE(&quot;update sab139.zclienA0 set CLIENAAGE = &quot;;[.B411];&quot;, CLIENARES = '&quot;;[.C411];&quot;' where CLIENACLI = &quot;;[.A411];&quot;;&quot;)" office:value-type="string" office:string-value="update sab139.zclienA0 set CLIENAAGE = ?, CLIENARES = '?' where CLIENACLI = 0982712;" calcext:value-type="string">
            <text:p>update sab139.zclienA0 set CLIENAAGE = ?, CLIENARES = '?' where CLIENACLI = 0982712;</text:p>
          </table:table-cell>
        </table:table-row>
        <table:table-row table:style-name="ro1">
          <table:table-cell office:value-type="string" calcext:value-type="string">
            <text:p>098280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805;</text:p>
          </table:table-cell>
          <table:table-cell table:formula="of:=CONCATENATE(&quot;update sab139.zclienA0 set CLIENAAGE = &quot;;[.B412];&quot;, CLIENARES = '&quot;;[.C412];&quot;' where CLIENACLI = &quot;;[.A412];&quot;;&quot;)" office:value-type="string" office:string-value="update sab139.zclienA0 set CLIENAAGE = ?, CLIENARES = '?' where CLIENACLI = 0982805;" calcext:value-type="string">
            <text:p>update sab139.zclienA0 set CLIENAAGE = ?, CLIENARES = '?' where CLIENACLI = 0982805;</text:p>
          </table:table-cell>
        </table:table-row>
        <table:table-row table:style-name="ro1">
          <table:table-cell office:value-type="string" calcext:value-type="string">
            <text:p>098281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812;</text:p>
          </table:table-cell>
          <table:table-cell table:formula="of:=CONCATENATE(&quot;update sab139.zclienA0 set CLIENAAGE = &quot;;[.B413];&quot;, CLIENARES = '&quot;;[.C413];&quot;' where CLIENACLI = &quot;;[.A413];&quot;;&quot;)" office:value-type="string" office:string-value="update sab139.zclienA0 set CLIENAAGE = ?, CLIENARES = '?' where CLIENACLI = 0982812;" calcext:value-type="string">
            <text:p>update sab139.zclienA0 set CLIENAAGE = ?, CLIENARES = '?' where CLIENACLI = 0982812;</text:p>
          </table:table-cell>
        </table:table-row>
        <table:table-row table:style-name="ro1">
          <table:table-cell office:value-type="string" calcext:value-type="string">
            <text:p>09828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2859;</text:p>
          </table:table-cell>
          <table:table-cell table:formula="of:=CONCATENATE(&quot;update sab139.zclienA0 set CLIENAAGE = &quot;;[.B414];&quot;, CLIENARES = '&quot;;[.C414];&quot;' where CLIENACLI = &quot;;[.A414];&quot;;&quot;)" office:value-type="string" office:string-value="update sab139.zclienA0 set CLIENAAGE = ?, CLIENARES = '?' where CLIENACLI = 0982859;" calcext:value-type="string">
            <text:p>update sab139.zclienA0 set CLIENAAGE = ?, CLIENARES = '?' where CLIENACLI = 0982859;</text:p>
          </table:table-cell>
        </table:table-row>
        <table:table-row table:style-name="ro1">
          <table:table-cell office:value-type="string" calcext:value-type="string">
            <text:p>09848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4846;</text:p>
          </table:table-cell>
          <table:table-cell table:formula="of:=CONCATENATE(&quot;update sab139.zclienA0 set CLIENAAGE = &quot;;[.B415];&quot;, CLIENARES = '&quot;;[.C415];&quot;' where CLIENACLI = &quot;;[.A415];&quot;;&quot;)" office:value-type="string" office:string-value="update sab139.zclienA0 set CLIENAAGE = ?, CLIENARES = '?' where CLIENACLI = 0984846;" calcext:value-type="string">
            <text:p>update sab139.zclienA0 set CLIENAAGE = ?, CLIENARES = '?' where CLIENACLI = 0984846;</text:p>
          </table:table-cell>
        </table:table-row>
        <table:table-row table:style-name="ro1">
          <table:table-cell office:value-type="string" calcext:value-type="string">
            <text:p>09852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5268;</text:p>
          </table:table-cell>
          <table:table-cell table:formula="of:=CONCATENATE(&quot;update sab139.zclienA0 set CLIENAAGE = &quot;;[.B416];&quot;, CLIENARES = '&quot;;[.C416];&quot;' where CLIENACLI = &quot;;[.A416];&quot;;&quot;)" office:value-type="string" office:string-value="update sab139.zclienA0 set CLIENAAGE = ?, CLIENARES = '?' where CLIENACLI = 0985268;" calcext:value-type="string">
            <text:p>update sab139.zclienA0 set CLIENAAGE = ?, CLIENARES = '?' where CLIENACLI = 0985268;</text:p>
          </table:table-cell>
        </table:table-row>
        <table:table-row table:style-name="ro1">
          <table:table-cell office:value-type="string" calcext:value-type="string">
            <text:p>098583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5833;</text:p>
          </table:table-cell>
          <table:table-cell table:formula="of:=CONCATENATE(&quot;update sab139.zclienA0 set CLIENAAGE = &quot;;[.B417];&quot;, CLIENARES = '&quot;;[.C417];&quot;' where CLIENACLI = &quot;;[.A417];&quot;;&quot;)" office:value-type="string" office:string-value="update sab139.zclienA0 set CLIENAAGE = ?, CLIENARES = '?' where CLIENACLI = 0985833;" calcext:value-type="string">
            <text:p>update sab139.zclienA0 set CLIENAAGE = ?, CLIENARES = '?' where CLIENACLI = 0985833;</text:p>
          </table:table-cell>
        </table:table-row>
        <table:table-row table:style-name="ro1">
          <table:table-cell office:value-type="string" calcext:value-type="string">
            <text:p>098595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5959;</text:p>
          </table:table-cell>
          <table:table-cell table:formula="of:=CONCATENATE(&quot;update sab139.zclienA0 set CLIENAAGE = &quot;;[.B418];&quot;, CLIENARES = '&quot;;[.C418];&quot;' where CLIENACLI = &quot;;[.A418];&quot;;&quot;)" office:value-type="string" office:string-value="update sab139.zclienA0 set CLIENAAGE = ?, CLIENARES = '?' where CLIENACLI = 0985959;" calcext:value-type="string">
            <text:p>update sab139.zclienA0 set CLIENAAGE = ?, CLIENARES = '?' where CLIENACLI = 0985959;</text:p>
          </table:table-cell>
        </table:table-row>
        <table:table-row table:style-name="ro1">
          <table:table-cell office:value-type="string" calcext:value-type="string">
            <text:p>098616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6166;</text:p>
          </table:table-cell>
          <table:table-cell table:formula="of:=CONCATENATE(&quot;update sab139.zclienA0 set CLIENAAGE = &quot;;[.B419];&quot;, CLIENARES = '&quot;;[.C419];&quot;' where CLIENACLI = &quot;;[.A419];&quot;;&quot;)" office:value-type="string" office:string-value="update sab139.zclienA0 set CLIENAAGE = ?, CLIENARES = '?' where CLIENACLI = 0986166;" calcext:value-type="string">
            <text:p>update sab139.zclienA0 set CLIENAAGE = ?, CLIENARES = '?' where CLIENACLI = 0986166;</text:p>
          </table:table-cell>
        </table:table-row>
        <table:table-row table:style-name="ro1">
          <table:table-cell office:value-type="string" calcext:value-type="string">
            <text:p>098670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6705;</text:p>
          </table:table-cell>
          <table:table-cell table:formula="of:=CONCATENATE(&quot;update sab139.zclienA0 set CLIENAAGE = &quot;;[.B420];&quot;, CLIENARES = '&quot;;[.C420];&quot;' where CLIENACLI = &quot;;[.A420];&quot;;&quot;)" office:value-type="string" office:string-value="update sab139.zclienA0 set CLIENAAGE = ?, CLIENARES = '?' where CLIENACLI = 0986705;" calcext:value-type="string">
            <text:p>update sab139.zclienA0 set CLIENAAGE = ?, CLIENARES = '?' where CLIENACLI = 0986705;</text:p>
          </table:table-cell>
        </table:table-row>
        <table:table-row table:style-name="ro1">
          <table:table-cell office:value-type="string" calcext:value-type="string">
            <text:p>09873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7361;</text:p>
          </table:table-cell>
          <table:table-cell table:formula="of:=CONCATENATE(&quot;update sab139.zclienA0 set CLIENAAGE = &quot;;[.B421];&quot;, CLIENARES = '&quot;;[.C421];&quot;' where CLIENACLI = &quot;;[.A421];&quot;;&quot;)" office:value-type="string" office:string-value="update sab139.zclienA0 set CLIENAAGE = ?, CLIENARES = '?' where CLIENACLI = 0987361;" calcext:value-type="string">
            <text:p>update sab139.zclienA0 set CLIENAAGE = ?, CLIENARES = '?' where CLIENACLI = 0987361;</text:p>
          </table:table-cell>
        </table:table-row>
        <table:table-row table:style-name="ro1">
          <table:table-cell office:value-type="string" calcext:value-type="string">
            <text:p>098750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7501;</text:p>
          </table:table-cell>
          <table:table-cell table:formula="of:=CONCATENATE(&quot;update sab139.zclienA0 set CLIENAAGE = &quot;;[.B422];&quot;, CLIENARES = '&quot;;[.C422];&quot;' where CLIENACLI = &quot;;[.A422];&quot;;&quot;)" office:value-type="string" office:string-value="update sab139.zclienA0 set CLIENAAGE = ?, CLIENARES = '?' where CLIENACLI = 0987501;" calcext:value-type="string">
            <text:p>update sab139.zclienA0 set CLIENAAGE = ?, CLIENARES = '?' where CLIENACLI = 0987501;</text:p>
          </table:table-cell>
        </table:table-row>
        <table:table-row table:style-name="ro1">
          <table:table-cell office:value-type="string" calcext:value-type="string">
            <text:p>098750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7503;</text:p>
          </table:table-cell>
          <table:table-cell table:formula="of:=CONCATENATE(&quot;update sab139.zclienA0 set CLIENAAGE = &quot;;[.B423];&quot;, CLIENARES = '&quot;;[.C423];&quot;' where CLIENACLI = &quot;;[.A423];&quot;;&quot;)" office:value-type="string" office:string-value="update sab139.zclienA0 set CLIENAAGE = ?, CLIENARES = '?' where CLIENACLI = 0987503;" calcext:value-type="string">
            <text:p>update sab139.zclienA0 set CLIENAAGE = ?, CLIENARES = '?' where CLIENACLI = 0987503;</text:p>
          </table:table-cell>
        </table:table-row>
        <table:table-row table:style-name="ro1">
          <table:table-cell office:value-type="string" calcext:value-type="string">
            <text:p>09876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7646;</text:p>
          </table:table-cell>
          <table:table-cell table:formula="of:=CONCATENATE(&quot;update sab139.zclienA0 set CLIENAAGE = &quot;;[.B424];&quot;, CLIENARES = '&quot;;[.C424];&quot;' where CLIENACLI = &quot;;[.A424];&quot;;&quot;)" office:value-type="string" office:string-value="update sab139.zclienA0 set CLIENAAGE = ?, CLIENARES = '?' where CLIENACLI = 0987646;" calcext:value-type="string">
            <text:p>update sab139.zclienA0 set CLIENAAGE = ?, CLIENARES = '?' where CLIENACLI = 0987646;</text:p>
          </table:table-cell>
        </table:table-row>
        <table:table-row table:style-name="ro1">
          <table:table-cell office:value-type="string" calcext:value-type="string">
            <text:p>098845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8451;</text:p>
          </table:table-cell>
          <table:table-cell table:formula="of:=CONCATENATE(&quot;update sab139.zclienA0 set CLIENAAGE = &quot;;[.B425];&quot;, CLIENARES = '&quot;;[.C425];&quot;' where CLIENACLI = &quot;;[.A425];&quot;;&quot;)" office:value-type="string" office:string-value="update sab139.zclienA0 set CLIENAAGE = ?, CLIENARES = '?' where CLIENACLI = 0988451;" calcext:value-type="string">
            <text:p>update sab139.zclienA0 set CLIENAAGE = ?, CLIENARES = '?' where CLIENACLI = 0988451;</text:p>
          </table:table-cell>
        </table:table-row>
        <table:table-row table:style-name="ro1">
          <table:table-cell office:value-type="string" calcext:value-type="string">
            <text:p>098998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89982;</text:p>
          </table:table-cell>
          <table:table-cell table:formula="of:=CONCATENATE(&quot;update sab139.zclienA0 set CLIENAAGE = &quot;;[.B426];&quot;, CLIENARES = '&quot;;[.C426];&quot;' where CLIENACLI = &quot;;[.A426];&quot;;&quot;)" office:value-type="string" office:string-value="update sab139.zclienA0 set CLIENAAGE = ?, CLIENARES = '?' where CLIENACLI = 0989982;" calcext:value-type="string">
            <text:p>update sab139.zclienA0 set CLIENAAGE = ?, CLIENARES = '?' where CLIENACLI = 0989982;</text:p>
          </table:table-cell>
        </table:table-row>
        <table:table-row table:style-name="ro1">
          <table:table-cell office:value-type="string" calcext:value-type="string">
            <text:p>099021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0215;</text:p>
          </table:table-cell>
          <table:table-cell table:formula="of:=CONCATENATE(&quot;update sab139.zclienA0 set CLIENAAGE = &quot;;[.B427];&quot;, CLIENARES = '&quot;;[.C427];&quot;' where CLIENACLI = &quot;;[.A427];&quot;;&quot;)" office:value-type="string" office:string-value="update sab139.zclienA0 set CLIENAAGE = ?, CLIENARES = '?' where CLIENACLI = 0990215;" calcext:value-type="string">
            <text:p>update sab139.zclienA0 set CLIENAAGE = ?, CLIENARES = '?' where CLIENACLI = 0990215;</text:p>
          </table:table-cell>
        </table:table-row>
        <table:table-row table:style-name="ro1">
          <table:table-cell office:value-type="string" calcext:value-type="string">
            <text:p>09902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0272;</text:p>
          </table:table-cell>
          <table:table-cell table:formula="of:=CONCATENATE(&quot;update sab139.zclienA0 set CLIENAAGE = &quot;;[.B428];&quot;, CLIENARES = '&quot;;[.C428];&quot;' where CLIENACLI = &quot;;[.A428];&quot;;&quot;)" office:value-type="string" office:string-value="update sab139.zclienA0 set CLIENAAGE = ?, CLIENARES = '?' where CLIENACLI = 0990272;" calcext:value-type="string">
            <text:p>update sab139.zclienA0 set CLIENAAGE = ?, CLIENARES = '?' where CLIENACLI = 0990272;</text:p>
          </table:table-cell>
        </table:table-row>
        <table:table-row table:style-name="ro1">
          <table:table-cell office:value-type="string" calcext:value-type="string">
            <text:p>099092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0924;</text:p>
          </table:table-cell>
          <table:table-cell table:formula="of:=CONCATENATE(&quot;update sab139.zclienA0 set CLIENAAGE = &quot;;[.B429];&quot;, CLIENARES = '&quot;;[.C429];&quot;' where CLIENACLI = &quot;;[.A429];&quot;;&quot;)" office:value-type="string" office:string-value="update sab139.zclienA0 set CLIENAAGE = ?, CLIENARES = '?' where CLIENACLI = 0990924;" calcext:value-type="string">
            <text:p>update sab139.zclienA0 set CLIENAAGE = ?, CLIENARES = '?' where CLIENACLI = 0990924;</text:p>
          </table:table-cell>
        </table:table-row>
        <table:table-row table:style-name="ro1">
          <table:table-cell office:value-type="string" calcext:value-type="string">
            <text:p>099104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1043;</text:p>
          </table:table-cell>
          <table:table-cell table:formula="of:=CONCATENATE(&quot;update sab139.zclienA0 set CLIENAAGE = &quot;;[.B430];&quot;, CLIENARES = '&quot;;[.C430];&quot;' where CLIENACLI = &quot;;[.A430];&quot;;&quot;)" office:value-type="string" office:string-value="update sab139.zclienA0 set CLIENAAGE = ?, CLIENARES = '?' where CLIENACLI = 0991043;" calcext:value-type="string">
            <text:p>update sab139.zclienA0 set CLIENAAGE = ?, CLIENARES = '?' where CLIENACLI = 0991043;</text:p>
          </table:table-cell>
        </table:table-row>
        <table:table-row table:style-name="ro1">
          <table:table-cell office:value-type="string" calcext:value-type="string">
            <text:p>099118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1183;</text:p>
          </table:table-cell>
          <table:table-cell table:formula="of:=CONCATENATE(&quot;update sab139.zclienA0 set CLIENAAGE = &quot;;[.B431];&quot;, CLIENARES = '&quot;;[.C431];&quot;' where CLIENACLI = &quot;;[.A431];&quot;;&quot;)" office:value-type="string" office:string-value="update sab139.zclienA0 set CLIENAAGE = ?, CLIENARES = '?' where CLIENACLI = 0991183;" calcext:value-type="string">
            <text:p>update sab139.zclienA0 set CLIENAAGE = ?, CLIENARES = '?' where CLIENACLI = 0991183;</text:p>
          </table:table-cell>
        </table:table-row>
        <table:table-row table:style-name="ro1">
          <table:table-cell office:value-type="string" calcext:value-type="string">
            <text:p>099141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1414;</text:p>
          </table:table-cell>
          <table:table-cell table:formula="of:=CONCATENATE(&quot;update sab139.zclienA0 set CLIENAAGE = &quot;;[.B432];&quot;, CLIENARES = '&quot;;[.C432];&quot;' where CLIENACLI = &quot;;[.A432];&quot;;&quot;)" office:value-type="string" office:string-value="update sab139.zclienA0 set CLIENAAGE = ?, CLIENARES = '?' where CLIENACLI = 0991414;" calcext:value-type="string">
            <text:p>update sab139.zclienA0 set CLIENAAGE = ?, CLIENARES = '?' where CLIENACLI = 0991414;</text:p>
          </table:table-cell>
        </table:table-row>
        <table:table-row table:style-name="ro1">
          <table:table-cell office:value-type="string" calcext:value-type="string">
            <text:p>099189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1895;</text:p>
          </table:table-cell>
          <table:table-cell table:formula="of:=CONCATENATE(&quot;update sab139.zclienA0 set CLIENAAGE = &quot;;[.B433];&quot;, CLIENARES = '&quot;;[.C433];&quot;' where CLIENACLI = &quot;;[.A433];&quot;;&quot;)" office:value-type="string" office:string-value="update sab139.zclienA0 set CLIENAAGE = ?, CLIENARES = '?' where CLIENACLI = 0991895;" calcext:value-type="string">
            <text:p>update sab139.zclienA0 set CLIENAAGE = ?, CLIENARES = '?' where CLIENACLI = 0991895;</text:p>
          </table:table-cell>
        </table:table-row>
        <table:table-row table:style-name="ro1">
          <table:table-cell office:value-type="string" calcext:value-type="string">
            <text:p>099359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3593;</text:p>
          </table:table-cell>
          <table:table-cell table:formula="of:=CONCATENATE(&quot;update sab139.zclienA0 set CLIENAAGE = &quot;;[.B434];&quot;, CLIENARES = '&quot;;[.C434];&quot;' where CLIENACLI = &quot;;[.A434];&quot;;&quot;)" office:value-type="string" office:string-value="update sab139.zclienA0 set CLIENAAGE = ?, CLIENARES = '?' where CLIENACLI = 0993593;" calcext:value-type="string">
            <text:p>update sab139.zclienA0 set CLIENAAGE = ?, CLIENARES = '?' where CLIENACLI = 0993593;</text:p>
          </table:table-cell>
        </table:table-row>
        <table:table-row table:style-name="ro1">
          <table:table-cell office:value-type="string" calcext:value-type="string">
            <text:p>099424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4246;</text:p>
          </table:table-cell>
          <table:table-cell table:formula="of:=CONCATENATE(&quot;update sab139.zclienA0 set CLIENAAGE = &quot;;[.B435];&quot;, CLIENARES = '&quot;;[.C435];&quot;' where CLIENACLI = &quot;;[.A435];&quot;;&quot;)" office:value-type="string" office:string-value="update sab139.zclienA0 set CLIENAAGE = ?, CLIENARES = '?' where CLIENACLI = 0994246;" calcext:value-type="string">
            <text:p>update sab139.zclienA0 set CLIENAAGE = ?, CLIENARES = '?' where CLIENACLI = 0994246;</text:p>
          </table:table-cell>
        </table:table-row>
        <table:table-row table:style-name="ro1">
          <table:table-cell office:value-type="string" calcext:value-type="string">
            <text:p>099446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4461;</text:p>
          </table:table-cell>
          <table:table-cell table:formula="of:=CONCATENATE(&quot;update sab139.zclienA0 set CLIENAAGE = &quot;;[.B436];&quot;, CLIENARES = '&quot;;[.C436];&quot;' where CLIENACLI = &quot;;[.A436];&quot;;&quot;)" office:value-type="string" office:string-value="update sab139.zclienA0 set CLIENAAGE = ?, CLIENARES = '?' where CLIENACLI = 0994461;" calcext:value-type="string">
            <text:p>update sab139.zclienA0 set CLIENAAGE = ?, CLIENARES = '?' where CLIENACLI = 0994461;</text:p>
          </table:table-cell>
        </table:table-row>
        <table:table-row table:style-name="ro1">
          <table:table-cell office:value-type="string" calcext:value-type="string">
            <text:p>099497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4972;</text:p>
          </table:table-cell>
          <table:table-cell table:formula="of:=CONCATENATE(&quot;update sab139.zclienA0 set CLIENAAGE = &quot;;[.B437];&quot;, CLIENARES = '&quot;;[.C437];&quot;' where CLIENACLI = &quot;;[.A437];&quot;;&quot;)" office:value-type="string" office:string-value="update sab139.zclienA0 set CLIENAAGE = ?, CLIENARES = '?' where CLIENACLI = 0994972;" calcext:value-type="string">
            <text:p>update sab139.zclienA0 set CLIENAAGE = ?, CLIENARES = '?' where CLIENACLI = 0994972;</text:p>
          </table:table-cell>
        </table:table-row>
        <table:table-row table:style-name="ro1">
          <table:table-cell office:value-type="string" calcext:value-type="string">
            <text:p>099614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6145;</text:p>
          </table:table-cell>
          <table:table-cell table:formula="of:=CONCATENATE(&quot;update sab139.zclienA0 set CLIENAAGE = &quot;;[.B438];&quot;, CLIENARES = '&quot;;[.C438];&quot;' where CLIENACLI = &quot;;[.A438];&quot;;&quot;)" office:value-type="string" office:string-value="update sab139.zclienA0 set CLIENAAGE = ?, CLIENARES = '?' where CLIENACLI = 0996145;" calcext:value-type="string">
            <text:p>update sab139.zclienA0 set CLIENAAGE = ?, CLIENARES = '?' where CLIENACLI = 0996145;</text:p>
          </table:table-cell>
        </table:table-row>
        <table:table-row table:style-name="ro1">
          <table:table-cell office:value-type="string" calcext:value-type="string">
            <text:p>099615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6154;</text:p>
          </table:table-cell>
          <table:table-cell table:formula="of:=CONCATENATE(&quot;update sab139.zclienA0 set CLIENAAGE = &quot;;[.B439];&quot;, CLIENARES = '&quot;;[.C439];&quot;' where CLIENACLI = &quot;;[.A439];&quot;;&quot;)" office:value-type="string" office:string-value="update sab139.zclienA0 set CLIENAAGE = ?, CLIENARES = '?' where CLIENACLI = 0996154;" calcext:value-type="string">
            <text:p>update sab139.zclienA0 set CLIENAAGE = ?, CLIENARES = '?' where CLIENACLI = 0996154;</text:p>
          </table:table-cell>
        </table:table-row>
        <table:table-row table:style-name="ro1">
          <table:table-cell office:value-type="string" calcext:value-type="string">
            <text:p>099749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7490;</text:p>
          </table:table-cell>
          <table:table-cell table:formula="of:=CONCATENATE(&quot;update sab139.zclienA0 set CLIENAAGE = &quot;;[.B440];&quot;, CLIENARES = '&quot;;[.C440];&quot;' where CLIENACLI = &quot;;[.A440];&quot;;&quot;)" office:value-type="string" office:string-value="update sab139.zclienA0 set CLIENAAGE = ?, CLIENARES = '?' where CLIENACLI = 0997490;" calcext:value-type="string">
            <text:p>update sab139.zclienA0 set CLIENAAGE = ?, CLIENARES = '?' where CLIENACLI = 0997490;</text:p>
          </table:table-cell>
        </table:table-row>
        <table:table-row table:style-name="ro1">
          <table:table-cell office:value-type="string" calcext:value-type="string">
            <text:p>099758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7581;</text:p>
          </table:table-cell>
          <table:table-cell table:formula="of:=CONCATENATE(&quot;update sab139.zclienA0 set CLIENAAGE = &quot;;[.B441];&quot;, CLIENARES = '&quot;;[.C441];&quot;' where CLIENACLI = &quot;;[.A441];&quot;;&quot;)" office:value-type="string" office:string-value="update sab139.zclienA0 set CLIENAAGE = ?, CLIENARES = '?' where CLIENACLI = 0997581;" calcext:value-type="string">
            <text:p>update sab139.zclienA0 set CLIENAAGE = ?, CLIENARES = '?' where CLIENACLI = 0997581;</text:p>
          </table:table-cell>
        </table:table-row>
        <table:table-row table:style-name="ro1">
          <table:table-cell office:value-type="string" calcext:value-type="string">
            <text:p>099758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7583;</text:p>
          </table:table-cell>
          <table:table-cell table:formula="of:=CONCATENATE(&quot;update sab139.zclienA0 set CLIENAAGE = &quot;;[.B442];&quot;, CLIENARES = '&quot;;[.C442];&quot;' where CLIENACLI = &quot;;[.A442];&quot;;&quot;)" office:value-type="string" office:string-value="update sab139.zclienA0 set CLIENAAGE = ?, CLIENARES = '?' where CLIENACLI = 0997583;" calcext:value-type="string">
            <text:p>update sab139.zclienA0 set CLIENAAGE = ?, CLIENARES = '?' where CLIENACLI = 0997583;</text:p>
          </table:table-cell>
        </table:table-row>
        <table:table-row table:style-name="ro1">
          <table:table-cell office:value-type="string" calcext:value-type="string">
            <text:p>099830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8304;</text:p>
          </table:table-cell>
          <table:table-cell table:formula="of:=CONCATENATE(&quot;update sab139.zclienA0 set CLIENAAGE = &quot;;[.B443];&quot;, CLIENARES = '&quot;;[.C443];&quot;' where CLIENACLI = &quot;;[.A443];&quot;;&quot;)" office:value-type="string" office:string-value="update sab139.zclienA0 set CLIENAAGE = ?, CLIENARES = '?' where CLIENACLI = 0998304;" calcext:value-type="string">
            <text:p>update sab139.zclienA0 set CLIENAAGE = ?, CLIENARES = '?' where CLIENACLI = 0998304;</text:p>
          </table:table-cell>
        </table:table-row>
        <table:table-row table:style-name="ro1">
          <table:table-cell office:value-type="string" calcext:value-type="string">
            <text:p>099911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9119;</text:p>
          </table:table-cell>
          <table:table-cell table:formula="of:=CONCATENATE(&quot;update sab139.zclienA0 set CLIENAAGE = &quot;;[.B444];&quot;, CLIENARES = '&quot;;[.C444];&quot;' where CLIENACLI = &quot;;[.A444];&quot;;&quot;)" office:value-type="string" office:string-value="update sab139.zclienA0 set CLIENAAGE = ?, CLIENARES = '?' where CLIENACLI = 0999119;" calcext:value-type="string">
            <text:p>update sab139.zclienA0 set CLIENAAGE = ?, CLIENARES = '?' where CLIENACLI = 0999119;</text:p>
          </table:table-cell>
        </table:table-row>
        <table:table-row table:style-name="ro1">
          <table:table-cell office:value-type="string" calcext:value-type="string">
            <text:p>099913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9134;</text:p>
          </table:table-cell>
          <table:table-cell table:formula="of:=CONCATENATE(&quot;update sab139.zclienA0 set CLIENAAGE = &quot;;[.B445];&quot;, CLIENARES = '&quot;;[.C445];&quot;' where CLIENACLI = &quot;;[.A445];&quot;;&quot;)" office:value-type="string" office:string-value="update sab139.zclienA0 set CLIENAAGE = ?, CLIENARES = '?' where CLIENACLI = 0999134;" calcext:value-type="string">
            <text:p>update sab139.zclienA0 set CLIENAAGE = ?, CLIENARES = '?' where CLIENACLI = 0999134;</text:p>
          </table:table-cell>
        </table:table-row>
        <table:table-row table:style-name="ro1">
          <table:table-cell office:value-type="string" calcext:value-type="string">
            <text:p>099951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0999519;</text:p>
          </table:table-cell>
          <table:table-cell table:formula="of:=CONCATENATE(&quot;update sab139.zclienA0 set CLIENAAGE = &quot;;[.B446];&quot;, CLIENARES = '&quot;;[.C446];&quot;' where CLIENACLI = &quot;;[.A446];&quot;;&quot;)" office:value-type="string" office:string-value="update sab139.zclienA0 set CLIENAAGE = ?, CLIENARES = '?' where CLIENACLI = 0999519;" calcext:value-type="string">
            <text:p>update sab139.zclienA0 set CLIENAAGE = ?, CLIENARES = '?' where CLIENACLI = 0999519;</text:p>
          </table:table-cell>
        </table:table-row>
        <table:table-row table:style-name="ro1">
          <table:table-cell table:style-name="ce1" office:value-type="float" office:value="1000279" calcext:value-type="float">
            <text:p>100027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0279;</text:p>
          </table:table-cell>
          <table:table-cell table:formula="of:=CONCATENATE(&quot;update sab139.zclienA0 set CLIENAAGE = &quot;;[.B447];&quot;, CLIENARES = '&quot;;[.C447];&quot;' where CLIENACLI = &quot;;[.A447];&quot;;&quot;)" office:value-type="string" office:string-value="update sab139.zclienA0 set CLIENAAGE = ?, CLIENARES = '?' where CLIENACLI = 1000279;" calcext:value-type="string">
            <text:p>update sab139.zclienA0 set CLIENAAGE = ?, CLIENARES = '?' where CLIENACLI = 1000279;</text:p>
          </table:table-cell>
        </table:table-row>
        <table:table-row table:style-name="ro1">
          <table:table-cell table:style-name="ce1" office:value-type="float" office:value="1000662" calcext:value-type="float">
            <text:p>100066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0662;</text:p>
          </table:table-cell>
          <table:table-cell table:formula="of:=CONCATENATE(&quot;update sab139.zclienA0 set CLIENAAGE = &quot;;[.B448];&quot;, CLIENARES = '&quot;;[.C448];&quot;' where CLIENACLI = &quot;;[.A448];&quot;;&quot;)" office:value-type="string" office:string-value="update sab139.zclienA0 set CLIENAAGE = ?, CLIENARES = '?' where CLIENACLI = 1000662;" calcext:value-type="string">
            <text:p>update sab139.zclienA0 set CLIENAAGE = ?, CLIENARES = '?' where CLIENACLI = 1000662;</text:p>
          </table:table-cell>
        </table:table-row>
        <table:table-row table:style-name="ro1">
          <table:table-cell table:style-name="ce1" office:value-type="float" office:value="1000834" calcext:value-type="float">
            <text:p>100083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0834;</text:p>
          </table:table-cell>
          <table:table-cell table:formula="of:=CONCATENATE(&quot;update sab139.zclienA0 set CLIENAAGE = &quot;;[.B449];&quot;, CLIENARES = '&quot;;[.C449];&quot;' where CLIENACLI = &quot;;[.A449];&quot;;&quot;)" office:value-type="string" office:string-value="update sab139.zclienA0 set CLIENAAGE = ?, CLIENARES = '?' where CLIENACLI = 1000834;" calcext:value-type="string">
            <text:p>update sab139.zclienA0 set CLIENAAGE = ?, CLIENARES = '?' where CLIENACLI = 1000834;</text:p>
          </table:table-cell>
        </table:table-row>
        <table:table-row table:style-name="ro1">
          <table:table-cell table:style-name="ce1" office:value-type="float" office:value="1004541" calcext:value-type="float">
            <text:p>100454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4541;</text:p>
          </table:table-cell>
          <table:table-cell table:formula="of:=CONCATENATE(&quot;update sab139.zclienA0 set CLIENAAGE = &quot;;[.B450];&quot;, CLIENARES = '&quot;;[.C450];&quot;' where CLIENACLI = &quot;;[.A450];&quot;;&quot;)" office:value-type="string" office:string-value="update sab139.zclienA0 set CLIENAAGE = ?, CLIENARES = '?' where CLIENACLI = 1004541;" calcext:value-type="string">
            <text:p>update sab139.zclienA0 set CLIENAAGE = ?, CLIENARES = '?' where CLIENACLI = 1004541;</text:p>
          </table:table-cell>
        </table:table-row>
        <table:table-row table:style-name="ro1">
          <table:table-cell table:style-name="ce1" office:value-type="float" office:value="1004542" calcext:value-type="float">
            <text:p>100454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4542;</text:p>
          </table:table-cell>
          <table:table-cell table:formula="of:=CONCATENATE(&quot;update sab139.zclienA0 set CLIENAAGE = &quot;;[.B451];&quot;, CLIENARES = '&quot;;[.C451];&quot;' where CLIENACLI = &quot;;[.A451];&quot;;&quot;)" office:value-type="string" office:string-value="update sab139.zclienA0 set CLIENAAGE = ?, CLIENARES = '?' where CLIENACLI = 1004542;" calcext:value-type="string">
            <text:p>update sab139.zclienA0 set CLIENAAGE = ?, CLIENARES = '?' where CLIENACLI = 1004542;</text:p>
          </table:table-cell>
        </table:table-row>
        <table:table-row table:style-name="ro1">
          <table:table-cell table:style-name="ce1" office:value-type="float" office:value="1004543" calcext:value-type="float">
            <text:p>100454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4543;</text:p>
          </table:table-cell>
          <table:table-cell table:formula="of:=CONCATENATE(&quot;update sab139.zclienA0 set CLIENAAGE = &quot;;[.B452];&quot;, CLIENARES = '&quot;;[.C452];&quot;' where CLIENACLI = &quot;;[.A452];&quot;;&quot;)" office:value-type="string" office:string-value="update sab139.zclienA0 set CLIENAAGE = ?, CLIENARES = '?' where CLIENACLI = 1004543;" calcext:value-type="string">
            <text:p>update sab139.zclienA0 set CLIENAAGE = ?, CLIENARES = '?' where CLIENACLI = 1004543;</text:p>
          </table:table-cell>
        </table:table-row>
        <table:table-row table:style-name="ro1">
          <table:table-cell table:style-name="ce1" office:value-type="float" office:value="1004544" calcext:value-type="float">
            <text:p>100454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4544;</text:p>
          </table:table-cell>
          <table:table-cell table:formula="of:=CONCATENATE(&quot;update sab139.zclienA0 set CLIENAAGE = &quot;;[.B453];&quot;, CLIENARES = '&quot;;[.C453];&quot;' where CLIENACLI = &quot;;[.A453];&quot;;&quot;)" office:value-type="string" office:string-value="update sab139.zclienA0 set CLIENAAGE = ?, CLIENARES = '?' where CLIENACLI = 1004544;" calcext:value-type="string">
            <text:p>update sab139.zclienA0 set CLIENAAGE = ?, CLIENARES = '?' where CLIENACLI = 1004544;</text:p>
          </table:table-cell>
        </table:table-row>
        <table:table-row table:style-name="ro1">
          <table:table-cell table:style-name="ce1" office:value-type="float" office:value="1004545" calcext:value-type="float">
            <text:p>100454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4545;</text:p>
          </table:table-cell>
          <table:table-cell table:formula="of:=CONCATENATE(&quot;update sab139.zclienA0 set CLIENAAGE = &quot;;[.B454];&quot;, CLIENARES = '&quot;;[.C454];&quot;' where CLIENACLI = &quot;;[.A454];&quot;;&quot;)" office:value-type="string" office:string-value="update sab139.zclienA0 set CLIENAAGE = ?, CLIENARES = '?' where CLIENACLI = 1004545;" calcext:value-type="string">
            <text:p>update sab139.zclienA0 set CLIENAAGE = ?, CLIENARES = '?' where CLIENACLI = 1004545;</text:p>
          </table:table-cell>
        </table:table-row>
        <table:table-row table:style-name="ro1">
          <table:table-cell table:style-name="ce1" office:value-type="float" office:value="1006410" calcext:value-type="float">
            <text:p>100641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6410;</text:p>
          </table:table-cell>
          <table:table-cell table:formula="of:=CONCATENATE(&quot;update sab139.zclienA0 set CLIENAAGE = &quot;;[.B455];&quot;, CLIENARES = '&quot;;[.C455];&quot;' where CLIENACLI = &quot;;[.A455];&quot;;&quot;)" office:value-type="string" office:string-value="update sab139.zclienA0 set CLIENAAGE = ?, CLIENARES = '?' where CLIENACLI = 1006410;" calcext:value-type="string">
            <text:p>update sab139.zclienA0 set CLIENAAGE = ?, CLIENARES = '?' where CLIENACLI = 1006410;</text:p>
          </table:table-cell>
        </table:table-row>
        <table:table-row table:style-name="ro1">
          <table:table-cell table:style-name="ce1" office:value-type="float" office:value="1006506" calcext:value-type="float">
            <text:p>100650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6506;</text:p>
          </table:table-cell>
          <table:table-cell table:formula="of:=CONCATENATE(&quot;update sab139.zclienA0 set CLIENAAGE = &quot;;[.B456];&quot;, CLIENARES = '&quot;;[.C456];&quot;' where CLIENACLI = &quot;;[.A456];&quot;;&quot;)" office:value-type="string" office:string-value="update sab139.zclienA0 set CLIENAAGE = ?, CLIENARES = '?' where CLIENACLI = 1006506;" calcext:value-type="string">
            <text:p>update sab139.zclienA0 set CLIENAAGE = ?, CLIENARES = '?' where CLIENACLI = 1006506;</text:p>
          </table:table-cell>
        </table:table-row>
        <table:table-row table:style-name="ro1">
          <table:table-cell table:style-name="ce1" office:value-type="float" office:value="1008295" calcext:value-type="float">
            <text:p>100829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08295;</text:p>
          </table:table-cell>
          <table:table-cell table:formula="of:=CONCATENATE(&quot;update sab139.zclienA0 set CLIENAAGE = &quot;;[.B457];&quot;, CLIENARES = '&quot;;[.C457];&quot;' where CLIENACLI = &quot;;[.A457];&quot;;&quot;)" office:value-type="string" office:string-value="update sab139.zclienA0 set CLIENAAGE = ?, CLIENARES = '?' where CLIENACLI = 1008295;" calcext:value-type="string">
            <text:p>update sab139.zclienA0 set CLIENAAGE = ?, CLIENARES = '?' where CLIENACLI = 1008295;</text:p>
          </table:table-cell>
        </table:table-row>
        <table:table-row table:style-name="ro1">
          <table:table-cell table:style-name="ce1" office:value-type="float" office:value="1011177" calcext:value-type="float">
            <text:p>101117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1177;</text:p>
          </table:table-cell>
          <table:table-cell table:formula="of:=CONCATENATE(&quot;update sab139.zclienA0 set CLIENAAGE = &quot;;[.B458];&quot;, CLIENARES = '&quot;;[.C458];&quot;' where CLIENACLI = &quot;;[.A458];&quot;;&quot;)" office:value-type="string" office:string-value="update sab139.zclienA0 set CLIENAAGE = ?, CLIENARES = '?' where CLIENACLI = 1011177;" calcext:value-type="string">
            <text:p>update sab139.zclienA0 set CLIENAAGE = ?, CLIENARES = '?' where CLIENACLI = 1011177;</text:p>
          </table:table-cell>
        </table:table-row>
        <table:table-row table:style-name="ro1">
          <table:table-cell table:style-name="ce1" office:value-type="float" office:value="1011440" calcext:value-type="float">
            <text:p>101144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1440;</text:p>
          </table:table-cell>
          <table:table-cell table:formula="of:=CONCATENATE(&quot;update sab139.zclienA0 set CLIENAAGE = &quot;;[.B459];&quot;, CLIENARES = '&quot;;[.C459];&quot;' where CLIENACLI = &quot;;[.A459];&quot;;&quot;)" office:value-type="string" office:string-value="update sab139.zclienA0 set CLIENAAGE = ?, CLIENARES = '?' where CLIENACLI = 1011440;" calcext:value-type="string">
            <text:p>update sab139.zclienA0 set CLIENAAGE = ?, CLIENARES = '?' where CLIENACLI = 1011440;</text:p>
          </table:table-cell>
        </table:table-row>
        <table:table-row table:style-name="ro1">
          <table:table-cell table:style-name="ce1" office:value-type="float" office:value="1012749" calcext:value-type="float">
            <text:p>101274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2749;</text:p>
          </table:table-cell>
          <table:table-cell table:formula="of:=CONCATENATE(&quot;update sab139.zclienA0 set CLIENAAGE = &quot;;[.B460];&quot;, CLIENARES = '&quot;;[.C460];&quot;' where CLIENACLI = &quot;;[.A460];&quot;;&quot;)" office:value-type="string" office:string-value="update sab139.zclienA0 set CLIENAAGE = ?, CLIENARES = '?' where CLIENACLI = 1012749;" calcext:value-type="string">
            <text:p>update sab139.zclienA0 set CLIENAAGE = ?, CLIENARES = '?' where CLIENACLI = 1012749;</text:p>
          </table:table-cell>
        </table:table-row>
        <table:table-row table:style-name="ro1">
          <table:table-cell table:style-name="ce1" office:value-type="float" office:value="1012856" calcext:value-type="float">
            <text:p>101285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2856;</text:p>
          </table:table-cell>
          <table:table-cell table:formula="of:=CONCATENATE(&quot;update sab139.zclienA0 set CLIENAAGE = &quot;;[.B461];&quot;, CLIENARES = '&quot;;[.C461];&quot;' where CLIENACLI = &quot;;[.A461];&quot;;&quot;)" office:value-type="string" office:string-value="update sab139.zclienA0 set CLIENAAGE = ?, CLIENARES = '?' where CLIENACLI = 1012856;" calcext:value-type="string">
            <text:p>update sab139.zclienA0 set CLIENAAGE = ?, CLIENARES = '?' where CLIENACLI = 1012856;</text:p>
          </table:table-cell>
        </table:table-row>
        <table:table-row table:style-name="ro1">
          <table:table-cell table:style-name="ce1" office:value-type="float" office:value="1013768" calcext:value-type="float">
            <text:p>101376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3768;</text:p>
          </table:table-cell>
          <table:table-cell table:formula="of:=CONCATENATE(&quot;update sab139.zclienA0 set CLIENAAGE = &quot;;[.B462];&quot;, CLIENARES = '&quot;;[.C462];&quot;' where CLIENACLI = &quot;;[.A462];&quot;;&quot;)" office:value-type="string" office:string-value="update sab139.zclienA0 set CLIENAAGE = ?, CLIENARES = '?' where CLIENACLI = 1013768;" calcext:value-type="string">
            <text:p>update sab139.zclienA0 set CLIENAAGE = ?, CLIENARES = '?' where CLIENACLI = 1013768;</text:p>
          </table:table-cell>
        </table:table-row>
        <table:table-row table:style-name="ro1">
          <table:table-cell table:style-name="ce1" office:value-type="float" office:value="1016871" calcext:value-type="float">
            <text:p>101687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6871;</text:p>
          </table:table-cell>
          <table:table-cell table:formula="of:=CONCATENATE(&quot;update sab139.zclienA0 set CLIENAAGE = &quot;;[.B463];&quot;, CLIENARES = '&quot;;[.C463];&quot;' where CLIENACLI = &quot;;[.A463];&quot;;&quot;)" office:value-type="string" office:string-value="update sab139.zclienA0 set CLIENAAGE = ?, CLIENARES = '?' where CLIENACLI = 1016871;" calcext:value-type="string">
            <text:p>update sab139.zclienA0 set CLIENAAGE = ?, CLIENARES = '?' where CLIENACLI = 1016871;</text:p>
          </table:table-cell>
        </table:table-row>
        <table:table-row table:style-name="ro1">
          <table:table-cell table:style-name="ce1" office:value-type="float" office:value="1019429" calcext:value-type="float">
            <text:p>101942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9429;</text:p>
          </table:table-cell>
          <table:table-cell table:formula="of:=CONCATENATE(&quot;update sab139.zclienA0 set CLIENAAGE = &quot;;[.B464];&quot;, CLIENARES = '&quot;;[.C464];&quot;' where CLIENACLI = &quot;;[.A464];&quot;;&quot;)" office:value-type="string" office:string-value="update sab139.zclienA0 set CLIENAAGE = ?, CLIENARES = '?' where CLIENACLI = 1019429;" calcext:value-type="string">
            <text:p>update sab139.zclienA0 set CLIENAAGE = ?, CLIENARES = '?' where CLIENACLI = 1019429;</text:p>
          </table:table-cell>
        </table:table-row>
        <table:table-row table:style-name="ro1">
          <table:table-cell table:style-name="ce1" office:value-type="float" office:value="1019574" calcext:value-type="float">
            <text:p>1019574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19574;</text:p>
          </table:table-cell>
          <table:table-cell table:formula="of:=CONCATENATE(&quot;update sab139.zclienA0 set CLIENAAGE = &quot;;[.B465];&quot;, CLIENARES = '&quot;;[.C465];&quot;' where CLIENACLI = &quot;;[.A465];&quot;;&quot;)" office:value-type="string" office:string-value="update sab139.zclienA0 set CLIENAAGE = ?, CLIENARES = '?' where CLIENACLI = 1019574;" calcext:value-type="string">
            <text:p>update sab139.zclienA0 set CLIENAAGE = ?, CLIENARES = '?' where CLIENACLI = 1019574;</text:p>
          </table:table-cell>
        </table:table-row>
        <table:table-row table:style-name="ro1">
          <table:table-cell table:style-name="ce1" office:value-type="float" office:value="1025289" calcext:value-type="float">
            <text:p>1025289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update sab139.zclienA0 set CLIENAAGE = ?, CLIENARES = '?' where CLIENACLI = 1025289;</text:p>
          </table:table-cell>
          <table:table-cell table:formula="of:=CONCATENATE(&quot;update sab139.zclienA0 set CLIENAAGE = &quot;;[.B466];&quot;, CLIENARES = '&quot;;[.C466];&quot;' where CLIENACLI = &quot;;[.A466];&quot;;&quot;)" office:value-type="string" office:string-value="update sab139.zclienA0 set CLIENAAGE = ?, CLIENARES = '?' where CLIENACLI = 1025289;" calcext:value-type="string">
            <text:p>update sab139.zclienA0 set CLIENAAGE = ?, CLIENARES = '?' where CLIENACLI = 1025289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5:55:17.888000000</meta:creation-date>
    <dc:date>2014-07-01T15:55:51.207000000</dc:date>
    <meta:editing-duration>P0D</meta:editing-duration>
    <meta:editing-cycles>1</meta:editing-cycles>
    <meta:document-statistic meta:table-count="1" meta:cell-count="2330" meta:object-count="0"/>
    <meta:generator>LibreOffice/4.2.4.2$Windows_x86 LibreOffice_project/63150712c6d317d27ce2db16eb94c2f3d7b699f8</meta:generator>
  </office:meta>
</office:document-meta>
</file>